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P4" style:family="paragraph" style:parent-style-name="Standard">
      <style:paragraph-properties fo:text-align="center" fo:break-before="auto" fo:line-height="115%" style:writing-mode="lr-tb"/>
    </style:style>
    <style:style style:name="P5" style:family="paragraph" style:parent-style-name="Standard">
      <style:paragraph-properties fo:text-align="center" fo:break-before="auto" fo:line-height="115%" style:writing-mode="lr-tb"/>
    </style:style>
    <style:style style:name="P6" style:family="paragraph" style:parent-style-name="Standard">
      <style:paragraph-properties fo:text-align="center" fo:break-before="auto" fo:line-height="115%" style:writing-mode="lr-tb"/>
    </style:style>
    <style:style style:name="P7" style:family="paragraph" style:parent-style-name="Standard">
      <style:paragraph-properties fo:text-align="center" fo:break-before="auto" fo:line-height="115%" style:writing-mode="lr-tb"/>
    </style:style>
    <style:style style:name="P8" style:family="paragraph" style:parent-style-name="Standard">
      <style:paragraph-properties fo:text-align="center" fo:break-before="auto" fo:line-height="115%" style:writing-mode="lr-tb"/>
    </style:style>
    <style:style style:name="P9" style:family="paragraph" style:parent-style-name="Standard">
      <style:paragraph-properties fo:text-align="center" fo:break-before="auto" fo:line-height="115%" style:writing-mode="lr-tb"/>
    </style:style>
    <style:style style:name="P10" style:family="paragraph" style:parent-style-name="Standard">
      <style:paragraph-properties fo:text-align="center" fo:break-before="auto" fo:line-height="115%" style:writing-mode="lr-tb"/>
    </style:style>
    <style:style style:name="P11" style:family="paragraph" style:parent-style-name="Standard">
      <style:paragraph-properties fo:text-align="center" fo:break-before="auto" fo:line-height="115%" style:writing-mode="lr-tb"/>
    </style:style>
    <style:style style:name="P12" style:family="paragraph" style:parent-style-name="Standard">
      <style:paragraph-properties fo:text-align="center" fo:break-before="auto" fo:line-height="115%" style:writing-mode="lr-tb"/>
    </style:style>
    <style:style style:name="P13" style:family="paragraph" style:parent-style-name="Standard">
      <style:paragraph-properties fo:text-align="center" fo:break-before="auto" fo:line-height="115%" style:writing-mode="lr-tb"/>
    </style:style>
    <style:style style:name="P14" style:family="paragraph" style:parent-style-name="Standard">
      <style:paragraph-properties fo:text-align="center" fo:break-before="auto" fo:line-height="115%" style:writing-mode="lr-tb"/>
    </style:style>
    <style:style style:name="P15" style:family="paragraph" style:parent-style-name="Standard">
      <style:paragraph-properties fo:text-align="center" fo:break-before="auto" fo:line-height="115%" style:writing-mode="lr-tb"/>
    </style:style>
    <style:style style:name="P16" style:family="paragraph" style:parent-style-name="Standard">
      <style:paragraph-properties fo:text-align="center" fo:break-before="auto" fo:line-height="115%" style:writing-mode="lr-tb"/>
    </style:style>
    <style:style style:name="P17" style:family="paragraph" style:parent-style-name="Standard">
      <style:paragraph-properties fo:text-align="center" fo:break-before="auto" fo:line-height="115%" style:writing-mode="lr-tb"/>
    </style:style>
    <style:style style:name="P18" style:family="paragraph" style:parent-style-name="Standard">
      <style:paragraph-properties fo:text-align="center" fo:break-before="auto" fo:line-height="115%" style:writing-mode="lr-tb"/>
    </style:style>
    <style:style style:name="P19" style:family="paragraph" style:parent-style-name="Standard">
      <style:paragraph-properties fo:text-align="center" fo:break-before="auto" fo:line-height="115%" style:writing-mode="lr-tb"/>
    </style:style>
    <style:style style:name="P20" style:family="paragraph" style:parent-style-name="Standard">
      <style:paragraph-properties fo:text-align="center" fo:break-before="auto" fo:line-height="115%" style:writing-mode="lr-tb"/>
    </style:style>
    <style:style style:name="P21" style:family="paragraph" style:parent-style-name="Standard">
      <style:paragraph-properties fo:text-align="center" fo:break-before="auto" fo:line-height="115%" style:writing-mode="lr-tb"/>
    </style:style>
    <style:style style:name="T21_1" style:family="text">
      <style:text-properties fo:font-size="26pt" style:font-size-asian="26pt" style:font-size-complex="26pt"/>
    </style:style>
    <style:style style:name="T21_2" style:family="text">
      <style:text-properties fo:font-size="26pt" style:font-size-asian="26pt" style:font-size-complex="26pt"/>
    </style:style>
    <style:style style:name="T21_3" style:family="text">
      <style:text-properties fo:font-size="26pt" style:font-size-asian="26pt" style:font-size-complex="26pt"/>
    </style:style>
    <style:style style:name="P22" style:family="paragraph" style:parent-style-name="Standard">
      <style:paragraph-properties fo:text-align="center" fo:break-before="auto" fo:line-height="115%" style:writing-mode="lr-tb"/>
    </style:style>
    <style:style style:name="T22_1" style:family="text">
      <style:text-properties fo:font-size="16pt" style:font-size-asian="16pt" style:font-size-complex="16pt"/>
    </style:style>
    <style:style style:name="T22_2" style:family="text">
      <style:text-properties fo:font-size="16pt" style:font-size-asian="16pt" style:font-size-complex="16pt"/>
    </style:style>
    <style:style style:name="T22_3" style:family="text">
      <style:text-properties fo:font-size="16pt" style:font-size-asian="16pt" style:font-size-complex="16pt"/>
    </style:style>
    <style:style style:name="T22_4" style:family="text">
      <style:text-properties fo:font-size="16pt" style:font-size-asian="16pt" style:font-size-complex="16pt"/>
    </style:style>
    <style:style style:name="T22_5" style:family="text">
      <style:text-properties fo:font-size="16pt" style:font-size-asian="16pt" style:font-size-complex="16pt"/>
    </style:style>
    <style:style style:name="T22_6" style:family="text">
      <style:text-properties fo:font-size="16pt" style:font-size-asian="16pt" style:font-size-complex="16pt"/>
    </style:style>
    <style:style style:name="T22_7" style:family="text">
      <style:text-properties fo:font-size="16pt" style:font-size-asian="16pt" style:font-size-complex="16pt"/>
    </style:style>
    <style:style style:name="T22_8" style:family="text">
      <style:text-properties fo:font-size="16pt" style:font-size-asian="16pt" style:font-size-complex="16pt"/>
    </style:style>
    <style:style style:name="T22_9" style:family="text">
      <style:text-properties fo:font-size="16pt" style:font-size-asian="16pt" style:font-size-complex="16pt"/>
    </style:style>
    <style:style style:name="T22_10" style:family="text">
      <style:text-properties fo:font-size="16pt" style:font-size-asian="16pt" style:font-size-complex="16pt"/>
    </style:style>
    <style:style style:name="T22_11" style:family="text">
      <style:text-properties fo:font-size="16pt" style:font-size-asian="16pt" style:font-size-complex="16pt"/>
    </style:style>
    <style:style style:name="P23" style:family="paragraph" style:parent-style-name="Standard">
      <style:paragraph-properties fo:text-align="center" fo:break-before="auto" fo:line-height="115%" style:writing-mode="lr-tb"/>
      <style:text-properties fo:font-size="16pt" style:font-size-asian="16pt" style:font-size-complex="16pt"/>
    </style:style>
    <style:style style:name="P24" style:family="paragraph" style:parent-style-name="Standard">
      <style:paragraph-properties fo:text-align="center" fo:break-before="auto" fo:line-height="115%" style:writing-mode="lr-tb"/>
      <style:text-properties fo:font-size="16pt" style:font-size-asian="16pt" style:font-size-complex="16pt"/>
    </style:style>
    <style:style style:name="P25" style:family="paragraph" style:parent-style-name="Standard">
      <style:paragraph-properties fo:text-align="center"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P26" style:family="paragraph" style:parent-style-name="Standard">
      <style:paragraph-properties fo:text-align="center"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P27" style:family="paragraph" style:parent-style-name="Standard">
      <style:paragraph-properties fo:text-align="center" fo:break-before="auto" fo:line-height="115%" style:writing-mode="lr-tb"/>
    </style:style>
    <style:style style:name="P28" style:family="paragraph" style:parent-style-name="Standard">
      <style:paragraph-properties fo:text-align="center" fo:break-before="auto" fo:line-height="115%" style:writing-mode="lr-tb"/>
    </style:style>
    <style:style style:name="P29" style:family="paragraph" style:parent-style-name="Standard">
      <style:paragraph-properties fo:text-align="center" fo:break-before="auto" fo:line-height="115%" style:writing-mode="lr-tb"/>
    </style:style>
    <style:style style:name="P30" style:family="paragraph" style:parent-style-name="Standard">
      <style:paragraph-properties fo:text-align="center" fo:break-before="auto" fo:line-height="115%" style:writing-mode="lr-tb"/>
    </style:style>
    <style:style style:name="P31" style:family="paragraph" style:parent-style-name="Standard">
      <style:paragraph-properties fo:text-align="center" fo:break-before="auto" fo:line-height="115%" style:writing-mode="lr-tb"/>
    </style:style>
    <style:style style:name="P32" style:family="paragraph" style:parent-style-name="Standard">
      <style:paragraph-properties fo:text-align="right"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P33" style:family="paragraph" style:parent-style-name="Standard">
      <style:paragraph-properties fo:text-align="right"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P34" style:family="paragraph" style:parent-style-name="Standard">
      <style:paragraph-properties fo:text-align="right"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P35" style:family="paragraph" style:parent-style-name="Standard">
      <style:paragraph-properties fo:text-align="right"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P36" style:family="paragraph" style:parent-style-name="Standard">
      <style:paragraph-properties fo:text-align="center" fo:break-before="auto" fo:line-height="115%" style:writing-mode="lr-tb"/>
    </style:style>
    <style:style style:name="P37" style:family="paragraph" style:parent-style-name="Standard">
      <style:paragraph-properties fo:text-align="center" fo:break-before="auto" fo:line-height="115%" style:writing-mode="lr-tb"/>
    </style:style>
    <style:style style:name="P38" style:family="paragraph" style:parent-style-name="Standard">
      <style:paragraph-properties fo:text-align="center" fo:break-before="auto" fo:line-height="115%" style:writing-mode="lr-tb"/>
    </style:style>
    <style:style style:name="P39" style:family="paragraph" style:parent-style-name="Standard">
      <style:paragraph-properties fo:text-align="center" fo:break-before="auto" fo:line-height="115%" style:writing-mode="lr-tb"/>
    </style:style>
    <style:style style:name="P40" style:family="paragraph" style:parent-style-name="Standard">
      <style:paragraph-properties fo:text-align="center"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P4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42" style:family="paragraph" style:parent-style-name="Standard">
      <style:paragraph-properties fo:text-align="center" fo:break-before="auto" fo:line-height="115%" style:writing-mode="lr-tb"/>
    </style:style>
    <style:style style:name="T42_1" style:family="text">
      <style:text-properties fo:font-size="16pt" style:font-size-asian="16pt" style:font-size-complex="16pt" fo:font-weight="bold" style:font-weight-asian="bold" style:font-weight-complex="bold"/>
    </style:style>
    <style:style style:name="T42_2" style:family="text">
      <style:text-properties fo:font-size="16pt" style:font-size-asian="16pt" style:font-size-complex="16pt" fo:font-weight="bold" style:font-weight-asian="bold" style:font-weight-complex="bold"/>
    </style:style>
    <style:style style:name="T42_3" style:family="text">
      <style:text-properties fo:font-size="16pt" style:font-size-asian="16pt" style:font-size-complex="16pt" fo:font-weight="bold" style:font-weight-asian="bold" style:font-weight-complex="bold"/>
    </style:style>
    <style:style style:name="T42_4" style:family="text">
      <style:text-properties fo:font-size="16pt" style:font-size-asian="16pt" style:font-size-complex="16pt" fo:font-weight="bold" style:font-weight-asian="bold" style:font-weight-complex="bold"/>
    </style:style>
    <style:style style:name="T42_5" style:family="text">
      <style:text-properties fo:font-size="16pt" style:font-size-asian="16pt" style:font-size-complex="16pt" fo:font-weight="bold" style:font-weight-asian="bold" style:font-weight-complex="bold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font-size="16pt" style:font-size-asian="16pt" style:font-size-complex="16pt" fo:font-weight="bold" style:font-weight-asian="bold" style:font-weight-complex="bold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weight="bold" style:font-weight-asian="bold" style:font-weight-complex="bold"/>
    </style:style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T45_77" style:family="text"/>
    <style:style style:name="T45_78" style:family="text"/>
    <style:style style:name="T45_79" style:family="text"/>
    <style:style style:name="T45_80" style:family="text"/>
    <style:style style:name="T45_81" style:family="text"/>
    <style:style style:name="T45_82" style:family="text"/>
    <style:style style:name="T45_83" style:family="text"/>
    <style:style style:name="T45_84" style:family="text"/>
    <style:style style:name="T45_85" style:family="text"/>
    <style:style style:name="T45_86" style:family="text"/>
    <style:style style:name="T45_87" style:family="text"/>
    <style:style style:name="T45_88" style:family="text"/>
    <style:style style:name="T45_89" style:family="text"/>
    <style:style style:name="T45_90" style:family="text"/>
    <style:style style:name="T45_91" style:family="text"/>
    <style:style style:name="T45_92" style:family="text"/>
    <style:style style:name="T45_93" style:family="text"/>
    <style:style style:name="T45_94" style:family="text"/>
    <style:style style:name="T45_95" style:family="text"/>
    <style:style style:name="T45_96" style:family="text"/>
    <style:style style:name="T45_97" style:family="text"/>
    <style:style style:name="T45_98" style:family="text"/>
    <style:style style:name="T45_99" style:family="text"/>
    <style:style style:name="T45_100" style:family="text"/>
    <style:style style:name="T45_101" style:family="text"/>
    <style:style style:name="T45_102" style:family="text"/>
    <style:style style:name="T45_103" style:family="text"/>
    <style:style style:name="T45_104" style:family="text"/>
    <style:style style:name="T45_105" style:family="text"/>
    <style:style style:name="T45_106" style:family="text"/>
    <style:style style:name="T45_107" style:family="text"/>
    <style:style style:name="T45_108" style:family="text"/>
    <style:style style:name="T45_109" style:family="text"/>
    <style:style style:name="T45_110" style:family="text"/>
    <style:style style:name="T45_111" style:family="text"/>
    <style:style style:name="T45_112" style:family="text"/>
    <style:style style:name="T45_113" style:family="text"/>
    <style:style style:name="T45_114" style:family="text"/>
    <style:style style:name="T45_115" style:family="text"/>
    <style:style style:name="T45_116" style:family="text"/>
    <style:style style:name="T45_117" style:family="text"/>
    <style:style style:name="T45_118" style:family="text"/>
    <style:style style:name="T45_119" style:family="text"/>
    <style:style style:name="T45_120" style:family="text"/>
    <style:style style:name="T45_121" style:family="text"/>
    <style:style style:name="T45_122" style:family="text"/>
    <style:style style:name="T45_123" style:family="text"/>
    <style:style style:name="T45_124" style:family="text"/>
    <style:style style:name="T45_125" style:family="text"/>
    <style:style style:name="T45_126" style:family="text"/>
    <style:style style:name="T45_127" style:family="text"/>
    <style:style style:name="T45_128" style:family="text"/>
    <style:style style:name="T45_129" style:family="text"/>
    <style:style style:name="T45_130" style:family="text"/>
    <style:style style:name="T45_131" style:family="text"/>
    <style:style style:name="T45_132" style:family="text"/>
    <style:style style:name="T45_133" style:family="text"/>
    <style:style style:name="T45_134" style:family="text"/>
    <style:style style:name="T45_135" style:family="text"/>
    <style:style style:name="T45_136" style:family="text"/>
    <style:style style:name="T45_137" style:family="text"/>
    <style:style style:name="T45_138" style:family="text"/>
    <style:style style:name="T45_139" style:family="text"/>
    <style:style style:name="T45_140" style:family="text"/>
    <style:style style:name="T45_141" style:family="text"/>
    <style:style style:name="T45_142" style:family="text"/>
    <style:style style:name="T45_143" style:family="text"/>
    <style:style style:name="T45_144" style:family="text"/>
    <style:style style:name="T45_145" style:family="text"/>
    <style:style style:name="T45_146" style:family="text"/>
    <style:style style:name="T45_147" style:family="text"/>
    <style:style style:name="T45_148" style:family="text"/>
    <style:style style:name="T45_149" style:family="text"/>
    <style:style style:name="T45_150" style:family="text"/>
    <style:style style:name="T45_151" style:family="text"/>
    <style:style style:name="T45_152" style:family="text"/>
    <style:style style:name="T45_153" style:family="text"/>
    <style:style style:name="T45_154" style:family="text"/>
    <style:style style:name="T45_155" style:family="text"/>
    <style:style style:name="T45_156" style:family="text"/>
    <style:style style:name="T45_157" style:family="text"/>
    <style:style style:name="T45_158" style:family="text"/>
    <style:style style:name="T45_159" style:family="text"/>
    <style:style style:name="T45_160" style:family="text"/>
    <style:style style:name="T45_161" style:family="text"/>
    <style:style style:name="T45_162" style:family="text"/>
    <style:style style:name="T45_163" style:family="text"/>
    <style:style style:name="T45_164" style:family="text"/>
    <style:style style:name="T45_165" style:family="text"/>
    <style:style style:name="T45_166" style:family="text"/>
    <style:style style:name="T45_167" style:family="text"/>
    <style:style style:name="T45_168" style:family="text"/>
    <style:style style:name="T45_169" style:family="text"/>
    <style:style style:name="T45_170" style:family="text"/>
    <style:style style:name="T45_171" style:family="text"/>
    <style:style style:name="T45_172" style:family="text"/>
    <style:style style:name="T45_173" style:family="text"/>
    <style:style style:name="T45_174" style:family="text"/>
    <style:style style:name="T45_175" style:family="text"/>
    <style:style style:name="T45_176" style:family="text"/>
    <style:style style:name="T45_177" style:family="text"/>
    <style:style style:name="T45_178" style:family="text"/>
    <style:style style:name="T45_179" style:family="text"/>
    <style:style style:name="T45_180" style:family="text"/>
    <style:style style:name="T45_181" style:family="text"/>
    <style:style style:name="T45_182" style:family="text"/>
    <style:style style:name="T45_183" style:family="text"/>
    <style:style style:name="T45_184" style:family="text"/>
    <style:style style:name="T45_185" style:family="text"/>
    <style:style style:name="T45_186" style:family="text"/>
    <style:style style:name="T45_187" style:family="text"/>
    <style:style style:name="T45_188" style:family="text"/>
    <style:style style:name="T45_189" style:family="text"/>
    <style:style style:name="T45_190" style:family="text"/>
    <style:style style:name="T45_191" style:family="text"/>
    <style:style style:name="T45_192" style:family="text"/>
    <style:style style:name="T45_193" style:family="text"/>
    <style:style style:name="T45_194" style:family="text"/>
    <style:style style:name="T45_195" style:family="text"/>
    <style:style style:name="T45_196" style:family="text"/>
    <style:style style:name="T45_197" style:family="text"/>
    <style:style style:name="T45_198" style:family="text"/>
    <style:style style:name="T45_199" style:family="text"/>
    <style:style style:name="T45_200" style:family="text"/>
    <style:style style:name="T45_201" style:family="text"/>
    <style:style style:name="T45_202" style:family="text"/>
    <style:style style:name="T45_203" style:family="text"/>
    <style:style style:name="T45_204" style:family="text"/>
    <style:style style:name="T45_205" style:family="text"/>
    <style:style style:name="T45_206" style:family="text"/>
    <style:style style:name="T45_207" style:family="text"/>
    <style:style style:name="T45_208" style:family="text"/>
    <style:style style:name="T45_209" style:family="text"/>
    <style:style style:name="T45_210" style:family="text"/>
    <style:style style:name="T45_211" style:family="text"/>
    <style:style style:name="T45_212" style:family="text"/>
    <style:style style:name="T45_213" style:family="text"/>
    <style:style style:name="T45_214" style:family="text"/>
    <style:style style:name="T45_215" style:family="text"/>
    <style:style style:name="T45_216" style:family="text"/>
    <style:style style:name="T45_217" style:family="text"/>
    <style:style style:name="T45_218" style:family="text"/>
    <style:style style:name="T45_219" style:family="text"/>
    <style:style style:name="T45_220" style:family="text"/>
    <style:style style:name="T45_221" style:family="text"/>
    <style:style style:name="T45_222" style:family="text"/>
    <style:style style:name="T45_223" style:family="text"/>
    <style:style style:name="T45_224" style:family="text"/>
    <style:style style:name="T45_225" style:family="text"/>
    <style:style style:name="T45_226" style:family="text"/>
    <style:style style:name="T45_227" style:family="text"/>
    <style:style style:name="T45_228" style:family="text"/>
    <style:style style:name="T45_229" style:family="text"/>
    <style:style style:name="T45_230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/>
    <style:style style:name="T47_62" style:family="text"/>
    <style:style style:name="T47_63" style:family="text"/>
    <style:style style:name="T47_64" style:family="text"/>
    <style:style style:name="T47_65" style:family="text"/>
    <style:style style:name="T47_66" style:family="text"/>
    <style:style style:name="T47_67" style:family="text"/>
    <style:style style:name="T47_68" style:family="text"/>
    <style:style style:name="T47_69" style:family="text"/>
    <style:style style:name="T47_70" style:family="text"/>
    <style:style style:name="T47_71" style:family="text"/>
    <style:style style:name="T47_72" style:family="text"/>
    <style:style style:name="T47_73" style:family="text"/>
    <style:style style:name="T47_74" style:family="text"/>
    <style:style style:name="T47_75" style:family="text"/>
    <style:style style:name="T47_76" style:family="text"/>
    <style:style style:name="T47_77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T48_51" style:family="text"/>
    <style:style style:name="T48_52" style:family="text"/>
    <style:style style:name="T48_53" style:family="text"/>
    <style:style style:name="T48_54" style:family="text"/>
    <style:style style:name="T48_55" style:family="text"/>
    <style:style style:name="T48_56" style:family="text"/>
    <style:style style:name="T48_57" style:family="text"/>
    <style:style style:name="T48_58" style:family="text"/>
    <style:style style:name="T48_59" style:family="text"/>
    <style:style style:name="T48_60" style:family="text"/>
    <style:style style:name="T48_61" style:family="text"/>
    <style:style style:name="T48_62" style:family="text"/>
    <style:style style:name="T48_63" style:family="text"/>
    <style:style style:name="T48_64" style:family="text"/>
    <style:style style:name="T48_65" style:family="text"/>
    <style:style style:name="T48_66" style:family="text"/>
    <style:style style:name="T48_67" style:family="text"/>
    <style:style style:name="T48_68" style:family="text"/>
    <style:style style:name="T48_69" style:family="text"/>
    <style:style style:name="T48_70" style:family="text"/>
    <style:style style:name="T48_71" style:family="text"/>
    <style:style style:name="T48_72" style:family="text"/>
    <style:style style:name="T48_73" style:family="text"/>
    <style:style style:name="T48_74" style:family="text"/>
    <style:style style:name="T48_75" style:family="text"/>
    <style:style style:name="T48_76" style:family="text"/>
    <style:style style:name="T48_77" style:family="text"/>
    <style:style style:name="T48_78" style:family="text"/>
    <style:style style:name="T48_79" style:family="text"/>
    <style:style style:name="T48_80" style:family="text"/>
    <style:style style:name="T48_81" style:family="text"/>
    <style:style style:name="T48_82" style:family="text"/>
    <style:style style:name="T48_83" style:family="text"/>
    <style:style style:name="T48_84" style:family="text"/>
    <style:style style:name="T48_85" style:family="text"/>
    <style:style style:name="T48_86" style:family="text"/>
    <style:style style:name="T48_87" style:family="text"/>
    <style:style style:name="T48_88" style:family="text"/>
    <style:style style:name="T48_89" style:family="text"/>
    <style:style style:name="T48_90" style:family="text"/>
    <style:style style:name="T48_91" style:family="text"/>
    <style:style style:name="T48_92" style:family="text"/>
    <style:style style:name="T48_93" style:family="text"/>
    <style:style style:name="T48_94" style:family="text"/>
    <style:style style:name="T48_95" style:family="text"/>
    <style:style style:name="T48_96" style:family="text"/>
    <style:style style:name="T48_97" style:family="text"/>
    <style:style style:name="T48_98" style:family="text"/>
    <style:style style:name="T48_99" style:family="text"/>
    <style:style style:name="T48_100" style:family="text"/>
    <style:style style:name="T48_101" style:family="text"/>
    <style:style style:name="T48_102" style:family="text"/>
    <style:style style:name="T48_103" style:family="text"/>
    <style:style style:name="T48_104" style:family="text"/>
    <style:style style:name="T48_105" style:family="text"/>
    <style:style style:name="T48_106" style:family="text"/>
    <style:style style:name="T48_107" style:family="text"/>
    <style:style style:name="T48_108" style:family="text"/>
    <style:style style:name="T48_109" style:family="text"/>
    <style:style style:name="T48_110" style:family="text"/>
    <style:style style:name="T48_111" style:family="text"/>
    <style:style style:name="T48_112" style:family="text"/>
    <style:style style:name="T48_113" style:family="text"/>
    <style:style style:name="T48_114" style:family="text"/>
    <style:style style:name="T48_115" style:family="text"/>
    <style:style style:name="T48_116" style:family="text"/>
    <style:style style:name="T48_117" style:family="text"/>
    <style:style style:name="T48_118" style:family="text"/>
    <style:style style:name="T48_119" style:family="text"/>
    <style:style style:name="T48_120" style:family="text"/>
    <style:style style:name="T48_121" style:family="text"/>
    <style:style style:name="T48_122" style:family="text"/>
    <style:style style:name="T48_123" style:family="text"/>
    <style:style style:name="T48_124" style:family="text"/>
    <style:style style:name="T48_125" style:family="text"/>
    <style:style style:name="T48_126" style:family="text"/>
    <style:style style:name="T48_127" style:family="text"/>
    <style:style style:name="T48_128" style:family="text"/>
    <style:style style:name="T48_129" style:family="text"/>
    <style:style style:name="T48_130" style:family="text"/>
    <style:style style:name="T48_131" style:family="text"/>
    <style:style style:name="T48_132" style:family="text"/>
    <style:style style:name="T48_133" style:family="text"/>
    <style:style style:name="T48_134" style:family="text"/>
    <style:style style:name="T48_135" style:family="text"/>
    <style:style style:name="T48_136" style:family="text"/>
    <style:style style:name="T48_137" style:family="text"/>
    <style:style style:name="T48_138" style:family="text"/>
    <style:style style:name="T48_139" style:family="text"/>
    <style:style style:name="T48_140" style:family="text"/>
    <style:style style:name="T48_141" style:family="text"/>
    <style:style style:name="T48_142" style:family="text"/>
    <style:style style:name="T48_143" style:family="text"/>
    <style:style style:name="T48_144" style:family="text"/>
    <style:style style:name="T48_145" style:family="text"/>
    <style:style style:name="T48_146" style:family="text"/>
    <style:style style:name="T48_147" style:family="text"/>
    <style:style style:name="T48_148" style:family="text"/>
    <style:style style:name="T48_149" style:family="text"/>
    <style:style style:name="T48_150" style:family="text"/>
    <style:style style:name="T48_151" style:family="text"/>
    <style:style style:name="T48_152" style:family="text"/>
    <style:style style:name="T48_153" style:family="text"/>
    <style:style style:name="T48_154" style:family="text"/>
    <style:style style:name="T48_155" style:family="text"/>
    <style:style style:name="T48_156" style:family="text"/>
    <style:style style:name="T48_157" style:family="text"/>
    <style:style style:name="T48_158" style:family="text"/>
    <style:style style:name="T48_159" style:family="text"/>
    <style:style style:name="T48_160" style:family="text"/>
    <style:style style:name="T48_161" style:family="text"/>
    <style:style style:name="T48_162" style:family="text"/>
    <style:style style:name="T48_163" style:family="text"/>
    <style:style style:name="T48_164" style:family="text"/>
    <style:style style:name="T48_165" style:family="text"/>
    <style:style style:name="T48_166" style:family="text"/>
    <style:style style:name="T48_167" style:family="text"/>
    <style:style style:name="T48_168" style:family="text"/>
    <style:style style:name="T48_169" style:family="text"/>
    <style:style style:name="T48_170" style:family="text"/>
    <style:style style:name="T48_171" style:family="text"/>
    <style:style style:name="T48_172" style:family="text"/>
    <style:style style:name="T48_173" style:family="text"/>
    <style:style style:name="T48_174" style:family="text"/>
    <style:style style:name="T48_175" style:family="text"/>
    <style:style style:name="T48_176" style:family="text"/>
    <style:style style:name="T48_177" style:family="text"/>
    <style:style style:name="T48_178" style:family="text"/>
    <style:style style:name="T48_179" style:family="text"/>
    <style:style style:name="T48_180" style:family="text"/>
    <style:style style:name="T48_181" style:family="text"/>
    <style:style style:name="T48_182" style:family="text"/>
    <style:style style:name="T48_183" style:family="text"/>
    <style:style style:name="T48_184" style:family="text"/>
    <style:style style:name="T48_185" style:family="text"/>
    <style:style style:name="T48_186" style:family="text"/>
    <style:style style:name="T48_187" style:family="text"/>
    <style:style style:name="T48_188" style:family="text"/>
    <style:style style:name="T48_189" style:family="text"/>
    <style:style style:name="T48_190" style:family="text"/>
    <style:style style:name="T48_191" style:family="text"/>
    <style:style style:name="T48_192" style:family="text"/>
    <style:style style:name="T48_193" style:family="text"/>
    <style:style style:name="T48_194" style:family="text"/>
    <style:style style:name="T48_195" style:family="text"/>
    <style:style style:name="T48_196" style:family="text"/>
    <style:style style:name="T48_197" style:family="text"/>
    <style:style style:name="T48_198" style:family="text"/>
    <style:style style:name="T48_199" style:family="text"/>
    <style:style style:name="T48_200" style:family="text"/>
    <style:style style:name="T48_201" style:family="text"/>
    <style:style style:name="T48_202" style:family="text"/>
    <style:style style:name="T48_203" style:family="text"/>
    <style:style style:name="T48_204" style:family="text"/>
    <style:style style:name="T48_205" style:family="text"/>
    <style:style style:name="T48_206" style:family="text"/>
    <style:style style:name="T48_207" style:family="text"/>
    <style:style style:name="T48_208" style:family="text"/>
    <style:style style:name="T48_209" style:family="text"/>
    <style:style style:name="T48_210" style:family="text"/>
    <style:style style:name="T48_211" style:family="text"/>
    <style:style style:name="T48_212" style:family="text"/>
    <style:style style:name="T48_213" style:family="text"/>
    <style:style style:name="T48_214" style:family="text"/>
    <style:style style:name="T48_215" style:family="text"/>
    <style:style style:name="T48_216" style:family="text"/>
    <style:style style:name="T48_217" style:family="text"/>
    <style:style style:name="T48_218" style:family="text"/>
    <style:style style:name="T48_219" style:family="text"/>
    <style:style style:name="T48_220" style:family="text"/>
    <style:style style:name="T48_221" style:family="text"/>
    <style:style style:name="T48_222" style:family="text"/>
    <style:style style:name="T48_223" style:family="text"/>
    <style:style style:name="T48_224" style:family="text"/>
    <style:style style:name="T48_225" style:family="text"/>
    <style:style style:name="T48_226" style:family="text"/>
    <style:style style:name="T48_227" style:family="text"/>
    <style:style style:name="T48_228" style:family="text"/>
    <style:style style:name="T48_229" style:family="text"/>
    <style:style style:name="T48_230" style:family="text"/>
    <style:style style:name="T48_231" style:family="text"/>
    <style:style style:name="T48_232" style:family="text"/>
    <style:style style:name="T48_233" style:family="text"/>
    <style:style style:name="T48_234" style:family="text"/>
    <style:style style:name="T48_235" style:family="text"/>
    <style:style style:name="T48_236" style:family="text"/>
    <style:style style:name="T48_237" style:family="text"/>
    <style:style style:name="T48_238" style:family="text"/>
    <style:style style:name="T48_239" style:family="text"/>
    <style:style style:name="T48_240" style:family="text"/>
    <style:style style:name="T48_241" style:family="text"/>
    <style:style style:name="T48_242" style:family="text"/>
    <style:style style:name="T48_243" style:family="text"/>
    <style:style style:name="T48_244" style:family="text"/>
    <style:style style:name="T48_245" style:family="text"/>
    <style:style style:name="T48_246" style:family="text"/>
    <style:style style:name="T48_247" style:family="text"/>
    <style:style style:name="T48_248" style:family="text"/>
    <style:style style:name="T48_249" style:family="text"/>
    <style:style style:name="T48_250" style:family="text"/>
    <style:style style:name="T48_251" style:family="text"/>
    <style:style style:name="T48_252" style:family="text"/>
    <style:style style:name="T48_253" style:family="text"/>
    <style:style style:name="T48_254" style:family="text"/>
    <style:style style:name="T48_255" style:family="text"/>
    <style:style style:name="T48_256" style:family="text"/>
    <style:style style:name="T48_257" style:family="text"/>
    <style:style style:name="T48_258" style:family="text"/>
    <style:style style:name="T48_259" style:family="text"/>
    <style:style style:name="T48_260" style:family="text"/>
    <style:style style:name="T48_261" style:family="text"/>
    <style:style style:name="T48_262" style:family="text"/>
    <style:style style:name="T48_263" style:family="text"/>
    <style:style style:name="T48_264" style:family="text"/>
    <style:style style:name="T48_265" style:family="text"/>
    <style:style style:name="T48_266" style:family="text"/>
    <style:style style:name="T48_267" style:family="text"/>
    <style:style style:name="T48_268" style:family="text"/>
    <style:style style:name="T48_269" style:family="text"/>
    <style:style style:name="T48_270" style:family="text"/>
    <style:style style:name="T48_271" style:family="text"/>
    <style:style style:name="T48_272" style:family="text"/>
    <style:style style:name="T48_273" style:family="text"/>
    <style:style style:name="T48_274" style:family="text"/>
    <style:style style:name="T48_275" style:family="text"/>
    <style:style style:name="T48_276" style:family="text"/>
    <style:style style:name="T48_277" style:family="text"/>
    <style:style style:name="T48_278" style:family="text"/>
    <style:style style:name="T48_279" style:family="text"/>
    <style:style style:name="T48_280" style:family="text"/>
    <style:style style:name="T48_281" style:family="text"/>
    <style:style style:name="T48_282" style:family="text"/>
    <style:style style:name="T48_283" style:family="text"/>
    <style:style style:name="T48_284" style:family="text"/>
    <style:style style:name="T48_285" style:family="text"/>
    <style:style style:name="T48_286" style:family="text"/>
    <style:style style:name="T48_287" style:family="text"/>
    <style:style style:name="T48_288" style:family="text"/>
    <style:style style:name="T48_289" style:family="text"/>
    <style:style style:name="T48_290" style:family="text"/>
    <style:style style:name="T48_291" style:family="text"/>
    <style:style style:name="T48_292" style:family="text"/>
    <style:style style:name="T48_293" style:family="text"/>
    <style:style style:name="T48_294" style:family="text"/>
    <style:style style:name="T48_295" style:family="text"/>
    <style:style style:name="T48_296" style:family="text"/>
    <style:style style:name="T48_297" style:family="text"/>
    <style:style style:name="T48_298" style:family="text"/>
    <style:style style:name="T48_299" style:family="text"/>
    <style:style style:name="T48_300" style:family="text"/>
    <style:style style:name="T48_301" style:family="text"/>
    <style:style style:name="T48_302" style:family="text"/>
    <style:style style:name="T48_303" style:family="text"/>
    <style:style style:name="T48_304" style:family="text"/>
    <style:style style:name="T48_305" style:family="text"/>
    <style:style style:name="T48_306" style:family="text"/>
    <style:style style:name="T48_307" style:family="text"/>
    <style:style style:name="T48_308" style:family="text"/>
    <style:style style:name="T48_309" style:family="text"/>
    <style:style style:name="T48_310" style:family="text"/>
    <style:style style:name="T48_311" style:family="text"/>
    <style:style style:name="T48_312" style:family="text"/>
    <style:style style:name="T48_313" style:family="text"/>
    <style:style style:name="T48_314" style:family="text"/>
    <style:style style:name="T48_315" style:family="text"/>
    <style:style style:name="T48_316" style:family="text"/>
    <style:style style:name="T48_317" style:family="text"/>
    <style:style style:name="T48_318" style:family="text"/>
    <style:style style:name="T48_319" style:family="text"/>
    <style:style style:name="T48_320" style:family="text"/>
    <style:style style:name="T48_321" style:family="text"/>
    <style:style style:name="T48_322" style:family="text"/>
    <style:style style:name="T48_323" style:family="text"/>
    <style:style style:name="T48_324" style:family="text"/>
    <style:style style:name="T48_325" style:family="text"/>
    <style:style style:name="T48_326" style:family="text"/>
    <style:style style:name="T48_327" style:family="text"/>
    <style:style style:name="T48_328" style:family="text"/>
    <style:style style:name="T48_329" style:family="text"/>
    <style:style style:name="T48_330" style:family="text"/>
    <style:style style:name="T48_331" style:family="text"/>
    <style:style style:name="T48_332" style:family="text"/>
    <style:style style:name="T48_333" style:family="text"/>
    <style:style style:name="T48_334" style:family="text"/>
    <style:style style:name="T48_335" style:family="text"/>
    <style:style style:name="T48_336" style:family="text"/>
    <style:style style:name="T48_337" style:family="text"/>
    <style:style style:name="T48_338" style:family="text"/>
    <style:style style:name="T48_339" style:family="text"/>
    <style:style style:name="T48_340" style:family="text"/>
    <style:style style:name="T48_341" style:family="text"/>
    <style:style style:name="T48_342" style:family="text"/>
    <style:style style:name="T48_343" style:family="text"/>
    <style:style style:name="T48_344" style:family="text"/>
    <style:style style:name="T48_345" style:family="text"/>
    <style:style style:name="T48_346" style:family="text"/>
    <style:style style:name="T48_347" style:family="text"/>
    <style:style style:name="T48_348" style:family="text"/>
    <style:style style:name="T48_349" style:family="text"/>
    <style:style style:name="T48_350" style:family="text"/>
    <style:style style:name="T48_351" style:family="text"/>
    <style:style style:name="T48_352" style:family="text"/>
    <style:style style:name="T48_353" style:family="text"/>
    <style:style style:name="T48_354" style:family="text"/>
    <style:style style:name="T48_355" style:family="text"/>
    <style:style style:name="T48_356" style:family="text"/>
    <style:style style:name="T48_357" style:family="text"/>
    <style:style style:name="T48_358" style:family="text"/>
    <style:style style:name="T48_359" style:family="text"/>
    <style:style style:name="T48_360" style:family="text"/>
    <style:style style:name="T48_361" style:family="text"/>
    <style:style style:name="T48_362" style:family="text"/>
    <style:style style:name="T48_363" style:family="text"/>
    <style:style style:name="T48_364" style:family="text"/>
    <style:style style:name="T48_365" style:family="text"/>
    <style:style style:name="T48_366" style:family="text"/>
    <style:style style:name="T48_367" style:family="text"/>
    <style:style style:name="T48_368" style:family="text"/>
    <style:style style:name="T48_369" style:family="text"/>
    <style:style style:name="T48_370" style:family="text"/>
    <style:style style:name="T48_371" style:family="text"/>
    <style:style style:name="T48_372" style:family="text"/>
    <style:style style:name="T48_373" style:family="text"/>
    <style:style style:name="T48_374" style:family="text"/>
    <style:style style:name="T48_375" style:family="text"/>
    <style:style style:name="T48_376" style:family="text"/>
    <style:style style:name="T48_377" style:family="text"/>
    <style:style style:name="T48_378" style:family="text"/>
    <style:style style:name="T48_379" style:family="text"/>
    <style:style style:name="T48_380" style:family="text"/>
    <style:style style:name="T48_381" style:family="text"/>
    <style:style style:name="T48_382" style:family="text"/>
    <style:style style:name="T48_383" style:family="text"/>
    <style:style style:name="T48_384" style:family="text"/>
    <style:style style:name="T48_385" style:family="text"/>
    <style:style style:name="T48_386" style:family="text"/>
    <style:style style:name="T48_387" style:family="text"/>
    <style:style style:name="T48_388" style:family="text"/>
    <style:style style:name="T48_389" style:family="text"/>
    <style:style style:name="T48_390" style:family="text"/>
    <style:style style:name="T48_391" style:family="text"/>
    <style:style style:name="T48_392" style:family="text"/>
    <style:style style:name="T48_393" style:family="text"/>
    <style:style style:name="T48_394" style:family="text"/>
    <style:style style:name="T48_395" style:family="text"/>
    <style:style style:name="T48_396" style:family="text"/>
    <style:style style:name="T48_397" style:family="text"/>
    <style:style style:name="T48_398" style:family="text"/>
    <style:style style:name="T48_399" style:family="text"/>
    <style:style style:name="T48_400" style:family="text"/>
    <style:style style:name="T48_401" style:family="text"/>
    <style:style style:name="T48_402" style:family="text"/>
    <style:style style:name="T48_403" style:family="text"/>
    <style:style style:name="T48_404" style:family="text"/>
    <style:style style:name="T48_405" style:family="text"/>
    <style:style style:name="T48_406" style:family="text"/>
    <style:style style:name="T48_407" style:family="text"/>
    <style:style style:name="T48_408" style:family="text"/>
    <style:style style:name="T48_409" style:family="text"/>
    <style:style style:name="T48_410" style:family="text"/>
    <style:style style:name="T48_411" style:family="text"/>
    <style:style style:name="T48_412" style:family="text"/>
    <style:style style:name="T48_413" style:family="text"/>
    <style:style style:name="T48_414" style:family="text"/>
    <style:style style:name="T48_415" style:family="text"/>
    <style:style style:name="T48_416" style:family="text"/>
    <style:style style:name="T48_417" style:family="text"/>
    <style:style style:name="T48_418" style:family="text"/>
    <style:style style:name="T48_419" style:family="text"/>
    <style:style style:name="T48_420" style:family="text"/>
    <style:style style:name="T48_421" style:family="text"/>
    <style:style style:name="T48_422" style:family="text"/>
    <style:style style:name="T48_423" style:family="text"/>
    <style:style style:name="T48_424" style:family="text"/>
    <style:style style:name="T48_425" style:family="text"/>
    <style:style style:name="T48_426" style:family="text"/>
    <style:style style:name="T48_427" style:family="text"/>
    <style:style style:name="T48_428" style:family="text"/>
    <style:style style:name="T48_429" style:family="text"/>
    <style:style style:name="T48_430" style:family="text"/>
    <style:style style:name="T48_431" style:family="text"/>
    <style:style style:name="T48_432" style:family="text"/>
    <style:style style:name="T48_433" style:family="text"/>
    <style:style style:name="T48_434" style:family="text"/>
    <style:style style:name="T48_435" style:family="text"/>
    <style:style style:name="T48_436" style:family="text"/>
    <style:style style:name="T48_437" style:family="text"/>
    <style:style style:name="T48_438" style:family="text"/>
    <style:style style:name="T48_439" style:family="text"/>
    <style:style style:name="T48_440" style:family="text"/>
    <style:style style:name="T48_441" style:family="text"/>
    <style:style style:name="T48_442" style:family="text"/>
    <style:style style:name="T48_443" style:family="text"/>
    <style:style style:name="T48_444" style:family="text"/>
    <style:style style:name="T48_445" style:family="text"/>
    <style:style style:name="T48_446" style:family="text"/>
    <style:style style:name="T48_447" style:family="text"/>
    <style:style style:name="T48_448" style:family="text"/>
    <style:style style:name="T48_449" style:family="text"/>
    <style:style style:name="T48_450" style:family="text"/>
    <style:style style:name="T48_451" style:family="text"/>
    <style:style style:name="T48_452" style:family="text"/>
    <style:style style:name="T48_453" style:family="text"/>
    <style:style style:name="T48_454" style:family="text"/>
    <style:style style:name="T48_455" style:family="text"/>
    <style:style style:name="T48_456" style:family="text"/>
    <style:style style:name="T48_457" style:family="text"/>
    <style:style style:name="T48_458" style:family="text"/>
    <style:style style:name="T48_459" style:family="text"/>
    <style:style style:name="T48_460" style:family="text"/>
    <style:style style:name="T48_461" style:family="text"/>
    <style:style style:name="T48_462" style:family="text"/>
    <style:style style:name="T48_463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P5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51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52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53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54" style:family="paragraph" style:parent-style-name="Standard">
      <style:paragraph-properties fo:text-align="center" fo:break-before="auto" fo:line-height="115%" style:writing-mode="lr-tb"/>
    </style:style>
    <style:style style:name="T54_1" style:family="text">
      <style:text-properties fo:font-size="14pt" style:font-size-asian="14pt" style:font-size-complex="14pt" fo:font-weight="bold" style:font-weight-asian="bold" style:font-weight-complex="bold"/>
    </style:style>
    <style:style style:name="T54_2" style:family="text">
      <style:text-properties fo:font-size="14pt" style:font-size-asian="14pt" style:font-size-complex="14pt" fo:font-weight="bold" style:font-weight-asian="bold" style:font-weight-complex="bold"/>
    </style:style>
    <style:style style:name="T54_3" style:family="text">
      <style:text-properties fo:font-size="14pt" style:font-size-asian="14pt" style:font-size-complex="14pt" fo:font-weight="bold" style:font-weight-asian="bold" style:font-weight-complex="bold"/>
    </style:style>
    <style:style style:name="T54_4" style:family="text">
      <style:text-properties fo:font-size="14pt" style:font-size-asian="14pt" style:font-size-complex="14pt" fo:font-weight="bold" style:font-weight-asian="bold" style:font-weight-complex="bold"/>
    </style:style>
    <style:style style:name="T54_5" style:family="text">
      <style:text-properties fo:font-size="14pt" style:font-size-asian="14pt" style:font-size-complex="14pt" fo:font-weight="bold" style:font-weight-asian="bold" style:font-weight-complex="bold"/>
    </style:style>
    <style:style style:name="T54_6" style:family="text">
      <style:text-properties fo:font-size="14pt" style:font-size-asian="14pt" style:font-size-complex="14pt" fo:font-weight="bold" style:font-weight-asian="bold" style:font-weight-complex="bold"/>
    </style:style>
    <style:style style:name="T54_7" style:family="text">
      <style:text-properties fo:font-size="14pt" style:font-size-asian="14pt" style:font-size-complex="14pt" fo:font-weight="bold" style:font-weight-asian="bold" style:font-weight-complex="bold"/>
    </style:style>
    <style:style style:name="T54_8" style:family="text">
      <style:text-properties fo:font-size="14pt" style:font-size-asian="14pt" style:font-size-complex="14pt" fo:font-weight="bold" style:font-weight-asian="bold" style:font-weight-complex="bold"/>
    </style:style>
    <style:style style:name="P55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font-size="14pt" style:font-size-asian="14pt" style:font-size-complex="14pt" fo:font-weight="bold" style:font-weight-asian="bold" style:font-weight-complex="bold"/>
    </style:style>
    <style:style style:name="T56_2" style:family="text">
      <style:text-properties fo:font-size="14pt" style:font-size-asian="14pt" style:font-size-complex="14pt" fo:font-weight="bold" style:font-weight-asian="bold" style:font-weight-complex="bold"/>
    </style:style>
    <style:style style:name="T56_3" style:family="text">
      <style:text-properties fo:font-size="14pt" style:font-size-asian="14pt" style:font-size-complex="14pt" fo:font-weight="bold" style:font-weight-asian="bold" style:font-weight-complex="bold"/>
    </style:style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fo:font-weight="bold" style:font-weight-asian="bold" style:font-weight-complex="bold"/>
    </style:style>
    <style:style style:name="T58_2" style:family="text">
      <style:text-properties fo:font-weight="bold" style:font-weight-asian="bold" style:font-weight-complex="bold"/>
    </style:style>
    <style:style style:name="T58_3" style:family="text">
      <style:text-properties fo:font-weight="bold" style:font-weight-asian="bold" style:font-weight-complex="bold"/>
    </style:style>
    <style:style style:name="T58_4" style:family="text">
      <style:text-properties fo:font-weight="bold" style:font-weight-asian="bold" style:font-weight-complex="bold"/>
    </style:style>
    <style:style style:name="P59" style:family="paragraph" style:parent-style-name="Standard">
      <style:paragraph-properties fo:break-before="auto" fo:line-height="115%" fo:margin-top="0cm" fo:margin-bottom="0cm" style:writing-mode="lr-tb"/>
    </style:style>
    <style:style style:name="T59_1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fo:font-weight="bold" style:font-weight-asian="bold" style:font-weight-complex="bold"/>
    </style:style>
    <style:style style:name="T60_2" style:family="text">
      <style:text-properties fo:font-weight="bold" style:font-weight-asian="bold" style:font-weight-complex="bold"/>
    </style:style>
    <style:style style:name="P61" style:family="paragraph" style:parent-style-name="Standard">
      <style:paragraph-properties fo:break-before="auto" fo:line-height="115%" fo:margin-top="0cm" fo:margin-bottom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font-weight="bold" style:font-weight-asian="bold" style:font-weight-complex="bold"/>
    </style:style>
    <style:style style:name="T62_2" style:family="text">
      <style:text-properties fo:font-weight="bold" style:font-weight-asian="bold" style:font-weight-complex="bold"/>
    </style:style>
    <style:style style:name="P63" style:family="paragraph" style:parent-style-name="Standard">
      <style:paragraph-properties fo:break-before="auto" fo:line-height="115%" fo:margin-top="0cm" fo:margin-bottom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font-weight="bold" style:font-weight-asian="bold" style:font-weight-complex="bold"/>
    </style:style>
    <style:style style:name="T64_2" style:family="text">
      <style:text-properties fo:font-weight="bold" style:font-weight-asian="bold" style:font-weight-complex="bold"/>
    </style:style>
    <style:style style:name="P65" style:family="paragraph" style:parent-style-name="Standard">
      <style:paragraph-properties fo:break-before="auto" fo:line-height="115%" fo:margin-top="0cm" fo:margin-bottom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fo:font-weight="bold" style:font-weight-asian="bold" style:font-weight-complex="bold"/>
    </style:style>
    <style:style style:name="T66_2" style:family="text">
      <style:text-properties fo:font-weight="bold" style:font-weight-asian="bold" style:font-weight-complex="bold"/>
    </style:style>
    <style:style style:name="T66_3" style:family="text">
      <style:text-properties fo:font-weight="bold" style:font-weight-asian="bold" style:font-weight-complex="bold"/>
    </style:style>
    <style:style style:name="T66_4" style:family="text">
      <style:text-properties fo:font-weight="bold" style:font-weight-asian="bold" style:font-weight-complex="bold"/>
    </style:style>
    <style:style style:name="T66_5" style:family="text">
      <style:text-properties fo:font-weight="bold" style:font-weight-asian="bold" style:font-weight-complex="bold"/>
    </style:style>
    <style:style style:name="T66_6" style:family="text">
      <style:text-properties fo:font-weight="bold" style:font-weight-asian="bold" style:font-weight-complex="bold"/>
    </style:style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P69" style:family="paragraph" style:parent-style-name="Standard">
      <style:paragraph-properties fo:break-before="auto" fo:line-height="115%" fo:margin-top="0cm" fo:margin-bottom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fo:font-weight="bold" style:font-weight-asian="bold" style:font-weight-complex="bold"/>
    </style:style>
    <style:style style:name="T70_2" style:family="text">
      <style:text-properties fo:font-weight="bold" style:font-weight-asian="bold" style:font-weight-complex="bold"/>
    </style:style>
    <style:style style:name="T70_3" style:family="text">
      <style:text-properties fo:font-weight="bold" style:font-weight-asian="bold" style:font-weight-complex="bold"/>
    </style:style>
    <style:style style:name="T70_4" style:family="text">
      <style:text-properties fo:font-weight="bold" style:font-weight-asian="bold" style:font-weight-complex="bold"/>
    </style:style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P72" style:family="paragraph" style:parent-style-name="Standard">
      <style:paragraph-properties fo:break-before="auto" fo:line-height="115%" fo:margin-top="0cm" fo:margin-bottom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fo:font-size="14pt" style:font-size-asian="14pt" style:font-size-complex="14pt" fo:font-weight="bold" style:font-weight-asian="bold" style:font-weight-complex="bold"/>
    </style:style>
    <style:style style:name="T75_2" style:family="text">
      <style:text-properties fo:font-size="14pt" style:font-size-asian="14pt" style:font-size-complex="14pt" fo:font-weight="bold" style:font-weight-asian="bold" style:font-weight-complex="bold"/>
    </style:style>
    <style:style style:name="T75_3" style:family="text">
      <style:text-properties fo:font-size="14pt" style:font-size-asian="14pt" style:font-size-complex="14pt" fo:font-weight="bold" style:font-weight-asian="bold" style:font-weight-complex="bold"/>
    </style:style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font-weight="bold" style:font-weight-asian="bold" style:font-weight-complex="bold"/>
    </style:style>
    <style:style style:name="T77_2" style:family="text">
      <style:text-properties fo:font-weight="bold" style:font-weight-asian="bold" style:font-weight-complex="bold"/>
    </style:style>
    <style:style style:name="T77_3" style:family="text">
      <style:text-properties fo:font-weight="bold" style:font-weight-asian="bold" style:font-weight-complex="bold"/>
    </style:style>
    <style:style style:name="T77_4" style:family="text">
      <style:text-properties fo:font-weight="bold" style:font-weight-asian="bold" style:font-weight-complex="bold"/>
    </style:style>
    <style:style style:name="P78" style:family="paragraph" style:parent-style-name="Standard">
      <style:paragraph-properties fo:break-before="auto" fo:line-height="115%" fo:margin-top="0cm" fo:margin-bottom="0cm" style:writing-mode="lr-tb"/>
    </style:style>
    <style:style style:name="T78_1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fo:font-weight="bold" style:font-weight-asian="bold" style:font-weight-complex="bold"/>
    </style:style>
    <style:style style:name="T79_2" style:family="text">
      <style:text-properties fo:font-weight="bold" style:font-weight-asian="bold" style:font-weight-complex="bold"/>
    </style:style>
    <style:style style:name="T79_3" style:family="text">
      <style:text-properties fo:font-weight="bold" style:font-weight-asian="bold" style:font-weight-complex="bold"/>
    </style:style>
    <style:style style:name="T79_4" style:family="text">
      <style:text-properties fo:font-weight="bold" style:font-weight-asian="bold" style:font-weight-complex="bold"/>
    </style:style>
    <style:style style:name="P80" style:family="paragraph" style:parent-style-name="Standard">
      <style:paragraph-properties fo:break-before="auto" fo:line-height="115%" fo:margin-top="0cm" fo:margin-bottom="0cm" style:writing-mode="lr-tb"/>
    </style:style>
    <style:style style:name="T80_1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fo:font-weight="bold" style:font-weight-asian="bold" style:font-weight-complex="bold"/>
    </style:style>
    <style:style style:name="T81_2" style:family="text">
      <style:text-properties fo:font-weight="bold" style:font-weight-asian="bold" style:font-weight-complex="bold"/>
    </style:style>
    <style:style style:name="P82" style:family="paragraph" style:parent-style-name="Standard">
      <style:paragraph-properties fo:break-before="auto" fo:line-height="115%" fo:margin-top="0cm" fo:margin-bottom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font-weight="bold" style:font-weight-asian="bold" style:font-weight-complex="bold"/>
    </style:style>
    <style:style style:name="T83_2" style:family="text">
      <style:text-properties fo:font-weight="bold" style:font-weight-asian="bold" style:font-weight-complex="bold"/>
    </style:style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P85" style:family="paragraph" style:parent-style-name="Standard">
      <style:paragraph-properties fo:break-before="auto" fo:line-height="115%" fo:margin-top="0cm" fo:margin-bottom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fo:font-weight="bold" style:font-weight-asian="bold" style:font-weight-complex="bold"/>
    </style:style>
    <style:style style:name="T86_2" style:family="text">
      <style:text-properties fo:font-weight="bold" style:font-weight-asian="bold" style:font-weight-complex="bold"/>
    </style:style>
    <style:style style:name="P87" style:family="paragraph" style:parent-style-name="Standard">
      <style:paragraph-properties fo:break-before="auto" fo:line-height="115%" fo:margin-top="0cm" fo:margin-bottom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fo:font-weight="bold" style:font-weight-asian="bold" style:font-weight-complex="bold"/>
    </style:style>
    <style:style style:name="T88_2" style:family="text">
      <style:text-properties fo:font-weight="bold" style:font-weight-asian="bold" style:font-weight-complex="bold"/>
    </style:style>
    <style:style style:name="T88_3" style:family="text">
      <style:text-properties fo:font-weight="bold" style:font-weight-asian="bold" style:font-weight-complex="bold"/>
    </style:style>
    <style:style style:name="T88_4" style:family="text">
      <style:text-properties fo:font-weight="bold" style:font-weight-asian="bold" style:font-weight-complex="bold"/>
    </style:style>
    <style:style style:name="T88_5" style:family="text">
      <style:text-properties fo:font-weight="bold" style:font-weight-asian="bold" style:font-weight-complex="bold"/>
    </style:style>
    <style:style style:name="T88_6" style:family="text">
      <style:text-properties fo:font-weight="bold" style:font-weight-asian="bold" style:font-weight-complex="bold"/>
    </style:style>
    <style:style style:name="P89" style:family="paragraph" style:parent-style-name="Standard">
      <style:paragraph-properties fo:break-before="auto" fo:text-indent="0.635cm" fo:line-height="115%" fo:margin-top="0cm" style:writing-mode="lr-tb"/>
    </style:style>
    <style:style style:name="T89_1" style:family="text">
      <style:text-properties fo:font-weight="bold" style:font-weight-asian="bold" style:font-weight-complex="bold"/>
    </style:style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P90" style:family="paragraph" style:parent-style-name="Standard">
      <style:paragraph-properties fo:break-before="auto" fo:text-indent="0.635cm" fo:line-height="115%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P91" style:family="paragraph" style:parent-style-name="Standard">
      <style:paragraph-properties fo:break-before="auto" fo:text-indent="0.635cm" fo:line-height="115%" fo:margin-top="0cm" fo:margin-bottom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fo:font-weight="bold" style:font-weight-asian="bold" style:font-weight-complex="bold"/>
    </style:style>
    <style:style style:name="T92_2" style:family="text">
      <style:text-properties fo:font-weight="bold" style:font-weight-asian="bold" style:font-weight-complex="bold"/>
    </style:style>
    <style:style style:name="T92_3" style:family="text">
      <style:text-properties fo:font-weight="bold" style:font-weight-asian="bold" style:font-weight-complex="bold"/>
    </style:style>
    <style:style style:name="T92_4" style:family="text">
      <style:text-properties fo:font-weight="bold" style:font-weight-asian="bold" style:font-weight-complex="bold"/>
    </style:style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P94" style:family="paragraph" style:parent-style-name="Standard">
      <style:paragraph-properties fo:break-before="auto" fo:line-height="115%" fo:margin-top="0cm" fo:margin-bottom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fo:font-size="14pt" style:font-size-asian="14pt" style:font-size-complex="14pt" fo:font-weight="bold" style:font-weight-asian="bold" style:font-weight-complex="bold"/>
    </style:style>
    <style:style style:name="T95_2" style:family="text">
      <style:text-properties fo:font-size="14pt" style:font-size-asian="14pt" style:font-size-complex="14pt" fo:font-weight="bold" style:font-weight-asian="bold" style:font-weight-complex="bold"/>
    </style:style>
    <style:style style:name="T95_3" style:family="text">
      <style:text-properties fo:font-size="14pt" style:font-size-asian="14pt" style:font-size-complex="14pt" fo:font-weight="bold" style:font-weight-asian="bold" style:font-weight-complex="bold"/>
    </style:style>
    <style:style style:name="P96" style:family="paragraph" style:parent-style-name="Standard">
      <style:paragraph-properties fo:break-before="auto" fo:line-height="115%" style:writing-mode="lr-tb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fo:font-weight="bold" style:font-weight-asian="bold" style:font-weight-complex="bold"/>
    </style:style>
    <style:style style:name="T97_2" style:family="text">
      <style:text-properties fo:font-weight="bold" style:font-weight-asian="bold" style:font-weight-complex="bold"/>
    </style:style>
    <style:style style:name="T97_3" style:family="text">
      <style:text-properties fo:font-weight="bold" style:font-weight-asian="bold" style:font-weight-complex="bold"/>
    </style:style>
    <style:style style:name="T97_4" style:family="text">
      <style:text-properties fo:font-weight="bold" style:font-weight-asian="bold" style:font-weight-complex="bold"/>
    </style:style>
    <style:style style:name="P98" style:family="paragraph" style:parent-style-name="Standard">
      <style:paragraph-properties fo:break-before="auto" fo:line-height="115%" fo:margin-top="0cm" fo:margin-bottom="0cm" style:writing-mode="lr-tb"/>
    </style:style>
    <style:style style:name="T98_1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fo:font-weight="bold" style:font-weight-asian="bold" style:font-weight-complex="bold"/>
    </style:style>
    <style:style style:name="T99_2" style:family="text">
      <style:text-properties fo:font-weight="bold" style:font-weight-asian="bold" style:font-weight-complex="bold"/>
    </style:style>
    <style:style style:name="T99_3" style:family="text">
      <style:text-properties fo:font-weight="bold" style:font-weight-asian="bold" style:font-weight-complex="bold"/>
    </style:style>
    <style:style style:name="T99_4" style:family="text">
      <style:text-properties fo:font-weight="bold" style:font-weight-asian="bold" style:font-weight-complex="bold"/>
    </style:style>
    <style:style style:name="P100" style:family="paragraph" style:parent-style-name="Standard">
      <style:paragraph-properties fo:break-before="auto" fo:line-height="115%" fo:margin-top="0cm" fo:margin-bottom="0cm" style:writing-mode="lr-tb"/>
    </style:style>
    <style:style style:name="T100_1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>
      <style:text-properties fo:font-weight="bold" style:font-weight-asian="bold" style:font-weight-complex="bold"/>
    </style:style>
    <style:style style:name="T101_2" style:family="text">
      <style:text-properties fo:font-weight="bold" style:font-weight-asian="bold" style:font-weight-complex="bold"/>
    </style:style>
    <style:style style:name="P102" style:family="paragraph" style:parent-style-name="Standard">
      <style:paragraph-properties fo:break-before="auto" fo:line-height="115%" fo:margin-top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P103" style:family="paragraph" style:parent-style-name="Standard">
      <style:paragraph-properties fo:break-before="auto" fo:line-height="115%" fo:margin-top="0cm" fo:margin-bottom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>
      <style:text-properties fo:font-weight="bold" style:font-weight-asian="bold" style:font-weight-complex="bold"/>
    </style:style>
    <style:style style:name="T104_2" style:family="text">
      <style:text-properties fo:font-weight="bold" style:font-weight-asian="bold" style:font-weight-complex="bold"/>
    </style:style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P106" style:family="paragraph" style:parent-style-name="Standard">
      <style:paragraph-properties fo:break-before="auto" fo:line-height="115%" fo:margin-top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P107" style:family="paragraph" style:parent-style-name="Standard">
      <style:paragraph-properties fo:break-before="auto" fo:line-height="115%" fo:margin-top="0cm" fo:margin-bottom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>
      <style:text-properties fo:font-weight="bold" style:font-weight-asian="bold" style:font-weight-complex="bold"/>
    </style:style>
    <style:style style:name="T108_2" style:family="text">
      <style:text-properties fo:font-weight="bold" style:font-weight-asian="bold" style:font-weight-complex="bold"/>
    </style:style>
    <style:style style:name="P109" style:family="paragraph" style:parent-style-name="Standard">
      <style:paragraph-properties fo:break-before="auto" fo:line-height="115%" fo:margin-top="0cm" fo:margin-bottom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>
      <style:text-properties fo:font-weight="bold" style:font-weight-asian="bold" style:font-weight-complex="bold"/>
    </style:style>
    <style:style style:name="T110_2" style:family="text">
      <style:text-properties fo:font-weight="bold" style:font-weight-asian="bold" style:font-weight-complex="bold"/>
    </style:style>
    <style:style style:name="T110_3" style:family="text">
      <style:text-properties fo:font-weight="bold" style:font-weight-asian="bold" style:font-weight-complex="bold"/>
    </style:style>
    <style:style style:name="T110_4" style:family="text">
      <style:text-properties fo:font-weight="bold" style:font-weight-asian="bold" style:font-weight-complex="bold"/>
    </style:style>
    <style:style style:name="T110_5" style:family="text">
      <style:text-properties fo:font-weight="bold" style:font-weight-asian="bold" style:font-weight-complex="bold"/>
    </style:style>
    <style:style style:name="T110_6" style:family="text">
      <style:text-properties fo:font-weight="bold" style:font-weight-asian="bold" style:font-weight-complex="bold"/>
    </style:style>
    <style:style style:name="P111" style:family="paragraph" style:parent-style-name="Standard">
      <style:paragraph-properties fo:break-before="auto" fo:text-indent="0.635cm" fo:line-height="115%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P112" style:family="paragraph" style:parent-style-name="Standard">
      <style:paragraph-properties fo:break-before="auto" fo:text-indent="0.635cm" fo:line-height="115%" fo:margin-top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P113" style:family="paragraph" style:parent-style-name="Standard">
      <style:paragraph-properties fo:break-before="auto" fo:text-indent="0.635cm" fo:line-height="115%" fo:margin-top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P114" style:family="paragraph" style:parent-style-name="Standard">
      <style:paragraph-properties fo:break-before="auto" fo:text-indent="0.635cm" fo:line-height="115%" fo:margin-top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P115" style:family="paragraph" style:parent-style-name="Standard">
      <style:paragraph-properties fo:break-before="auto" fo:text-indent="0.635cm" fo:line-height="115%" fo:margin-top="0cm" fo:margin-bottom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>
      <style:text-properties fo:font-weight="bold" style:font-weight-asian="bold" style:font-weight-complex="bold"/>
    </style:style>
    <style:style style:name="T116_2" style:family="text">
      <style:text-properties fo:font-weight="bold" style:font-weight-asian="bold" style:font-weight-complex="bold"/>
    </style:style>
    <style:style style:name="T116_3" style:family="text">
      <style:text-properties fo:font-weight="bold" style:font-weight-asian="bold" style:font-weight-complex="bold"/>
    </style:style>
    <style:style style:name="T116_4" style:family="text">
      <style:text-properties fo:font-weight="bold" style:font-weight-asian="bold" style:font-weight-complex="bold"/>
    </style:style>
    <style:style style:name="P117" style:family="paragraph" style:parent-style-name="Standard">
      <style:paragraph-properties fo:break-before="auto" fo:line-height="115%" fo:margin-top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P118" style:family="paragraph" style:parent-style-name="Standard">
      <style:paragraph-properties fo:break-before="auto" fo:line-height="115%" fo:margin-top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P119" style:family="paragraph" style:parent-style-name="Standard">
      <style:paragraph-properties fo:break-before="auto" fo:line-height="115%" fo:margin-top="0cm" fo:margin-bottom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P120" style:family="paragraph" style:parent-style-name="Standard">
      <style:paragraph-properties fo:break-before="auto" fo:line-height="115%" style:writing-mode="lr-tb"/>
    </style:style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2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2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25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2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2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2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2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3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3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3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3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>
      <style:text-properties fo:font-size="14pt" style:font-size-asian="14pt" style:font-size-complex="14pt" fo:font-weight="bold" style:font-weight-asian="bold" style:font-weight-complex="bold"/>
    </style:style>
    <style:style style:name="T134_2" style:family="text">
      <style:text-properties fo:font-size="14pt" style:font-size-asian="14pt" style:font-size-complex="14pt" fo:font-weight="bold" style:font-weight-asian="bold" style:font-weight-complex="bold"/>
    </style:style>
    <style:style style:name="T134_3" style:family="text">
      <style:text-properties fo:font-size="14pt" style:font-size-asian="14pt" style:font-size-complex="14pt" fo:font-weight="bold" style:font-weight-asian="bold" style:font-weight-complex="bold"/>
    </style:style>
    <style:style style:name="T134_4" style:family="text">
      <style:text-properties fo:font-size="14pt" style:font-size-asian="14pt" style:font-size-complex="14pt" fo:font-weight="bold" style:font-weight-asian="bold" style:font-weight-complex="bold"/>
    </style:style>
    <style:style style:name="P135" style:family="paragraph" style:parent-style-name="Standard">
      <style:paragraph-properties fo:break-before="auto" fo:line-height="115%" style:writing-mode="lr-tb"/>
    </style:style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>
      <style:text-properties fo:font-weight="bold" style:font-weight-asian="bold" style:font-weight-complex="bold"/>
    </style:style>
    <style:style style:name="T136_2" style:family="text">
      <style:text-properties fo:font-weight="bold" style:font-weight-asian="bold" style:font-weight-complex="bold"/>
    </style:style>
    <style:style style:name="T136_3" style:family="text">
      <style:text-properties fo:font-weight="bold" style:font-weight-asian="bold" style:font-weight-complex="bold"/>
    </style:style>
    <style:style style:name="T136_4" style:family="text">
      <style:text-properties fo:font-weight="bold" style:font-weight-asian="bold" style:font-weight-complex="bold"/>
    </style:style>
    <style:style style:name="P137" style:family="paragraph" style:parent-style-name="Standard">
      <style:paragraph-properties fo:break-before="auto" fo:line-height="115%" fo:margin-top="0cm" fo:margin-bottom="0cm" style:writing-mode="lr-tb"/>
    </style:style>
    <style:style style:name="T137_1" style:family="text"/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>
      <style:text-properties fo:font-weight="bold" style:font-weight-asian="bold" style:font-weight-complex="bold"/>
    </style:style>
    <style:style style:name="T138_2" style:family="text">
      <style:text-properties fo:font-weight="bold" style:font-weight-asian="bold" style:font-weight-complex="bold"/>
    </style:style>
    <style:style style:name="T138_3" style:family="text">
      <style:text-properties fo:font-weight="bold" style:font-weight-asian="bold" style:font-weight-complex="bold"/>
    </style:style>
    <style:style style:name="T138_4" style:family="text">
      <style:text-properties fo:font-weight="bold" style:font-weight-asian="bold" style:font-weight-complex="bold"/>
    </style:style>
    <style:style style:name="P139" style:family="paragraph" style:parent-style-name="Standard">
      <style:paragraph-properties fo:break-before="auto" fo:line-height="115%" fo:margin-top="0cm" fo:margin-bottom="0cm" style:writing-mode="lr-tb"/>
    </style:style>
    <style:style style:name="T139_1" style:family="text"/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>
      <style:text-properties fo:font-weight="bold" style:font-weight-asian="bold" style:font-weight-complex="bold"/>
    </style:style>
    <style:style style:name="T140_2" style:family="text">
      <style:text-properties fo:font-weight="bold" style:font-weight-asian="bold" style:font-weight-complex="bold"/>
    </style:style>
    <style:style style:name="P141" style:family="paragraph" style:parent-style-name="Standard">
      <style:paragraph-properties fo:break-before="auto" fo:line-height="115%" fo:margin-top="0cm" fo:margin-bottom="0cm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>
      <style:text-properties fo:font-weight="bold" style:font-weight-asian="bold" style:font-weight-complex="bold"/>
    </style:style>
    <style:style style:name="T142_2" style:family="text">
      <style:text-properties fo:font-weight="bold" style:font-weight-asian="bold" style:font-weight-complex="bold"/>
    </style:style>
    <style:style style:name="P143" style:family="paragraph" style:parent-style-name="Standard">
      <style:paragraph-properties fo:break-before="auto" fo:line-height="115%" fo:margin-top="0cm" fo:margin-bottom="0cm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>
      <style:text-properties fo:font-weight="bold" style:font-weight-asian="bold" style:font-weight-complex="bold"/>
    </style:style>
    <style:style style:name="T144_2" style:family="text">
      <style:text-properties fo:font-weight="bold" style:font-weight-asian="bold" style:font-weight-complex="bold"/>
    </style:style>
    <style:style style:name="P145" style:family="paragraph" style:parent-style-name="Standard">
      <style:paragraph-properties fo:break-before="auto" fo:line-height="115%" fo:margin-top="0cm" fo:margin-bottom="0cm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>
      <style:text-properties fo:font-weight="bold" style:font-weight-asian="bold" style:font-weight-complex="bold"/>
    </style:style>
    <style:style style:name="T146_2" style:family="text">
      <style:text-properties fo:font-weight="bold" style:font-weight-asian="bold" style:font-weight-complex="bold"/>
    </style:style>
    <style:style style:name="T146_3" style:family="text">
      <style:text-properties fo:font-weight="bold" style:font-weight-asian="bold" style:font-weight-complex="bold"/>
    </style:style>
    <style:style style:name="T146_4" style:family="text">
      <style:text-properties fo:font-weight="bold" style:font-weight-asian="bold" style:font-weight-complex="bold"/>
    </style:style>
    <style:style style:name="T146_5" style:family="text">
      <style:text-properties fo:font-weight="bold" style:font-weight-asian="bold" style:font-weight-complex="bold"/>
    </style:style>
    <style:style style:name="T146_6" style:family="text">
      <style:text-properties fo:font-weight="bold" style:font-weight-asian="bold" style:font-weight-complex="bold"/>
    </style:style>
    <style:style style:name="P147" style:family="paragraph" style:parent-style-name="Standard">
      <style:paragraph-properties fo:break-before="auto" fo:text-indent="0.635cm" fo:line-height="115%" fo:margin-top="0cm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T147_23" style:family="text"/>
    <style:style style:name="T147_24" style:family="text"/>
    <style:style style:name="T147_25" style:family="text"/>
    <style:style style:name="T147_26" style:family="text"/>
    <style:style style:name="T147_27" style:family="text"/>
    <style:style style:name="P148" style:family="paragraph" style:parent-style-name="Standard">
      <style:paragraph-properties fo:break-before="auto" fo:text-indent="0.635cm" fo:line-height="115%" fo:margin-top="0cm" fo:margin-bottom="0cm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P149" style:family="paragraph" style:parent-style-name="Standard">
      <style:paragraph-properties fo:break-before="auto" fo:line-height="115%" style:writing-mode="lr-tb"/>
    </style:style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>
      <style:text-properties fo:font-weight="bold" style:font-weight-asian="bold" style:font-weight-complex="bold"/>
    </style:style>
    <style:style style:name="T150_2" style:family="text">
      <style:text-properties fo:font-weight="bold" style:font-weight-asian="bold" style:font-weight-complex="bold"/>
    </style:style>
    <style:style style:name="T150_3" style:family="text">
      <style:text-properties fo:font-weight="bold" style:font-weight-asian="bold" style:font-weight-complex="bold"/>
    </style:style>
    <style:style style:name="T150_4" style:family="text">
      <style:text-properties fo:font-weight="bold" style:font-weight-asian="bold" style:font-weight-complex="bold"/>
    </style:style>
    <style:style style:name="P151" style:family="paragraph" style:parent-style-name="Standard">
      <style:paragraph-properties fo:break-before="auto" fo:line-height="115%" fo:margin-top="0cm" fo:margin-bottom="0cm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>
      <style:text-properties fo:font-weight="bold" style:font-weight-asian="bold" style:font-weight-complex="bold"/>
    </style:style>
    <style:style style:name="P15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>
      <style:text-properties fo:font-size="14pt" style:font-size-asian="14pt" style:font-size-complex="14pt" fo:font-weight="bold" style:font-weight-asian="bold" style:font-weight-complex="bold"/>
    </style:style>
    <style:style style:name="T154_2" style:family="text">
      <style:text-properties fo:font-size="14pt" style:font-size-asian="14pt" style:font-size-complex="14pt" fo:font-weight="bold" style:font-weight-asian="bold" style:font-weight-complex="bold"/>
    </style:style>
    <style:style style:name="T154_3" style:family="text">
      <style:text-properties fo:font-size="14pt" style:font-size-asian="14pt" style:font-size-complex="14pt" fo:font-weight="bold" style:font-weight-asian="bold" style:font-weight-complex="bold"/>
    </style:style>
    <style:style style:name="T154_4" style:family="text">
      <style:text-properties fo:font-size="14pt" style:font-size-asian="14pt" style:font-size-complex="14pt" fo:font-weight="bold" style:font-weight-asian="bold" style:font-weight-complex="bold"/>
    </style:style>
    <style:style style:name="T154_5" style:family="text">
      <style:text-properties fo:font-size="14pt" style:font-size-asian="14pt" style:font-size-complex="14pt" fo:font-weight="bold" style:font-weight-asian="bold" style:font-weight-complex="bold"/>
    </style:style>
    <style:style style:name="P155" style:family="paragraph" style:parent-style-name="Standard">
      <style:paragraph-properties fo:break-before="auto" fo:line-height="115%" style:writing-mode="lr-tb"/>
    </style:style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>
      <style:text-properties fo:font-weight="bold" style:font-weight-asian="bold" style:font-weight-complex="bold"/>
    </style:style>
    <style:style style:name="T156_2" style:family="text">
      <style:text-properties fo:font-weight="bold" style:font-weight-asian="bold" style:font-weight-complex="bold"/>
    </style:style>
    <style:style style:name="T156_3" style:family="text">
      <style:text-properties fo:font-weight="bold" style:font-weight-asian="bold" style:font-weight-complex="bold"/>
    </style:style>
    <style:style style:name="T156_4" style:family="text">
      <style:text-properties fo:font-weight="bold" style:font-weight-asian="bold" style:font-weight-complex="bold"/>
    </style:style>
    <style:style style:name="P157" style:family="paragraph" style:parent-style-name="Standard">
      <style:paragraph-properties fo:break-before="auto" fo:line-height="115%" fo:margin-top="0cm" fo:margin-bottom="0cm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>
      <style:text-properties fo:font-weight="bold" style:font-weight-asian="bold" style:font-weight-complex="bold"/>
    </style:style>
    <style:style style:name="T158_2" style:family="text">
      <style:text-properties fo:font-weight="bold" style:font-weight-asian="bold" style:font-weight-complex="bold"/>
    </style:style>
    <style:style style:name="T158_3" style:family="text">
      <style:text-properties fo:font-weight="bold" style:font-weight-asian="bold" style:font-weight-complex="bold"/>
    </style:style>
    <style:style style:name="T158_4" style:family="text">
      <style:text-properties fo:font-weight="bold" style:font-weight-asian="bold" style:font-weight-complex="bold"/>
    </style:style>
    <style:style style:name="P159" style:family="paragraph" style:parent-style-name="Standard">
      <style:paragraph-properties fo:break-before="auto" fo:line-height="115%" fo:margin-top="0cm" fo:margin-bottom="0cm" style:writing-mode="lr-tb"/>
    </style:style>
    <style:style style:name="T159_1" style:family="text"/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>
      <style:text-properties fo:font-weight="bold" style:font-weight-asian="bold" style:font-weight-complex="bold"/>
    </style:style>
    <style:style style:name="T160_2" style:family="text">
      <style:text-properties fo:font-weight="bold" style:font-weight-asian="bold" style:font-weight-complex="bold"/>
    </style:style>
    <style:style style:name="P161" style:family="paragraph" style:parent-style-name="Standard">
      <style:paragraph-properties fo:break-before="auto" fo:line-height="115%" fo:margin-top="0cm" fo:margin-bottom="0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>
      <style:text-properties fo:font-weight="bold" style:font-weight-asian="bold" style:font-weight-complex="bold"/>
    </style:style>
    <style:style style:name="T162_2" style:family="text">
      <style:text-properties fo:font-weight="bold" style:font-weight-asian="bold" style:font-weight-complex="bold"/>
    </style:style>
    <style:style style:name="P163" style:family="paragraph" style:parent-style-name="Standard">
      <style:paragraph-properties fo:break-before="auto" fo:line-height="115%" fo:margin-top="0cm" fo:margin-bottom="0cm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T163_23" style:family="text"/>
    <style:style style:name="T163_24" style:family="text"/>
    <style:style style:name="T163_25" style:family="text"/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>
      <style:text-properties fo:font-weight="bold" style:font-weight-asian="bold" style:font-weight-complex="bold"/>
    </style:style>
    <style:style style:name="T164_2" style:family="text">
      <style:text-properties fo:font-weight="bold" style:font-weight-asian="bold" style:font-weight-complex="bold"/>
    </style:style>
    <style:style style:name="P165" style:family="paragraph" style:parent-style-name="Standard">
      <style:paragraph-properties fo:break-before="auto" fo:line-height="115%" fo:margin-top="0cm" fo:margin-bottom="0cm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>
      <style:text-properties fo:font-weight="bold" style:font-weight-asian="bold" style:font-weight-complex="bold"/>
    </style:style>
    <style:style style:name="T166_2" style:family="text">
      <style:text-properties fo:font-weight="bold" style:font-weight-asian="bold" style:font-weight-complex="bold"/>
    </style:style>
    <style:style style:name="T166_3" style:family="text">
      <style:text-properties fo:font-weight="bold" style:font-weight-asian="bold" style:font-weight-complex="bold"/>
    </style:style>
    <style:style style:name="T166_4" style:family="text">
      <style:text-properties fo:font-weight="bold" style:font-weight-asian="bold" style:font-weight-complex="bold"/>
    </style:style>
    <style:style style:name="T166_5" style:family="text">
      <style:text-properties fo:font-weight="bold" style:font-weight-asian="bold" style:font-weight-complex="bold"/>
    </style:style>
    <style:style style:name="T166_6" style:family="text">
      <style:text-properties fo:font-weight="bold" style:font-weight-asian="bold" style:font-weight-complex="bold"/>
    </style:style>
    <style:style style:name="P167" style:family="paragraph" style:parent-style-name="Standard">
      <style:paragraph-properties fo:break-before="auto" fo:text-indent="0.635cm" fo:line-height="115%" fo:margin-top="0cm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T167_15" style:family="text"/>
    <style:style style:name="T167_16" style:family="text"/>
    <style:style style:name="T167_17" style:family="text"/>
    <style:style style:name="T167_18" style:family="text"/>
    <style:style style:name="T167_19" style:family="text"/>
    <style:style style:name="T167_20" style:family="text"/>
    <style:style style:name="T167_21" style:family="text"/>
    <style:style style:name="T167_22" style:family="text"/>
    <style:style style:name="P168" style:family="paragraph" style:parent-style-name="Standard">
      <style:paragraph-properties fo:break-before="auto" fo:text-indent="0.635cm" fo:line-height="115%" fo:margin-top="0cm" fo:margin-bottom="0cm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>
      <style:text-properties fo:font-weight="bold" style:font-weight-asian="bold" style:font-weight-complex="bold"/>
    </style:style>
    <style:style style:name="T169_2" style:family="text">
      <style:text-properties fo:font-weight="bold" style:font-weight-asian="bold" style:font-weight-complex="bold"/>
    </style:style>
    <style:style style:name="T169_3" style:family="text">
      <style:text-properties fo:font-weight="bold" style:font-weight-asian="bold" style:font-weight-complex="bold"/>
    </style:style>
    <style:style style:name="T169_4" style:family="text">
      <style:text-properties fo:font-weight="bold" style:font-weight-asian="bold" style:font-weight-complex="bold"/>
    </style:style>
    <style:style style:name="P170" style:family="paragraph" style:parent-style-name="Standard">
      <style:paragraph-properties fo:break-before="auto" fo:line-height="115%" fo:margin-top="0cm" fo:margin-bottom="0cm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T170_19" style:family="text"/>
    <style:style style:name="T170_20" style:family="text"/>
    <style:style style:name="T170_21" style:family="text"/>
    <style:style style:name="P171" style:family="paragraph" style:parent-style-name="Standard">
      <style:paragraph-properties fo:break-before="auto" fo:line-height="115%" style:writing-mode="lr-tb"/>
    </style:style>
    <style:style style:name="P172" style:family="paragraph" style:parent-style-name="Standard">
      <style:paragraph-properties fo:break-before="auto" fo:line-height="115%" style:writing-mode="lr-tb"/>
    </style:style>
    <style:style style:name="P17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>
      <style:text-properties fo:font-size="14pt" style:font-size-asian="14pt" style:font-size-complex="14pt" fo:font-weight="bold" style:font-weight-asian="bold" style:font-weight-complex="bold"/>
    </style:style>
    <style:style style:name="T174_2" style:family="text">
      <style:text-properties fo:font-size="14pt" style:font-size-asian="14pt" style:font-size-complex="14pt" fo:font-weight="bold" style:font-weight-asian="bold" style:font-weight-complex="bold"/>
    </style:style>
    <style:style style:name="T174_3" style:family="text">
      <style:text-properties fo:font-size="14pt" style:font-size-asian="14pt" style:font-size-complex="14pt" fo:font-weight="bold" style:font-weight-asian="bold" style:font-weight-complex="bold"/>
    </style:style>
    <style:style style:name="T174_4" style:family="text">
      <style:text-properties fo:font-size="14pt" style:font-size-asian="14pt" style:font-size-complex="14pt" fo:font-weight="bold" style:font-weight-asian="bold" style:font-weight-complex="bold"/>
    </style:style>
    <style:style style:name="T174_5" style:family="text">
      <style:text-properties fo:font-size="14pt" style:font-size-asian="14pt" style:font-size-complex="14pt" fo:font-weight="bold" style:font-weight-asian="bold" style:font-weight-complex="bold"/>
    </style:style>
    <style:style style:name="T174_6" style:family="text">
      <style:text-properties fo:font-size="14pt" style:font-size-asian="14pt" style:font-size-complex="14pt" fo:font-weight="bold" style:font-weight-asian="bold" style:font-weight-complex="bold"/>
    </style:style>
    <style:style style:name="T174_7" style:family="text">
      <style:text-properties fo:font-size="14pt" style:font-size-asian="14pt" style:font-size-complex="14pt" fo:font-weight="bold" style:font-weight-asian="bold" style:font-weight-complex="bold"/>
    </style:style>
    <style:style style:name="T174_8" style:family="text">
      <style:text-properties fo:font-size="14pt" style:font-size-asian="14pt" style:font-size-complex="14pt" fo:font-weight="bold" style:font-weight-asian="bold" style:font-weight-complex="bold"/>
    </style:style>
    <style:style style:name="T174_9" style:family="text">
      <style:text-properties fo:font-size="14pt" style:font-size-asian="14pt" style:font-size-complex="14pt" fo:font-weight="bold" style:font-weight-asian="bold" style:font-weight-complex="bold"/>
    </style:style>
    <style:style style:name="P175" style:family="paragraph" style:parent-style-name="Standard">
      <style:paragraph-properties fo:break-before="auto" fo:line-height="115%" style:writing-mode="lr-tb"/>
    </style:style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>
      <style:text-properties fo:font-weight="bold" style:font-weight-asian="bold" style:font-weight-complex="bold"/>
    </style:style>
    <style:style style:name="T176_2" style:family="text">
      <style:text-properties fo:font-weight="bold" style:font-weight-asian="bold" style:font-weight-complex="bold"/>
    </style:style>
    <style:style style:name="T176_3" style:family="text">
      <style:text-properties fo:font-weight="bold" style:font-weight-asian="bold" style:font-weight-complex="bold"/>
    </style:style>
    <style:style style:name="T176_4" style:family="text">
      <style:text-properties fo:font-weight="bold" style:font-weight-asian="bold" style:font-weight-complex="bold"/>
    </style:style>
    <style:style style:name="P177" style:family="paragraph" style:parent-style-name="Standard">
      <style:paragraph-properties fo:break-before="auto" fo:line-height="115%" fo:margin-top="0cm" fo:margin-bottom="0cm" style:writing-mode="lr-tb"/>
    </style:style>
    <style:style style:name="T177_1" style:family="text"/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>
      <style:text-properties fo:font-weight="bold" style:font-weight-asian="bold" style:font-weight-complex="bold"/>
    </style:style>
    <style:style style:name="T178_2" style:family="text">
      <style:text-properties fo:font-weight="bold" style:font-weight-asian="bold" style:font-weight-complex="bold"/>
    </style:style>
    <style:style style:name="P179" style:family="paragraph" style:parent-style-name="Standard">
      <style:paragraph-properties fo:break-before="auto" fo:line-height="115%" fo:margin-top="0cm" fo:margin-bottom="0cm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/>
    <style:style style:name="T179_21" style:family="text"/>
    <style:style style:name="T179_22" style:family="text"/>
    <style:style style:name="T179_23" style:family="text"/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>
      <style:text-properties fo:font-weight="bold" style:font-weight-asian="bold" style:font-weight-complex="bold"/>
    </style:style>
    <style:style style:name="T180_2" style:family="text">
      <style:text-properties fo:font-weight="bold" style:font-weight-asian="bold" style:font-weight-complex="bold"/>
    </style:style>
    <style:style style:name="P181" style:family="paragraph" style:parent-style-name="Standard">
      <style:paragraph-properties fo:break-before="auto" fo:line-height="115%" fo:margin-top="0cm" fo:margin-bottom="0cm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P182" style:family="paragraph" style:parent-style-name="Standard">
      <style:paragraph-properties fo:break-before="auto" fo:line-height="115%" style:writing-mode="lr-tb"/>
    </style:style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>
      <style:text-properties fo:font-weight="bold" style:font-weight-asian="bold" style:font-weight-complex="bold"/>
    </style:style>
    <style:style style:name="T183_2" style:family="text">
      <style:text-properties fo:font-weight="bold" style:font-weight-asian="bold" style:font-weight-complex="bold"/>
    </style:style>
    <style:style style:name="T183_3" style:family="text">
      <style:text-properties fo:font-weight="bold" style:font-weight-asian="bold" style:font-weight-complex="bold"/>
    </style:style>
    <style:style style:name="T183_4" style:family="text">
      <style:text-properties fo:font-weight="bold" style:font-weight-asian="bold" style:font-weight-complex="bold"/>
    </style:style>
    <style:style style:name="T183_5" style:family="text">
      <style:text-properties fo:font-weight="bold" style:font-weight-asian="bold" style:font-weight-complex="bold"/>
    </style:style>
    <style:style style:name="T183_6" style:family="text">
      <style:text-properties fo:font-weight="bold" style:font-weight-asian="bold" style:font-weight-complex="bold"/>
    </style:style>
    <style:style style:name="P184" style:family="paragraph" style:parent-style-name="Standard">
      <style:paragraph-properties fo:break-before="auto" fo:text-indent="0.635cm" fo:line-height="115%" fo:margin-top="0cm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T184_21" style:family="text"/>
    <style:style style:name="T184_22" style:family="text"/>
    <style:style style:name="T184_23" style:family="text"/>
    <style:style style:name="T184_24" style:family="text"/>
    <style:style style:name="T184_25" style:family="text"/>
    <style:style style:name="T184_26" style:family="text"/>
    <style:style style:name="T184_27" style:family="text"/>
    <style:style style:name="T184_28" style:family="text"/>
    <style:style style:name="T184_29" style:family="text"/>
    <style:style style:name="T184_30" style:family="text"/>
    <style:style style:name="T184_31" style:family="text"/>
    <style:style style:name="T184_32" style:family="text"/>
    <style:style style:name="T184_33" style:family="text"/>
    <style:style style:name="T184_34" style:family="text"/>
    <style:style style:name="P185" style:family="paragraph" style:parent-style-name="Standard">
      <style:paragraph-properties fo:break-before="auto" fo:text-indent="0.635cm" fo:line-height="115%" fo:margin-top="0cm" fo:margin-bottom="0cm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/>
    <style:style style:name="T185_18" style:family="text"/>
    <style:style style:name="T185_19" style:family="text"/>
    <style:style style:name="T185_20" style:family="text"/>
    <style:style style:name="T185_21" style:family="text"/>
    <style:style style:name="T185_22" style:family="text"/>
    <style:style style:name="T185_23" style:family="text"/>
    <style:style style:name="P186" style:family="paragraph" style:parent-style-name="Standard">
      <style:paragraph-properties fo:break-before="auto" fo:line-height="115%" style:writing-mode="lr-tb"/>
    </style:style>
    <style:style style:name="P187" style:family="paragraph" style:parent-style-name="Standard">
      <style:paragraph-properties fo:break-before="auto" fo:line-height="115%" style:writing-mode="lr-tb"/>
    </style:style>
    <style:style style:name="P188" style:family="paragraph" style:parent-style-name="Standard">
      <style:paragraph-properties fo:break-before="auto" fo:line-height="115%" style:writing-mode="lr-tb"/>
    </style:style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>
      <style:text-properties fo:font-size="14pt" style:font-size-asian="14pt" style:font-size-complex="14pt" fo:font-weight="bold" style:font-weight-asian="bold" style:font-weight-complex="bold"/>
    </style:style>
    <style:style style:name="T189_2" style:family="text">
      <style:text-properties fo:font-size="14pt" style:font-size-asian="14pt" style:font-size-complex="14pt" fo:font-weight="bold" style:font-weight-asian="bold" style:font-weight-complex="bold"/>
    </style:style>
    <style:style style:name="T189_3" style:family="text">
      <style:text-properties fo:font-size="14pt" style:font-size-asian="14pt" style:font-size-complex="14pt" fo:font-weight="bold" style:font-weight-asian="bold" style:font-weight-complex="bold"/>
    </style:style>
    <style:style style:name="T189_4" style:family="text">
      <style:text-properties fo:font-size="14pt" style:font-size-asian="14pt" style:font-size-complex="14pt" fo:font-weight="bold" style:font-weight-asian="bold" style:font-weight-complex="bold"/>
    </style:style>
    <style:style style:name="T189_5" style:family="text">
      <style:text-properties fo:font-size="14pt" style:font-size-asian="14pt" style:font-size-complex="14pt" fo:font-weight="bold" style:font-weight-asian="bold" style:font-weight-complex="bold"/>
    </style:style>
    <style:style style:name="T189_6" style:family="text">
      <style:text-properties fo:font-size="14pt" style:font-size-asian="14pt" style:font-size-complex="14pt" fo:font-weight="bold" style:font-weight-asian="bold" style:font-weight-complex="bold"/>
    </style:style>
    <style:style style:name="T189_7" style:family="text">
      <style:text-properties fo:font-size="14pt" style:font-size-asian="14pt" style:font-size-complex="14pt" fo:font-weight="bold" style:font-weight-asian="bold" style:font-weight-complex="bold"/>
    </style:style>
    <style:style style:name="T189_8" style:family="text">
      <style:text-properties fo:font-size="14pt" style:font-size-asian="14pt" style:font-size-complex="14pt" fo:font-weight="bold" style:font-weight-asian="bold" style:font-weight-complex="bold"/>
    </style:style>
    <style:style style:name="T189_9" style:family="text">
      <style:text-properties fo:font-size="14pt" style:font-size-asian="14pt" style:font-size-complex="14pt" fo:font-weight="bold" style:font-weight-asian="bold" style:font-weight-complex="bold"/>
    </style:style>
    <style:style style:name="T189_10" style:family="text">
      <style:text-properties fo:font-size="14pt" style:font-size-asian="14pt" style:font-size-complex="14pt" fo:font-weight="bold" style:font-weight-asian="bold" style:font-weight-complex="bold"/>
    </style:style>
    <style:style style:name="T189_11" style:family="text">
      <style:text-properties fo:font-size="14pt" style:font-size-asian="14pt" style:font-size-complex="14pt" fo:font-weight="bold" style:font-weight-asian="bold" style:font-weight-complex="bold"/>
    </style:style>
    <style:style style:name="T189_12" style:family="text">
      <style:text-properties fo:font-size="14pt" style:font-size-asian="14pt" style:font-size-complex="14pt" fo:font-weight="bold" style:font-weight-asian="bold" style:font-weight-complex="bold"/>
    </style:style>
    <style:style style:name="T189_13" style:family="text">
      <style:text-properties fo:font-size="14pt" style:font-size-asian="14pt" style:font-size-complex="14pt" fo:font-weight="bold" style:font-weight-asian="bold" style:font-weight-complex="bold"/>
    </style:style>
    <style:style style:name="T189_14" style:family="text">
      <style:text-properties fo:font-size="14pt" style:font-size-asian="14pt" style:font-size-complex="14pt" fo:font-weight="bold" style:font-weight-asian="bold" style:font-weight-complex="bold"/>
    </style:style>
    <style:style style:name="T189_15" style:family="text">
      <style:text-properties fo:font-size="14pt" style:font-size-asian="14pt" style:font-size-complex="14pt" fo:font-weight="bold" style:font-weight-asian="bold" style:font-weight-complex="bold"/>
    </style:style>
    <style:style style:name="T189_16" style:family="text">
      <style:text-properties fo:font-size="14pt" style:font-size-asian="14pt" style:font-size-complex="14pt" fo:font-weight="bold" style:font-weight-asian="bold" style:font-weight-complex="bold"/>
    </style:style>
    <style:style style:name="P190" style:family="paragraph" style:parent-style-name="Standard">
      <style:paragraph-properties fo:break-before="auto" fo:line-height="115%" style:writing-mode="lr-tb"/>
    </style:style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>
      <style:text-properties fo:font-weight="bold" style:font-weight-asian="bold" style:font-weight-complex="bold"/>
    </style:style>
    <style:style style:name="T191_2" style:family="text">
      <style:text-properties fo:font-weight="bold" style:font-weight-asian="bold" style:font-weight-complex="bold"/>
    </style:style>
    <style:style style:name="T191_3" style:family="text">
      <style:text-properties fo:font-weight="bold" style:font-weight-asian="bold" style:font-weight-complex="bold"/>
    </style:style>
    <style:style style:name="T191_4" style:family="text">
      <style:text-properties fo:font-weight="bold" style:font-weight-asian="bold" style:font-weight-complex="bold"/>
    </style:style>
    <style:style style:name="P192" style:family="paragraph" style:parent-style-name="Standard">
      <style:paragraph-properties fo:break-before="auto" fo:line-height="115%" fo:margin-top="0cm" fo:margin-bottom="0cm" style:writing-mode="lr-tb"/>
    </style:style>
    <style:style style:name="T192_1" style:family="text"/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>
      <style:text-properties fo:font-weight="bold" style:font-weight-asian="bold" style:font-weight-complex="bold"/>
    </style:style>
    <style:style style:name="T193_2" style:family="text">
      <style:text-properties fo:font-weight="bold" style:font-weight-asian="bold" style:font-weight-complex="bold"/>
    </style:style>
    <style:style style:name="T193_3" style:family="text">
      <style:text-properties fo:font-weight="bold" style:font-weight-asian="bold" style:font-weight-complex="bold"/>
    </style:style>
    <style:style style:name="T193_4" style:family="text">
      <style:text-properties fo:font-weight="bold" style:font-weight-asian="bold" style:font-weight-complex="bold"/>
    </style:style>
    <style:style style:name="P194" style:family="paragraph" style:parent-style-name="Standard">
      <style:paragraph-properties fo:break-before="auto" fo:line-height="115%" fo:margin-top="0cm" fo:margin-bottom="0cm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>
      <style:text-properties fo:font-weight="bold" style:font-weight-asian="bold" style:font-weight-complex="bold"/>
    </style:style>
    <style:style style:name="T195_2" style:family="text">
      <style:text-properties fo:font-weight="bold" style:font-weight-asian="bold" style:font-weight-complex="bold"/>
    </style:style>
    <style:style style:name="P196" style:family="paragraph" style:parent-style-name="Standard">
      <style:paragraph-properties fo:break-before="auto" fo:line-height="115%" fo:margin-top="0cm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T196_14" style:family="text"/>
    <style:style style:name="T196_15" style:family="text"/>
    <style:style style:name="T196_16" style:family="text"/>
    <style:style style:name="T196_17" style:family="text"/>
    <style:style style:name="T196_18" style:family="text"/>
    <style:style style:name="T196_19" style:family="text"/>
    <style:style style:name="T196_20" style:family="text"/>
    <style:style style:name="T196_21" style:family="text"/>
    <style:style style:name="T196_22" style:family="text"/>
    <style:style style:name="T196_23" style:family="text"/>
    <style:style style:name="T196_24" style:family="text"/>
    <style:style style:name="T196_25" style:family="text"/>
    <style:style style:name="P197" style:family="paragraph" style:parent-style-name="Standard">
      <style:paragraph-properties fo:break-before="auto" fo:line-height="115%" fo:margin-top="0cm" fo:margin-bottom="0cm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T197_16" style:family="text"/>
    <style:style style:name="T197_17" style:family="text"/>
    <style:style style:name="T197_18" style:family="text"/>
    <style:style style:name="T197_19" style:family="text"/>
    <style:style style:name="T197_20" style:family="text"/>
    <style:style style:name="T197_21" style:family="text"/>
    <style:style style:name="T197_22" style:family="text"/>
    <style:style style:name="T197_23" style:family="text"/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>
      <style:text-properties fo:font-weight="bold" style:font-weight-asian="bold" style:font-weight-complex="bold"/>
    </style:style>
    <style:style style:name="T198_2" style:family="text">
      <style:text-properties fo:font-weight="bold" style:font-weight-asian="bold" style:font-weight-complex="bold"/>
    </style:style>
    <style:style style:name="P199" style:family="paragraph" style:parent-style-name="Standard">
      <style:paragraph-properties fo:break-before="auto" fo:line-height="115%" fo:margin-top="0cm" fo:margin-bottom="0cm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>
      <style:text-properties fo:font-weight="bold" style:font-weight-asian="bold" style:font-weight-complex="bold"/>
    </style:style>
    <style:style style:name="T200_2" style:family="text">
      <style:text-properties fo:font-weight="bold" style:font-weight-asian="bold" style:font-weight-complex="bold"/>
    </style:style>
    <style:style style:name="T200_3" style:family="text">
      <style:text-properties fo:font-weight="bold" style:font-weight-asian="bold" style:font-weight-complex="bold"/>
    </style:style>
    <style:style style:name="T200_4" style:family="text">
      <style:text-properties fo:font-weight="bold" style:font-weight-asian="bold" style:font-weight-complex="bold"/>
    </style:style>
    <style:style style:name="T200_5" style:family="text">
      <style:text-properties fo:font-weight="bold" style:font-weight-asian="bold" style:font-weight-complex="bold"/>
    </style:style>
    <style:style style:name="T200_6" style:family="text">
      <style:text-properties fo:font-weight="bold" style:font-weight-asian="bold" style:font-weight-complex="bold"/>
    </style:style>
    <style:style style:name="P201" style:family="paragraph" style:parent-style-name="Standard">
      <style:paragraph-properties fo:break-before="auto" fo:text-indent="0.635cm" fo:line-height="115%" fo:margin-top="0cm" fo:margin-bottom="0cm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T201_12" style:family="text"/>
    <style:style style:name="T201_13" style:family="text"/>
    <style:style style:name="T201_14" style:family="text"/>
    <style:style style:name="T201_15" style:family="text"/>
    <style:style style:name="T201_16" style:family="text"/>
    <style:style style:name="T201_17" style:family="text"/>
    <style:style style:name="T201_18" style:family="text"/>
    <style:style style:name="T201_19" style:family="text"/>
    <style:style style:name="T201_20" style:family="text"/>
    <style:style style:name="T201_21" style:family="text"/>
    <style:style style:name="T201_22" style:family="text"/>
    <style:style style:name="T201_23" style:family="text"/>
    <style:style style:name="T201_24" style:family="text"/>
    <style:style style:name="T201_25" style:family="text"/>
    <style:style style:name="T201_26" style:family="text"/>
    <style:style style:name="T201_27" style:family="text"/>
    <style:style style:name="T201_28" style:family="text"/>
    <style:style style:name="T201_29" style:family="text"/>
    <style:style style:name="T201_30" style:family="text"/>
    <style:style style:name="T201_31" style:family="text"/>
    <style:style style:name="T201_32" style:family="text"/>
    <style:style style:name="T201_33" style:family="text"/>
    <style:style style:name="T201_34" style:family="text"/>
    <style:style style:name="T201_35" style:family="text"/>
    <style:style style:name="T201_36" style:family="text"/>
    <style:style style:name="T201_37" style:family="text"/>
    <style:style style:name="T201_38" style:family="text"/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><text:span text:style-name="T21_1">OOAD</text:span><text:span text:style-name="T21_2"><text:s/></text:span><text:span text:style-name="T21_3">Projekt</text:span></text:p>
      <text:p text:style-name="P22"><text:span text:style-name="T22_1">"</text:span><text:span text:style-name="T22_2">Informacioni</text:span><text:span text:style-name="T22_3"><text:s/></text:span><text:span text:style-name="T22_4">sistem</text:span><text:span text:style-name="T22_5"><text:s/></text:span><text:span text:style-name="T22_6">za</text:span><text:span text:style-name="T22_7"><text:s/></text:span><text:span text:style-name="T22_8">privatnu</text:span><text:span text:style-name="T22_9"><text:s/></text:span><text:span text:style-name="T22_10">kliniku</text:span><text:span text:style-name="T22_11">"</text:span></text:p>
      <text:p text:style-name="P23"/>
      <text:p text:style-name="P24"/>
      <text:p text:style-name="P25"><text:span text:style-name="T25_1">Prof</text:span><text:span text:style-name="T25_2">.<text:s/></text:span><text:span text:style-name="T25_3">dr</text:span><text:span text:style-name="T25_4">.<text:s/></text:span><text:span text:style-name="T25_5">sc</text:span><text:span text:style-name="T25_6">.<text:s/></text:span><text:span text:style-name="T25_7">Dženana</text:span><text:span text:style-name="T25_8"><text:s/></text:span><text:span text:style-name="T25_9">Đonko</text:span><text:span text:style-name="T25_10">,<text:s/></text:span><text:span text:style-name="T25_11">dipl</text:span><text:span text:style-name="T25_12">.<text:s/></text:span><text:span text:style-name="T25_13">ing</text:span><text:span text:style-name="T25_14">.<text:s/></text:span><text:span text:style-name="T25_15">el</text:span><text:span text:style-name="T25_16">.</text:span></text:p>
      <text:p text:style-name="P26"><text:span text:style-name="T26_1">Emir</text:span><text:span text:style-name="T26_2"><text:s/></text:span><text:span text:style-name="T26_3">Cogo</text:span><text:span text:style-name="T26_4">,<text:s/></text:span><text:span text:style-name="T26_5">dipl</text:span><text:span text:style-name="T26_6">.<text:s/></text:span><text:span text:style-name="T26_7">ing</text:span><text:span text:style-name="T26_8">.<text:s/></text:span><text:span text:style-name="T26_9">el</text:span><text:span text:style-name="T26_10">.</text:span></text:p>
      <text:p text:style-name="P27"/>
      <text:p text:style-name="P28"/>
      <text:p text:style-name="P29"/>
      <text:p text:style-name="P30"/>
      <text:p text:style-name="P31"/>
      <text:p text:style-name="P32"><text:span text:style-name="T32_1">Tim</text:span><text:span text:style-name="T32_2"><text:s/>"</text:span><text:span text:style-name="T32_3">Medica</text:span><text:span text:style-name="T32_4">":<text:tab/><text:tab/></text:span></text:p>
      <text:p text:style-name="P33"><text:span text:style-name="T33_1">Aljić</text:span><text:span text:style-name="T33_2"><text:s/></text:span><text:span text:style-name="T33_3">Velid</text:span></text:p>
      <text:p text:style-name="P34"><text:span text:style-name="T34_1">Boja</text:span><text:span text:style-name="T34_2"><text:s/></text:span><text:span text:style-name="T34_3">Nermin</text:span></text:p>
      <text:p text:style-name="P35"><text:span text:style-name="T35_1">Pencl</text:span><text:span text:style-name="T35_2"><text:s/></text:span><text:span text:style-name="T35_3">Deni</text:span></text:p>
      <text:p text:style-name="P36"/>
      <text:p text:style-name="P37"/>
      <text:p text:style-name="P38"/>
      <text:p text:style-name="P39"/>
      <text:p text:style-name="P40"><text:span text:style-name="T40_1">Mart</text:span><text:span text:style-name="T40_2">,<text:s/>2015.<text:s/></text:span><text:span text:style-name="T40_3">g</text:span><text:span text:style-name="T40_4">.</text:span></text:p>
      <text:p text:style-name="P41"/>
      <text:p text:style-name="P42"><text:span text:style-name="T42_1">Opis</text:span><text:span text:style-name="T42_2"><text:s/></text:span><text:span text:style-name="T42_3">teme</text:span><text:span text:style-name="T42_4"><text:s/></text:span><text:span text:style-name="T42_5">projekta</text:span></text:p>
      <text:p text:style-name="P43"><text:span text:style-name="T43_1"><text:tab/></text:span></text:p>
      <text:p text:style-name="P44"><text:span text:style-name="T44_1"><text:tab/></text:span><text:span text:style-name="T44_2">Temu</text:span><text:span text:style-name="T44_3"><text:s/></text:span><text:span text:style-name="T44_4">našeg</text:span><text:span text:style-name="T44_5"><text:s/></text:span><text:span text:style-name="T44_6">projekta</text:span><text:span text:style-name="T44_7"><text:s/></text:span><text:span text:style-name="T44_8">predstavlja</text:span><text:span text:style-name="T44_9"><text:s/></text:span><text:span text:style-name="T44_10">privatna</text:span><text:span text:style-name="T44_11"><text:s/></text:span><text:span text:style-name="T44_12">klinika</text:span><text:span text:style-name="T44_13"><text:s/></text:span><text:span text:style-name="T44_14">koja</text:span><text:span text:style-name="T44_15"><text:s/></text:span><text:span text:style-name="T44_16">pruža</text:span><text:span text:style-name="T44_17"><text:s/></text:span><text:span text:style-name="T44_18">usluge</text:span><text:span text:style-name="T44_19"><text:s/></text:span><text:span text:style-name="T44_20">osnovnih</text:span><text:span text:style-name="T44_21"><text:s/></text:span><text:span text:style-name="T44_22">liječničkih</text:span><text:span text:style-name="T44_23"><text:s/></text:span><text:span text:style-name="T44_24">usluga</text:span><text:span text:style-name="T44_25"><text:s/>(</text:span><text:span text:style-name="T44_26">rutinski</text:span><text:span text:style-name="T44_27"><text:s/></text:span><text:span text:style-name="T44_28">pregledi</text:span><text:span text:style-name="T44_29">,<text:s/></text:span><text:span text:style-name="T44_30">porodična</text:span><text:span text:style-name="T44_31"><text:s/></text:span><text:span text:style-name="T44_32">medicina</text:span><text:span text:style-name="T44_33">,<text:s/></text:span><text:span text:style-name="T44_34">dijagnostika</text:span><text:span text:style-name="T44_35">)<text:s/></text:span><text:span text:style-name="T44_36">kao</text:span><text:span text:style-name="T44_37"><text:s/></text:span><text:span text:style-name="T44_38">i</text:span><text:span text:style-name="T44_39"><text:s/></text:span><text:span text:style-name="T44_40">širok</text:span><text:span text:style-name="T44_41"><text:s/></text:span><text:span text:style-name="T44_42">opseg</text:span><text:span text:style-name="T44_43"><text:s/></text:span><text:span text:style-name="T44_44">hirurških</text:span><text:span text:style-name="T44_45"><text:s/></text:span><text:span text:style-name="T44_46">zahvata</text:span><text:span text:style-name="T44_47">.</text:span></text:p>
      <text:p text:style-name="P45"><text:span text:style-name="T45_1">Dakle</text:span><text:span text:style-name="T45_2">,<text:s/></text:span><text:span text:style-name="T45_3">klinika</text:span><text:span text:style-name="T45_4"><text:s/></text:span><text:span text:style-name="T45_5">zapošljava</text:span><text:span text:style-name="T45_6"><text:s/></text:span><text:span text:style-name="T45_7">doktore</text:span><text:span text:style-name="T45_8"><text:s/></text:span><text:span text:style-name="T45_9">opće</text:span><text:span text:style-name="T45_10"><text:s/></text:span><text:span text:style-name="T45_11">medicine</text:span><text:span text:style-name="T45_12"><text:s/></text:span><text:span text:style-name="T45_13">i</text:span><text:span text:style-name="T45_14"><text:s/></text:span><text:span text:style-name="T45_15">hirurge</text:span><text:span text:style-name="T45_16">,<text:s/></text:span><text:span text:style-name="T45_17">ali</text:span><text:span text:style-name="T45_18"><text:s/></text:span><text:span text:style-name="T45_19">i</text:span><text:span text:style-name="T45_20"><text:s/></text:span><text:span text:style-name="T45_21">pored</text:span><text:span text:style-name="T45_22"><text:s/></text:span><text:span text:style-name="T45_23">njih</text:span><text:span text:style-name="T45_24"><text:s/></text:span><text:span text:style-name="T45_25">su</text:span><text:span text:style-name="T45_26"><text:s/></text:span><text:span text:style-name="T45_27">potrebne</text:span><text:span text:style-name="T45_28"><text:s/></text:span><text:span text:style-name="T45_29">medicinske</text:span><text:span text:style-name="T45_30"><text:s/></text:span><text:span text:style-name="T45_31">sestre</text:span><text:span text:style-name="T45_32">,<text:s/></text:span><text:span text:style-name="T45_33">anesteziolozi</text:span><text:span text:style-name="T45_34"><text:s/></text:span><text:span text:style-name="T45_35">i</text:span><text:span text:style-name="T45_36"><text:s/></text:span><text:span text:style-name="T45_37">raznovrsno</text:span><text:span text:style-name="T45_38"><text:s/></text:span><text:span text:style-name="T45_39">pomoćno</text:span><text:span text:style-name="T45_40"><text:s/></text:span><text:span text:style-name="T45_41">osoblje</text:span><text:span text:style-name="T45_42">.<text:s/></text:span><text:span text:style-name="T45_43">Klinika</text:span><text:span text:style-name="T45_44"><text:s/></text:span><text:span text:style-name="T45_45">posjeduje</text:span><text:span text:style-name="T45_46"><text:s/></text:span><text:span text:style-name="T45_47">prostorije</text:span><text:span text:style-name="T45_48"><text:s/></text:span><text:span text:style-name="T45_49">za</text:span><text:span text:style-name="T45_50"><text:s/></text:span><text:span text:style-name="T45_51">preglede</text:span><text:span text:style-name="T45_52"><text:s/></text:span><text:span text:style-name="T45_53">i</text:span><text:span text:style-name="T45_54"><text:s/></text:span><text:span text:style-name="T45_55">konsultacije</text:span><text:span text:style-name="T45_56">,<text:s/></text:span><text:span text:style-name="T45_57">operacione</text:span><text:span text:style-name="T45_58"><text:s/></text:span><text:span text:style-name="T45_59">sale</text:span><text:span text:style-name="T45_60"><text:s/></text:span><text:span text:style-name="T45_61">i</text:span><text:span text:style-name="T45_62"><text:s/></text:span><text:span text:style-name="T45_63">sobe</text:span><text:span text:style-name="T45_64"><text:s/></text:span><text:span text:style-name="T45_65">za</text:span><text:span text:style-name="T45_66"><text:s/></text:span><text:span text:style-name="T45_67">oporavak</text:span><text:span text:style-name="T45_68"><text:s/></text:span><text:span text:style-name="T45_69">pacijenata</text:span><text:span text:style-name="T45_70">.<text:s/></text:span><text:span text:style-name="T45_71">Svaki</text:span><text:span text:style-name="T45_72"><text:s/></text:span><text:span text:style-name="T45_73">pacijent</text:span><text:span text:style-name="T45_74"><text:s/></text:span><text:span text:style-name="T45_75">može</text:span><text:span text:style-name="T45_76"><text:s/></text:span><text:span text:style-name="T45_77">birati</text:span><text:span text:style-name="T45_78"><text:s/></text:span><text:span text:style-name="T45_79">liječnika</text:span><text:span text:style-name="T45_80"><text:s/></text:span><text:span text:style-name="T45_81">koji</text:span><text:span text:style-name="T45_82"><text:s/></text:span><text:span text:style-name="T45_83">će</text:span><text:span text:style-name="T45_84"><text:s/></text:span><text:span text:style-name="T45_85">ga</text:span><text:span text:style-name="T45_86"><text:s/></text:span><text:span text:style-name="T45_87">liječiti</text:span><text:span text:style-name="T45_88"><text:s/></text:span><text:span text:style-name="T45_89">ili</text:span><text:span text:style-name="T45_90"><text:s/></text:span><text:span text:style-name="T45_91">hirurga</text:span><text:span text:style-name="T45_92"><text:s/></text:span><text:span text:style-name="T45_93">za</text:span><text:span text:style-name="T45_94"><text:s/></text:span><text:span text:style-name="T45_95">izvođenje</text:span><text:span text:style-name="T45_96"><text:s/></text:span><text:span text:style-name="T45_97">nekog</text:span><text:span text:style-name="T45_98"><text:s/></text:span><text:span text:style-name="T45_99">zahvata</text:span><text:span text:style-name="T45_100">,<text:s/></text:span><text:span text:style-name="T45_101">pod</text:span><text:span text:style-name="T45_102"><text:s/></text:span><text:span text:style-name="T45_103">uslovom</text:span><text:span text:style-name="T45_104"><text:s/></text:span><text:span text:style-name="T45_105">da</text:span><text:span text:style-name="T45_106"><text:s/></text:span><text:span text:style-name="T45_107">je</text:span><text:span text:style-name="T45_108"><text:s/></text:span><text:span text:style-name="T45_109">hirurg</text:span><text:span text:style-name="T45_110"><text:s/></text:span><text:span text:style-name="T45_111">kvalificiran</text:span><text:span text:style-name="T45_112"><text:s/></text:span><text:span text:style-name="T45_113">za</text:span><text:span text:style-name="T45_114"><text:s/></text:span><text:span text:style-name="T45_115">tu</text:span><text:span text:style-name="T45_116"><text:s/></text:span><text:span text:style-name="T45_117">vrstu</text:span><text:span text:style-name="T45_118"><text:s/></text:span><text:span text:style-name="T45_119">zahvata</text:span><text:span text:style-name="T45_120">.<text:s/></text:span><text:span text:style-name="T45_121">Ukoliko</text:span><text:span text:style-name="T45_122"><text:s/></text:span><text:span text:style-name="T45_123">je</text:span><text:span text:style-name="T45_124"><text:s/></text:span><text:span text:style-name="T45_125">pacijentu</text:span><text:span text:style-name="T45_126"><text:s/></text:span><text:span text:style-name="T45_127">svejedno</text:span><text:span text:style-name="T45_128"><text:s/></text:span><text:span text:style-name="T45_129">koji</text:span><text:span text:style-name="T45_130"><text:s/></text:span><text:span text:style-name="T45_131">doktor</text:span><text:span text:style-name="T45_132"><text:s/></text:span><text:span text:style-name="T45_133">će</text:span><text:span text:style-name="T45_134"><text:s/></text:span><text:span text:style-name="T45_135">ga</text:span><text:span text:style-name="T45_136"><text:s/></text:span><text:span text:style-name="T45_137">liječiti</text:span><text:span text:style-name="T45_138">,<text:s/></text:span><text:span text:style-name="T45_139">dodjeljuje</text:span><text:span text:style-name="T45_140"><text:s/></text:span><text:span text:style-name="T45_141">mu</text:span><text:span text:style-name="T45_142"><text:s/></text:span><text:span text:style-name="T45_143">se</text:span><text:span text:style-name="T45_144"><text:s/></text:span><text:span text:style-name="T45_145">dežurni</text:span><text:span text:style-name="T45_146"><text:s/></text:span><text:span text:style-name="T45_147">liječnik</text:span><text:span text:style-name="T45_148"><text:s/></text:span><text:span text:style-name="T45_149">koji</text:span><text:span text:style-name="T45_150"><text:s/></text:span><text:span text:style-name="T45_151">može</text:span><text:span text:style-name="T45_152"><text:s/></text:span><text:span text:style-name="T45_153">biti</text:span><text:span text:style-name="T45_154"><text:s/></text:span><text:span text:style-name="T45_155">od</text:span><text:span text:style-name="T45_156"><text:s/></text:span><text:span text:style-name="T45_157">pomoći</text:span><text:span text:style-name="T45_158">.<text:s/></text:span><text:span text:style-name="T45_159">Poslije</text:span><text:span text:style-name="T45_160"><text:s/></text:span><text:span text:style-name="T45_161">svake</text:span><text:span text:style-name="T45_162"><text:s/></text:span><text:span text:style-name="T45_163">operacije</text:span><text:span text:style-name="T45_164"><text:s/></text:span><text:span text:style-name="T45_165">pacijent</text:span><text:span text:style-name="T45_166"><text:s/></text:span><text:span text:style-name="T45_167">se</text:span><text:span text:style-name="T45_168"><text:s/></text:span><text:span text:style-name="T45_169">smiješta</text:span><text:span text:style-name="T45_170"><text:s/></text:span><text:span text:style-name="T45_171">u</text:span><text:span text:style-name="T45_172"><text:s/></text:span><text:span text:style-name="T45_173">slobodnu</text:span><text:span text:style-name="T45_174"><text:s/></text:span><text:span text:style-name="T45_175">sobu</text:span><text:span text:style-name="T45_176"><text:s/></text:span><text:span text:style-name="T45_177">za</text:span><text:span text:style-name="T45_178"><text:s/></text:span><text:span text:style-name="T45_179">oporavak</text:span><text:span text:style-name="T45_180">.<text:s/></text:span><text:span text:style-name="T45_181">Nakon</text:span><text:span text:style-name="T45_182"><text:s/></text:span><text:span text:style-name="T45_183">pregleda</text:span><text:span text:style-name="T45_184"><text:s/></text:span><text:span text:style-name="T45_185">pacijenta</text:span><text:span text:style-name="T45_186"><text:s/></text:span><text:span text:style-name="T45_187">liječnik</text:span><text:span text:style-name="T45_188"><text:s/></text:span><text:span text:style-name="T45_189">opće</text:span><text:span text:style-name="T45_190"><text:s/></text:span><text:span text:style-name="T45_191">medicine</text:span><text:span text:style-name="T45_192"><text:s/></text:span><text:span text:style-name="T45_193">može</text:span><text:span text:style-name="T45_194"><text:s/></text:span><text:span text:style-name="T45_195">zakazati</text:span><text:span text:style-name="T45_196"><text:s/></text:span><text:span text:style-name="T45_197">operativni</text:span><text:span text:style-name="T45_198"><text:s/></text:span><text:span text:style-name="T45_199">zahvat</text:span><text:span text:style-name="T45_200">,<text:s/></text:span><text:span text:style-name="T45_201">pri</text:span><text:span text:style-name="T45_202"><text:s/></text:span><text:span text:style-name="T45_203">čemu</text:span><text:span text:style-name="T45_204"><text:s/></text:span><text:span text:style-name="T45_205">bira</text:span><text:span text:style-name="T45_206"><text:s/></text:span><text:span text:style-name="T45_207">odgovarajućeg</text:span><text:span text:style-name="T45_208"><text:s/></text:span><text:span text:style-name="T45_209">hirurga</text:span><text:span text:style-name="T45_210">,<text:s/></text:span><text:span text:style-name="T45_211">nakon</text:span><text:span text:style-name="T45_212"><text:s/></text:span><text:span text:style-name="T45_213">čega</text:span><text:span text:style-name="T45_214"><text:s/></text:span><text:span text:style-name="T45_215">hirurg</text:span><text:span text:style-name="T45_216"><text:s/></text:span><text:span text:style-name="T45_217">mora</text:span><text:span text:style-name="T45_218"><text:s/></text:span><text:span text:style-name="T45_219">odabrati</text:span><text:span text:style-name="T45_220"><text:s/></text:span><text:span text:style-name="T45_221">slobodnu</text:span><text:span text:style-name="T45_222"><text:s/></text:span><text:span text:style-name="T45_223">salu</text:span><text:span text:style-name="T45_224"><text:s/></text:span><text:span text:style-name="T45_225">i</text:span><text:span text:style-name="T45_226"><text:s/></text:span><text:span text:style-name="T45_227">termin</text:span><text:span text:style-name="T45_228"><text:s/></text:span><text:span text:style-name="T45_229">operacije</text:span><text:span text:style-name="T45_230">.</text:span></text:p>
      <text:p text:style-name="P46"><text:span text:style-name="T46_1">Informacije</text:span><text:span text:style-name="T46_2"><text:s/></text:span><text:span text:style-name="T46_3">o</text:span><text:span text:style-name="T46_4"><text:s/></text:span><text:span text:style-name="T46_5">svakom</text:span><text:span text:style-name="T46_6"><text:s/></text:span><text:span text:style-name="T46_7">pacijentu</text:span><text:span text:style-name="T46_8"><text:s/></text:span><text:span text:style-name="T46_9">se</text:span><text:span text:style-name="T46_10"><text:s/></text:span><text:span text:style-name="T46_11">zapisuju</text:span><text:span text:style-name="T46_12"><text:s/></text:span><text:span text:style-name="T46_13">u</text:span><text:span text:style-name="T46_14"><text:s/></text:span><text:span text:style-name="T46_15">njegov</text:span><text:span text:style-name="T46_16"><text:s/></text:span><text:span text:style-name="T46_17">zdravstveni</text:span><text:span text:style-name="T46_18"><text:s/></text:span><text:span text:style-name="T46_19">karton</text:span><text:span text:style-name="T46_20">.</text:span></text:p>
      <text:p text:style-name="P47"><text:span text:style-name="T47_1"><text:tab/></text:span><text:span text:style-name="T47_2">Evidencija</text:span><text:span text:style-name="T47_3"><text:s/></text:span><text:span text:style-name="T47_4">uposlenika</text:span><text:span text:style-name="T47_5">,<text:s/></text:span><text:span text:style-name="T47_6">koordinacija</text:span><text:span text:style-name="T47_7"><text:s/></text:span><text:span text:style-name="T47_8">doktora</text:span><text:span text:style-name="T47_9"><text:s/></text:span><text:span text:style-name="T47_10">i</text:span><text:span text:style-name="T47_11"><text:s/></text:span><text:span text:style-name="T47_12">slobodnih</text:span><text:span text:style-name="T47_13"><text:s/></text:span><text:span text:style-name="T47_14">sala</text:span><text:span text:style-name="T47_15">,<text:s/></text:span><text:span text:style-name="T47_16">bilježenje</text:span><text:span text:style-name="T47_17"><text:s/></text:span><text:span text:style-name="T47_18">informacija</text:span><text:span text:style-name="T47_19"><text:s/></text:span><text:span text:style-name="T47_20">o</text:span><text:span text:style-name="T47_21"><text:s/></text:span><text:span text:style-name="T47_22">pacijentima</text:span><text:span text:style-name="T47_23"><text:s/></text:span><text:span text:style-name="T47_24">u</text:span><text:span text:style-name="T47_25"><text:s/></text:span><text:span text:style-name="T47_26">njihove</text:span><text:span text:style-name="T47_27"><text:s/></text:span><text:span text:style-name="T47_28">kartone</text:span><text:span text:style-name="T47_29"><text:s/></text:span><text:span text:style-name="T47_30">i</text:span><text:span text:style-name="T47_31"><text:s/></text:span><text:span text:style-name="T47_32">obavljanje</text:span><text:span text:style-name="T47_33"><text:s/></text:span><text:span text:style-name="T47_34">svih</text:span><text:span text:style-name="T47_35"><text:s/></text:span><text:span text:style-name="T47_36">prijava</text:span><text:span text:style-name="T47_37"><text:s/></text:span><text:span text:style-name="T47_38">i</text:span><text:span text:style-name="T47_39"><text:s/></text:span><text:span text:style-name="T47_40">interakcija</text:span><text:span text:style-name="T47_41"><text:s/></text:span><text:span text:style-name="T47_42">između</text:span><text:span text:style-name="T47_43"><text:s/></text:span><text:span text:style-name="T47_44">pacijenata</text:span><text:span text:style-name="T47_45"><text:s/></text:span><text:span text:style-name="T47_46">i</text:span><text:span text:style-name="T47_47"><text:s/></text:span><text:span text:style-name="T47_48">doktora</text:span><text:span text:style-name="T47_49"><text:s/></text:span><text:span text:style-name="T47_50">kao</text:span><text:span text:style-name="T47_51"><text:s/></text:span><text:span text:style-name="T47_52">i</text:span><text:span text:style-name="T47_53"><text:s/></text:span><text:span text:style-name="T47_54">između</text:span><text:span text:style-name="T47_55"><text:s/></text:span><text:span text:style-name="T47_56">različitih</text:span><text:span text:style-name="T47_57"><text:s/></text:span><text:span text:style-name="T47_58">odjela</text:span><text:span text:style-name="T47_59"><text:s/></text:span><text:span text:style-name="T47_60">je</text:span><text:span text:style-name="T47_61"><text:s/></text:span><text:span text:style-name="T47_62">jako</text:span><text:span text:style-name="T47_63"><text:s/></text:span><text:span text:style-name="T47_64">kompleksan</text:span><text:span text:style-name="T47_65"><text:s/></text:span><text:span text:style-name="T47_66">zadatak</text:span><text:span text:style-name="T47_67"><text:s/></text:span><text:span text:style-name="T47_68">koji</text:span><text:span text:style-name="T47_69"><text:s/></text:span><text:span text:style-name="T47_70">često</text:span><text:span text:style-name="T47_71"><text:s/></text:span><text:span text:style-name="T47_72">biva</text:span><text:span text:style-name="T47_73"><text:s/></text:span><text:span text:style-name="T47_74">neefikasno</text:span><text:span text:style-name="T47_75"><text:s/></text:span><text:span text:style-name="T47_76">riješen</text:span><text:span text:style-name="T47_77">.</text:span></text:p>
      <text:p text:style-name="P48"><text:span text:style-name="T48_1"><text:tab/></text:span><text:span text:style-name="T48_2">Dakle</text:span><text:span text:style-name="T48_3">,<text:s/></text:span><text:span text:style-name="T48_4">želimo</text:span><text:span text:style-name="T48_5"><text:s/></text:span><text:span text:style-name="T48_6">sve</text:span><text:span text:style-name="T48_7"><text:s/></text:span><text:span text:style-name="T48_8">te</text:span><text:span text:style-name="T48_9"><text:s/></text:span><text:span text:style-name="T48_10">procese</text:span><text:span text:style-name="T48_11"><text:s/></text:span><text:span text:style-name="T48_12">objediniti</text:span><text:span text:style-name="T48_13"><text:s/></text:span><text:span text:style-name="T48_14">unutar</text:span><text:span text:style-name="T48_15"><text:s/></text:span><text:span text:style-name="T48_16">jednog</text:span><text:span text:style-name="T48_17"><text:s/></text:span><text:span text:style-name="T48_18">informacionog</text:span><text:span text:style-name="T48_19"><text:s/></text:span><text:span text:style-name="T48_20">sistema</text:span><text:span text:style-name="T48_21">,<text:s/></text:span><text:span text:style-name="T48_22">tačnije</text:span><text:span text:style-name="T48_23"><text:s/></text:span><text:span text:style-name="T48_24">jedne</text:span><text:span text:style-name="T48_25"><text:s/></text:span><text:span text:style-name="T48_26">aplikacije</text:span><text:span text:style-name="T48_27"><text:s/></text:span><text:span text:style-name="T48_28">preko</text:span><text:span text:style-name="T48_29"><text:s/></text:span><text:span text:style-name="T48_30">koje</text:span><text:span text:style-name="T48_31"><text:s/></text:span><text:span text:style-name="T48_32">bi</text:span><text:span text:style-name="T48_33"><text:s/></text:span><text:span text:style-name="T48_34">se</text:span><text:span text:style-name="T48_35"><text:s/></text:span><text:span text:style-name="T48_36">pacijenti</text:span><text:span text:style-name="T48_37"><text:s/></text:span><text:span text:style-name="T48_38">mogli</text:span><text:span text:style-name="T48_39"><text:s/></text:span><text:span text:style-name="T48_40">prijaviti</text:span><text:span text:style-name="T48_41"><text:s/></text:span><text:span text:style-name="T48_42">na</text:span><text:span text:style-name="T48_43"><text:s/></text:span><text:span text:style-name="T48_44">svoj</text:span><text:span text:style-name="T48_45"><text:s/></text:span><text:span text:style-name="T48_46">već</text:span><text:span text:style-name="T48_47"><text:s/></text:span><text:span text:style-name="T48_48">postojeći</text:span><text:span text:style-name="T48_49"><text:s/></text:span><text:span text:style-name="T48_50">račun</text:span><text:span text:style-name="T48_51"><text:s/></text:span><text:span text:style-name="T48_52">i</text:span><text:span text:style-name="T48_53"><text:s/></text:span><text:span text:style-name="T48_54">imati</text:span><text:span text:style-name="T48_55"><text:s/></text:span><text:span text:style-name="T48_56">uvid</text:span><text:span text:style-name="T48_57"><text:s/></text:span><text:span text:style-name="T48_58">u</text:span><text:span text:style-name="T48_59"><text:s/></text:span><text:span text:style-name="T48_60">svoj</text:span><text:span text:style-name="T48_61"><text:s/></text:span><text:span text:style-name="T48_62">zdravstveni</text:span><text:span text:style-name="T48_63"><text:s/></text:span><text:span text:style-name="T48_64">karton</text:span><text:span text:style-name="T48_65">,<text:s/></text:span><text:span text:style-name="T48_66">zakazivati</text:span><text:span text:style-name="T48_67"><text:s/></text:span><text:span text:style-name="T48_68">preglede</text:span><text:span text:style-name="T48_69"><text:s/></text:span><text:span text:style-name="T48_70">ili</text:span><text:span text:style-name="T48_71"><text:s/></text:span><text:span text:style-name="T48_72">stvoriti</text:span><text:span text:style-name="T48_73"><text:s/></text:span><text:span text:style-name="T48_74">korisnički</text:span><text:span text:style-name="T48_75"><text:s/></text:span><text:span text:style-name="T48_76">račun</text:span><text:span text:style-name="T48_77"><text:s/></text:span><text:span text:style-name="T48_78">po</text:span><text:span text:style-name="T48_79"><text:s/></text:span><text:span text:style-name="T48_80">prvi</text:span><text:span text:style-name="T48_81"><text:s/></text:span><text:span text:style-name="T48_82">put</text:span><text:span text:style-name="T48_83"><text:s/></text:span><text:span text:style-name="T48_84">na</text:span><text:span text:style-name="T48_85"><text:s/></text:span><text:span text:style-name="T48_86">klinici</text:span><text:span text:style-name="T48_87">,<text:s/></text:span><text:span text:style-name="T48_88">ali</text:span><text:span text:style-name="T48_89"><text:s/></text:span><text:span text:style-name="T48_90">preko</text:span><text:span text:style-name="T48_91"><text:s/></text:span><text:span text:style-name="T48_92">koje</text:span><text:span text:style-name="T48_93"><text:s/></text:span><text:span text:style-name="T48_94">bi</text:span><text:span text:style-name="T48_95"><text:s/></text:span><text:span text:style-name="T48_96">i</text:span><text:span text:style-name="T48_97"><text:s/></text:span><text:span text:style-name="T48_98">svo</text:span><text:span text:style-name="T48_99"><text:s/></text:span><text:span text:style-name="T48_100">medicinsko</text:span><text:span text:style-name="T48_101"><text:s/></text:span><text:span text:style-name="T48_102">osoblje</text:span><text:span text:style-name="T48_103"><text:s/></text:span><text:span text:style-name="T48_104">i</text:span><text:span text:style-name="T48_105"><text:s/></text:span><text:span text:style-name="T48_106">poslodavac</text:span><text:span text:style-name="T48_107"><text:s/></text:span><text:span text:style-name="T48_108">imali</text:span><text:span text:style-name="T48_109"><text:s/></text:span><text:span text:style-name="T48_110">uvid</text:span><text:span text:style-name="T48_111"><text:s/></text:span><text:span text:style-name="T48_112">u</text:span><text:span text:style-name="T48_113"><text:s/></text:span><text:span text:style-name="T48_114">raspored</text:span><text:span text:style-name="T48_115"><text:s/></text:span><text:span text:style-name="T48_116">doktora</text:span><text:span text:style-name="T48_117"><text:s/></text:span><text:span text:style-name="T48_118">i</text:span><text:span text:style-name="T48_119"><text:s/></text:span><text:span text:style-name="T48_120">općenito</text:span><text:span text:style-name="T48_121"><text:s/></text:span><text:span text:style-name="T48_122">stanje</text:span><text:span text:style-name="T48_123"><text:s/></text:span><text:span text:style-name="T48_124">u</text:span><text:span text:style-name="T48_125"><text:s/></text:span><text:span text:style-name="T48_126">klinici</text:span><text:span text:style-name="T48_127">.<text:s/></text:span><text:span text:style-name="T48_128">Pacijenti</text:span><text:span text:style-name="T48_129"><text:s/></text:span><text:span text:style-name="T48_130">preko</text:span><text:span text:style-name="T48_131"><text:s/></text:span><text:span text:style-name="T48_132">svog</text:span><text:span text:style-name="T48_133"><text:s/></text:span><text:span text:style-name="T48_134">korisničkog</text:span><text:span text:style-name="T48_135"><text:s/></text:span><text:span text:style-name="T48_136">računa</text:span><text:span text:style-name="T48_137"><text:s/></text:span><text:span text:style-name="T48_138">imaju</text:span><text:span text:style-name="T48_139"><text:s/></text:span><text:span text:style-name="T48_140">uvid</text:span><text:span text:style-name="T48_141"><text:s/></text:span><text:span text:style-name="T48_142">u</text:span><text:span text:style-name="T48_143"><text:s/></text:span><text:span text:style-name="T48_144">profile</text:span><text:span text:style-name="T48_145"><text:s/></text:span><text:span text:style-name="T48_146">liječnika</text:span><text:span text:style-name="T48_147"><text:s/></text:span><text:span text:style-name="T48_148">zaposlenih</text:span><text:span text:style-name="T48_149"><text:s/></text:span><text:span text:style-name="T48_150">na</text:span><text:span text:style-name="T48_151"><text:s/></text:span><text:span text:style-name="T48_152">klinici</text:span><text:span text:style-name="T48_153"><text:s/></text:span><text:span text:style-name="T48_154">kako</text:span><text:span text:style-name="T48_155"><text:s/></text:span><text:span text:style-name="T48_156">bi</text:span><text:span text:style-name="T48_157"><text:s/></text:span><text:span text:style-name="T48_158">mogli</text:span><text:span text:style-name="T48_159"><text:s/></text:span><text:span text:style-name="T48_160">lakše</text:span><text:span text:style-name="T48_161"><text:s/></text:span><text:span text:style-name="T48_162">odabrati</text:span><text:span text:style-name="T48_163"><text:s/></text:span><text:span text:style-name="T48_164">odgovarajućeg</text:span><text:span text:style-name="T48_165"><text:s/></text:span><text:span text:style-name="T48_166">doktora</text:span><text:span text:style-name="T48_167">,<text:s/></text:span><text:span text:style-name="T48_168">a</text:span><text:span text:style-name="T48_169"><text:s/></text:span><text:span text:style-name="T48_170">nakon</text:span><text:span text:style-name="T48_171"><text:s/></text:span><text:span text:style-name="T48_172">tretmana</text:span><text:span text:style-name="T48_173"><text:s/></text:span><text:span text:style-name="T48_174">i</text:span><text:span text:style-name="T48_175"><text:s/></text:span><text:span text:style-name="T48_176">ocijeniti</text:span><text:span text:style-name="T48_177"><text:s/></text:span><text:span text:style-name="T48_178">kvalitet</text:span><text:span text:style-name="T48_179"><text:s/></text:span><text:span text:style-name="T48_180">pruženih</text:span><text:span text:style-name="T48_181"><text:s/></text:span><text:span text:style-name="T48_182">usluga</text:span><text:span text:style-name="T48_183">.<text:s/></text:span><text:span text:style-name="T48_184">Poslodavac</text:span><text:span text:style-name="T48_185"><text:s/></text:span><text:span text:style-name="T48_186">može</text:span><text:span text:style-name="T48_187"><text:s/></text:span><text:span text:style-name="T48_188">upratiti</text:span><text:span text:style-name="T48_189"><text:s/></text:span><text:span text:style-name="T48_190">koliko</text:span><text:span text:style-name="T48_191"><text:s/></text:span><text:span text:style-name="T48_192">svaki</text:span><text:span text:style-name="T48_193"><text:s/></text:span><text:span text:style-name="T48_194">doktor</text:span><text:span text:style-name="T48_195"><text:s/></text:span><text:span text:style-name="T48_196">obavlja</text:span><text:span text:style-name="T48_197"><text:s/></text:span><text:span text:style-name="T48_198">pregleda</text:span><text:span text:style-name="T48_199">/</text:span><text:span text:style-name="T48_200">operacija</text:span><text:span text:style-name="T48_201"><text:s/></text:span><text:span text:style-name="T48_202">i</text:span><text:span text:style-name="T48_203"><text:s/></text:span><text:span text:style-name="T48_204">kakve</text:span><text:span text:style-name="T48_205"><text:s/></text:span><text:span text:style-name="T48_206">su</text:span><text:span text:style-name="T48_207"><text:s/></text:span><text:span text:style-name="T48_208">mu</text:span><text:span text:style-name="T48_209"><text:s/></text:span><text:span text:style-name="T48_210">ocjene</text:span><text:span text:style-name="T48_211"><text:s/></text:span><text:span text:style-name="T48_212">i</text:span><text:span text:style-name="T48_213"><text:s/></text:span><text:span text:style-name="T48_214">na</text:span><text:span text:style-name="T48_215"><text:s/></text:span><text:span text:style-name="T48_216">osnovu</text:span><text:span text:style-name="T48_217"><text:s/></text:span><text:span text:style-name="T48_218">toga</text:span><text:span text:style-name="T48_219"><text:s/></text:span><text:span text:style-name="T48_220">ima</text:span><text:span text:style-name="T48_221"><text:s/></text:span><text:span text:style-name="T48_222">mogućnost</text:span><text:span text:style-name="T48_223"><text:s/></text:span><text:span text:style-name="T48_224">obračunavanja</text:span><text:span text:style-name="T48_225"><text:s/></text:span><text:span text:style-name="T48_226">bonusa</text:span><text:span text:style-name="T48_227"><text:s/></text:span><text:span text:style-name="T48_228">i</text:span><text:span text:style-name="T48_229"><text:s/></text:span><text:span text:style-name="T48_230">ukupne</text:span><text:span text:style-name="T48_231"><text:s/></text:span><text:span text:style-name="T48_232">plate</text:span><text:span text:style-name="T48_233"><text:s/></text:span><text:span text:style-name="T48_234">doktorima</text:span><text:span text:style-name="T48_235">.<text:s/></text:span><text:span text:style-name="T48_236">Nakon</text:span><text:span text:style-name="T48_237"><text:s/></text:span><text:span text:style-name="T48_238">odabira</text:span><text:span text:style-name="T48_239"><text:s/></text:span><text:span text:style-name="T48_240">operacije</text:span><text:span text:style-name="T48_241"><text:s/></text:span><text:span text:style-name="T48_242">i</text:span><text:span text:style-name="T48_243"><text:s/></text:span><text:span text:style-name="T48_244">željenog</text:span><text:span text:style-name="T48_245"><text:s/></text:span><text:span text:style-name="T48_246">hirurga</text:span><text:span text:style-name="T48_247">,<text:s/></text:span><text:span text:style-name="T48_248">pacijent</text:span><text:span text:style-name="T48_249"><text:s/></text:span><text:span text:style-name="T48_250">je</text:span><text:span text:style-name="T48_251"><text:s/></text:span><text:span text:style-name="T48_252">dužan</text:span><text:span text:style-name="T48_253"><text:s/></text:span><text:span text:style-name="T48_254">prvo</text:span><text:span text:style-name="T48_255"><text:s/></text:span><text:span text:style-name="T48_256">javiti</text:span><text:span text:style-name="T48_257"><text:s/></text:span><text:span text:style-name="T48_258">se</text:span><text:span text:style-name="T48_259"><text:s/></text:span><text:span text:style-name="T48_260">dežurnom</text:span><text:span text:style-name="T48_261"><text:s/></text:span><text:span text:style-name="T48_262">doktoru</text:span><text:span text:style-name="T48_263"><text:s/></text:span><text:span text:style-name="T48_264">opće</text:span><text:span text:style-name="T48_265"><text:s/></text:span><text:span text:style-name="T48_266">medicine</text:span><text:span text:style-name="T48_267"><text:s/></text:span><text:span text:style-name="T48_268">na</text:span><text:span text:style-name="T48_269"><text:s/></text:span><text:span text:style-name="T48_270">zdravstveni</text:span><text:span text:style-name="T48_271"><text:s/></text:span><text:span text:style-name="T48_272">pregled</text:span><text:span text:style-name="T48_273">.<text:s/></text:span><text:span text:style-name="T48_274">Pri</text:span><text:span text:style-name="T48_275"><text:s/></text:span><text:span text:style-name="T48_276">tome</text:span><text:span text:style-name="T48_277"><text:s/></text:span><text:span text:style-name="T48_278">mu</text:span><text:span text:style-name="T48_279"><text:s/></text:span><text:span text:style-name="T48_280">aplikacija</text:span><text:span text:style-name="T48_281"><text:s/></text:span><text:span text:style-name="T48_282">odmah</text:span><text:span text:style-name="T48_283"><text:s/></text:span><text:span text:style-name="T48_284">rezerviše</text:span><text:span text:style-name="T48_285"><text:s/></text:span><text:span text:style-name="T48_286">slobodan</text:span><text:span text:style-name="T48_287"><text:s/></text:span><text:span text:style-name="T48_288">termin</text:span><text:span text:style-name="T48_289">.<text:s/></text:span><text:span text:style-name="T48_290">Ako</text:span><text:span text:style-name="T48_291"><text:s/></text:span><text:span text:style-name="T48_292">doktor</text:span><text:span text:style-name="T48_293"><text:s/></text:span><text:span text:style-name="T48_294">odredi</text:span><text:span text:style-name="T48_295"><text:s/></text:span><text:span text:style-name="T48_296">da</text:span><text:span text:style-name="T48_297"><text:s/></text:span><text:span text:style-name="T48_298">se</text:span><text:span text:style-name="T48_299"><text:s/></text:span><text:span text:style-name="T48_300">operativni</text:span><text:span text:style-name="T48_301"><text:s/></text:span><text:span text:style-name="T48_302">zahvat</text:span><text:span text:style-name="T48_303"><text:s/></text:span><text:span text:style-name="T48_304">može</text:span><text:span text:style-name="T48_305"><text:s/></text:span><text:span text:style-name="T48_306">izvršiti</text:span><text:span text:style-name="T48_307">,<text:s/></text:span><text:span text:style-name="T48_308">tj</text:span><text:span text:style-name="T48_309">.<text:s/></text:span><text:span text:style-name="T48_310">odluči</text:span><text:span text:style-name="T48_311"><text:s/></text:span><text:span text:style-name="T48_312">da</text:span><text:span text:style-name="T48_313"><text:s/></text:span><text:span text:style-name="T48_314">je</text:span><text:span text:style-name="T48_315"><text:s/></text:span><text:span text:style-name="T48_316">on</text:span><text:span text:style-name="T48_317"><text:s/></text:span><text:span text:style-name="T48_318">uistinu</text:span><text:span text:style-name="T48_319"><text:s/></text:span><text:span text:style-name="T48_320">potreban</text:span><text:span text:style-name="T48_321"><text:s/></text:span><text:span text:style-name="T48_322">i</text:span><text:span text:style-name="T48_323"><text:s/></text:span><text:span text:style-name="T48_324">ocijeni</text:span><text:span text:style-name="T48_325"><text:s/></text:span><text:span text:style-name="T48_326">da</text:span><text:span text:style-name="T48_327"><text:s/></text:span><text:span text:style-name="T48_328">je</text:span><text:span text:style-name="T48_329"><text:s/></text:span><text:span text:style-name="T48_330">pacijent</text:span><text:span text:style-name="T48_331"><text:s/></text:span><text:span text:style-name="T48_332">dovoljno</text:span><text:span text:style-name="T48_333"><text:s/></text:span><text:span text:style-name="T48_334">zdrav</text:span><text:span text:style-name="T48_335"><text:s/></text:span><text:span text:style-name="T48_336">da</text:span><text:span text:style-name="T48_337"><text:s/></text:span><text:span text:style-name="T48_338">bi</text:span><text:span text:style-name="T48_339"><text:s/></text:span><text:span text:style-name="T48_340">podnio</text:span><text:span text:style-name="T48_341"><text:s/></text:span><text:span text:style-name="T48_342">operaciju</text:span><text:span text:style-name="T48_343">,<text:s/></text:span><text:span text:style-name="T48_344">unutar</text:span><text:span text:style-name="T48_345"><text:s/></text:span><text:span text:style-name="T48_346">sistema</text:span><text:span text:style-name="T48_347"><text:s/></text:span><text:span text:style-name="T48_348">bira</text:span><text:span text:style-name="T48_349"><text:s/></text:span><text:span text:style-name="T48_350">hirurga</text:span><text:span text:style-name="T48_351"><text:s/></text:span><text:span text:style-name="T48_352">i</text:span><text:span text:style-name="T48_353"><text:s/></text:span><text:span text:style-name="T48_354">šalje</text:span><text:span text:style-name="T48_355"><text:s/></text:span><text:span text:style-name="T48_356">mu</text:span><text:span text:style-name="T48_357"><text:s/></text:span><text:span text:style-name="T48_358">informacije</text:span><text:span text:style-name="T48_359"><text:s/></text:span><text:span text:style-name="T48_360">o</text:span><text:span text:style-name="T48_361"><text:s/></text:span><text:span text:style-name="T48_362">kojem</text:span><text:span text:style-name="T48_363"><text:s/></text:span><text:span text:style-name="T48_364">se</text:span><text:span text:style-name="T48_365"><text:s/></text:span><text:span text:style-name="T48_366">pacijentu</text:span><text:span text:style-name="T48_367"><text:s/></text:span><text:span text:style-name="T48_368">radi</text:span><text:span text:style-name="T48_369">,<text:s/></text:span><text:span text:style-name="T48_370">koji</text:span><text:span text:style-name="T48_371"><text:s/></text:span><text:span text:style-name="T48_372">su</text:span><text:span text:style-name="T48_373"><text:s/></text:span><text:span text:style-name="T48_374">ponuđeni</text:span><text:span text:style-name="T48_375"><text:s/></text:span><text:span text:style-name="T48_376">termini</text:span><text:span text:style-name="T48_377"><text:s/></text:span><text:span text:style-name="T48_378">koji</text:span><text:span text:style-name="T48_379"><text:s/></text:span><text:span text:style-name="T48_380">odgovaraju</text:span><text:span text:style-name="T48_381"><text:s/></text:span><text:span text:style-name="T48_382">pacijentu</text:span><text:span text:style-name="T48_383"><text:s/></text:span><text:span text:style-name="T48_384">i</text:span><text:span text:style-name="T48_385"><text:s/></text:span><text:span text:style-name="T48_386">koliko</text:span><text:span text:style-name="T48_387"><text:s/></text:span><text:span text:style-name="T48_388">je</text:span><text:span text:style-name="T48_389"><text:s/></text:span><text:span text:style-name="T48_390">hitan</text:span><text:span text:style-name="T48_391"><text:s/></text:span><text:span text:style-name="T48_392">zahvat</text:span><text:span text:style-name="T48_393">.<text:s/></text:span><text:span text:style-name="T48_394">Hirurg</text:span><text:span text:style-name="T48_395"><text:s/></text:span><text:span text:style-name="T48_396">nakon</text:span><text:span text:style-name="T48_397"><text:s/></text:span><text:span text:style-name="T48_398">toga</text:span><text:span text:style-name="T48_399"><text:s/></text:span><text:span text:style-name="T48_400">odabire</text:span><text:span text:style-name="T48_401"><text:s/></text:span><text:span text:style-name="T48_402">termin</text:span><text:span text:style-name="T48_403"><text:s/></text:span><text:span text:style-name="T48_404">i</text:span><text:span text:style-name="T48_405"><text:s/></text:span><text:span text:style-name="T48_406">rezerviše</text:span><text:span text:style-name="T48_407"><text:s/></text:span><text:span text:style-name="T48_408">salu</text:span><text:span text:style-name="T48_409">.<text:s/></text:span><text:span text:style-name="T48_410">Kako</text:span><text:span text:style-name="T48_411"><text:s/></text:span><text:span text:style-name="T48_412">je</text:span><text:span text:style-name="T48_413"><text:s/></text:span><text:span text:style-name="T48_414">za</text:span><text:span text:style-name="T48_415"><text:s/></text:span><text:span text:style-name="T48_416">operacije</text:span><text:span text:style-name="T48_417">,<text:s/></text:span><text:span text:style-name="T48_418">preglede</text:span><text:span text:style-name="T48_419"><text:s/></text:span><text:span text:style-name="T48_420">i</text:span><text:span text:style-name="T48_421"><text:s/></text:span><text:span text:style-name="T48_422">njegu</text:span><text:span text:style-name="T48_423"><text:s/></text:span><text:span text:style-name="T48_424">pacijenata</text:span><text:span text:style-name="T48_425"><text:s/></text:span><text:span text:style-name="T48_426">potreban</text:span><text:span text:style-name="T48_427"><text:s/></text:span><text:span text:style-name="T48_428">i</text:span><text:span text:style-name="T48_429"><text:s/></text:span><text:span text:style-name="T48_430">određeni</text:span><text:span text:style-name="T48_431"><text:s/></text:span><text:span text:style-name="T48_432">materijal</text:span><text:span text:style-name="T48_433">,<text:s/></text:span><text:span text:style-name="T48_434">poslodavac</text:span><text:span text:style-name="T48_435"><text:s/>(</text:span><text:span text:style-name="T48_436">direktor</text:span><text:span text:style-name="T48_437"><text:s/></text:span><text:span text:style-name="T48_438">klinike</text:span><text:span text:style-name="T48_439">)<text:s/></text:span><text:span text:style-name="T48_440">će</text:span><text:span text:style-name="T48_441"><text:s/></text:span><text:span text:style-name="T48_442">moći</text:span><text:span text:style-name="T48_443"><text:s/></text:span><text:span text:style-name="T48_444">stalno</text:span><text:span text:style-name="T48_445"><text:s/></text:span><text:span text:style-name="T48_446">imati</text:span><text:span text:style-name="T48_447"><text:s/></text:span><text:span text:style-name="T48_448">uvid</text:span><text:span text:style-name="T48_449"><text:s/></text:span><text:span text:style-name="T48_450">u</text:span><text:span text:style-name="T48_451"><text:s/></text:span><text:span text:style-name="T48_452">inventar</text:span><text:span text:style-name="T48_453"><text:s/></text:span><text:span text:style-name="T48_454">i</text:span><text:span text:style-name="T48_455"><text:s/></text:span><text:span text:style-name="T48_456">po</text:span><text:span text:style-name="T48_457"><text:s/></text:span><text:span text:style-name="T48_458">potrebi</text:span><text:span text:style-name="T48_459"><text:s/></text:span><text:span text:style-name="T48_460">ga</text:span><text:span text:style-name="T48_461"><text:s/></text:span><text:span text:style-name="T48_462">dopunjavati</text:span><text:span text:style-name="T48_463">.</text:span></text:p>
      <text:p text:style-name="P49"><text:span text:style-name="T49_1"><text:tab/></text:span><text:span text:style-name="T49_2">Pri</text:span><text:span text:style-name="T49_3"><text:s/></text:span><text:span text:style-name="T49_4">zapošljavanju</text:span><text:span text:style-name="T49_5"><text:s/></text:span><text:span text:style-name="T49_6">doktora</text:span><text:span text:style-name="T49_7"><text:s/></text:span><text:span text:style-name="T49_8">i</text:span><text:span text:style-name="T49_9"><text:s/></text:span><text:span text:style-name="T49_10">prilikom</text:span><text:span text:style-name="T49_11"><text:s/></text:span><text:span text:style-name="T49_12">izrade</text:span><text:span text:style-name="T49_13"><text:s/></text:span><text:span text:style-name="T49_14">novog</text:span><text:span text:style-name="T49_15"><text:s/></text:span><text:span text:style-name="T49_16">računa</text:span><text:span text:style-name="T49_17"><text:s/></text:span><text:span text:style-name="T49_18">pacijenta</text:span><text:span text:style-name="T49_19"><text:s/></text:span><text:span text:style-name="T49_20">namjeravamo</text:span><text:span text:style-name="T49_21"><text:s/></text:span><text:span text:style-name="T49_22">kao</text:span><text:span text:style-name="T49_23"><text:s/></text:span><text:span text:style-name="T49_24">vanjski</text:span><text:span text:style-name="T49_25"><text:s/></text:span><text:span text:style-name="T49_26">uređaj</text:span><text:span text:style-name="T49_27"><text:s/></text:span><text:span text:style-name="T49_28">koristiti</text:span><text:span text:style-name="T49_29"><text:s/></text:span><text:span text:style-name="T49_30">web</text:span><text:span text:style-name="T49_31">-</text:span><text:span text:style-name="T49_32">kameru</text:span><text:span text:style-name="T49_33"><text:s/></text:span><text:span text:style-name="T49_34">tako</text:span><text:span text:style-name="T49_35"><text:s/></text:span><text:span text:style-name="T49_36">što</text:span><text:span text:style-name="T49_37"><text:s/></text:span><text:span text:style-name="T49_38">ćemo</text:span><text:span text:style-name="T49_39"><text:s/></text:span><text:span text:style-name="T49_40">implementirati</text:span><text:span text:style-name="T49_41"><text:s/></text:span><text:span text:style-name="T49_42">direktno</text:span><text:span text:style-name="T49_43"><text:s/></text:span><text:span text:style-name="T49_44">slikanje</text:span><text:span text:style-name="T49_45"><text:s/></text:span><text:span text:style-name="T49_46">za</text:span><text:span text:style-name="T49_47"><text:s/></text:span><text:span text:style-name="T49_48">sliku</text:span><text:span text:style-name="T49_49"><text:s/></text:span><text:span text:style-name="T49_50">profila</text:span><text:span text:style-name="T49_51">.</text:span></text:p>
      <text:p text:style-name="P50"/>
      <text:p text:style-name="P51"/>
      <text:p text:style-name="P52"/>
      <text:p text:style-name="P53"/>
      <text:p text:style-name="P54"><text:span text:style-name="T54_1">Opisi</text:span><text:span text:style-name="T54_2"><text:s/></text:span><text:span text:style-name="T54_3">procesa</text:span><text:span text:style-name="T54_4"><text:s/>(</text:span><text:span text:style-name="T54_5">Use</text:span><text:span text:style-name="T54_6"><text:s/></text:span><text:span text:style-name="T54_7">Cases</text:span><text:span text:style-name="T54_8">)</text:span></text:p>
      <text:p text:style-name="P55"/>
      <text:p text:style-name="P56"><text:span text:style-name="T56_1">Prijava</text:span><text:span text:style-name="T56_2"><text:s/></text:span><text:span text:style-name="T56_3">pacijenta</text:span></text:p>
      <text:p text:style-name="P57"/>
      <text:p text:style-name="P58"><text:span text:style-name="T58_1">Glavni</text:span><text:span text:style-name="T58_2"><text:s/></text:span><text:span text:style-name="T58_3">akter</text:span><text:span text:style-name="T58_4">:</text:span></text:p>
      <text:list text:style-name="LS1" xml:id="list0">
        <text:list-item>
          <text:p text:style-name="P59"><text:span text:style-name="T59_1">Pacijent</text:span></text:p>
        </text:list-item>
      </text:list>
      <text:p text:style-name="P60"><text:span text:style-name="T60_1">Interesi</text:span><text:span text:style-name="T60_2">:</text:span></text:p>
      <text:list text:style-name="LS2" xml:id="list1">
        <text:list-item>
          <text:p text:style-name="P61"><text:span text:style-name="T61_1">Pacijent</text:span><text:span text:style-name="T61_2"><text:s/></text:span><text:span text:style-name="T61_3">želi</text:span><text:span text:style-name="T61_4"><text:s/></text:span><text:span text:style-name="T61_5">pristupiti</text:span><text:span text:style-name="T61_6"><text:s/></text:span><text:span text:style-name="T61_7">svom</text:span><text:span text:style-name="T61_8"><text:s/></text:span><text:span text:style-name="T61_9">računu</text:span><text:span text:style-name="T61_10">.</text:span></text:p>
        </text:list-item>
      </text:list>
      <text:p text:style-name="P62"><text:span text:style-name="T62_1">Preduslovi</text:span><text:span text:style-name="T62_2">:</text:span></text:p>
      <text:list text:style-name="LS3" xml:id="list2">
        <text:list-item>
          <text:p text:style-name="P63"><text:span text:style-name="T63_1">Ispravno</text:span><text:span text:style-name="T63_2"><text:s/></text:span><text:span text:style-name="T63_3">uneseni</text:span><text:span text:style-name="T63_4"><text:s/></text:span><text:span text:style-name="T63_5">podaci</text:span><text:span text:style-name="T63_6">.</text:span></text:p>
        </text:list-item>
      </text:list>
      <text:p text:style-name="P64"><text:span text:style-name="T64_1">Rezultat</text:span><text:span text:style-name="T64_2">:</text:span></text:p>
      <text:list text:style-name="LS4" xml:id="list3">
        <text:list-item>
          <text:p text:style-name="P65"><text:span text:style-name="T65_1">Prijava</text:span><text:span text:style-name="T65_2"><text:s/></text:span><text:span text:style-name="T65_3">pacijenta</text:span><text:span text:style-name="T65_4"><text:s/></text:span><text:span text:style-name="T65_5">za</text:span><text:span text:style-name="T65_6"><text:s/></text:span><text:span text:style-name="T65_7">pregled</text:span><text:span text:style-name="T65_8"><text:s/></text:span><text:span text:style-name="T65_9">ili</text:span><text:span text:style-name="T65_10"><text:s/></text:span><text:span text:style-name="T65_11">operaciju</text:span><text:span text:style-name="T65_12">.</text:span></text:p>
        </text:list-item>
      </text:list>
      <text:p text:style-name="P66"><text:span text:style-name="T66_1">Osnovni</text:span><text:span text:style-name="T66_2"><text:s/></text:span><text:span text:style-name="T66_3">tok</text:span><text:span text:style-name="T66_4"><text:s/>(</text:span><text:span text:style-name="T66_5">Scenarij</text:span><text:span text:style-name="T66_6">):</text:span></text:p>
      <text:list text:style-name="LS5" xml:id="list4">
        <text:list-item>
          <text:p text:style-name="P67"><text:span text:style-name="T67_1">Korisnik</text:span><text:span text:style-name="T67_2"><text:s/></text:span><text:span text:style-name="T67_3">pristupa</text:span><text:span text:style-name="T67_4"><text:s/></text:span><text:span text:style-name="T67_5">računaru</text:span><text:span text:style-name="T67_6"><text:s/></text:span><text:span text:style-name="T67_7">u</text:span><text:span text:style-name="T67_8"><text:s/></text:span><text:span text:style-name="T67_9">klinici</text:span><text:span text:style-name="T67_10">.</text:span></text:p>
        </text:list-item>
        <text:list-item>
          <text:p text:style-name="P68"><text:span text:style-name="T68_1">Unosi</text:span><text:span text:style-name="T68_2"><text:s/></text:span><text:span text:style-name="T68_3">svoje</text:span><text:span text:style-name="T68_4"><text:s/></text:span><text:span text:style-name="T68_5">podatke</text:span><text:span text:style-name="T68_6"><text:s/></text:span><text:span text:style-name="T68_7">u</text:span><text:span text:style-name="T68_8"><text:s/></text:span><text:span text:style-name="T68_9">računar</text:span><text:span text:style-name="T68_10">.</text:span></text:p>
        </text:list-item>
        <text:list-item>
          <text:p text:style-name="P69"><text:span text:style-name="T69_1">Ukoliko</text:span><text:span text:style-name="T69_2"><text:s/></text:span><text:span text:style-name="T69_3">je</text:span><text:span text:style-name="T69_4"><text:s/></text:span><text:span text:style-name="T69_5">sve</text:span><text:span text:style-name="T69_6"><text:s/></text:span><text:span text:style-name="T69_7">uradio</text:span><text:span text:style-name="T69_8"><text:s/></text:span><text:span text:style-name="T69_9">ispravno</text:span><text:span text:style-name="T69_10">,<text:s/></text:span><text:span text:style-name="T69_11">otvara</text:span><text:span text:style-name="T69_12"><text:s/></text:span><text:span text:style-name="T69_13">mu</text:span><text:span text:style-name="T69_14"><text:s/></text:span><text:span text:style-name="T69_15">se</text:span><text:span text:style-name="T69_16"><text:s/></text:span><text:span text:style-name="T69_17">karton</text:span><text:span text:style-name="T69_18"><text:s/></text:span><text:span text:style-name="T69_19">u</text:span><text:span text:style-name="T69_20"><text:s/></text:span><text:span text:style-name="T69_21">klinici</text:span><text:span text:style-name="T69_22">.</text:span></text:p>
        </text:list-item>
      </text:list>
      <text:p text:style-name="P70"><text:span text:style-name="T70_1">Alternativni</text:span><text:span text:style-name="T70_2"><text:s/></text:span><text:span text:style-name="T70_3">tok</text:span><text:span text:style-name="T70_4">:</text:span></text:p>
      <text:list text:style-name="LS6" xml:id="list7">
        <text:list-item>
          <text:p text:style-name="P71"><text:span text:style-name="T71_1">Korisnik</text:span><text:span text:style-name="T71_2"><text:s/></text:span><text:span text:style-name="T71_3">nije</text:span><text:span text:style-name="T71_4"><text:s/></text:span><text:span text:style-name="T71_5">unio</text:span><text:span text:style-name="T71_6"><text:s/></text:span><text:span text:style-name="T71_7">ispravne</text:span><text:span text:style-name="T71_8"><text:s/></text:span><text:span text:style-name="T71_9">podatke</text:span><text:span text:style-name="T71_10">.</text:span></text:p>
        </text:list-item>
        <text:list-item>
          <text:p text:style-name="P72"><text:span text:style-name="T72_1">Korisnik</text:span><text:span text:style-name="T72_2"><text:s/></text:span><text:span text:style-name="T72_3">je</text:span><text:span text:style-name="T72_4"><text:s/></text:span><text:span text:style-name="T72_5">maloljetan</text:span><text:span text:style-name="T72_6">,<text:s/></text:span><text:span text:style-name="T72_7">što</text:span><text:span text:style-name="T72_8"><text:s/></text:span><text:span text:style-name="T72_9">znači</text:span><text:span text:style-name="T72_10"><text:s/></text:span><text:span text:style-name="T72_11">da</text:span><text:span text:style-name="T72_12"><text:s/></text:span><text:span text:style-name="T72_13">treba</text:span><text:span text:style-name="T72_14"><text:s/></text:span><text:span text:style-name="T72_15">biti</text:span><text:span text:style-name="T72_16"><text:s/></text:span><text:span text:style-name="T72_17">prisutan</text:span><text:span text:style-name="T72_18"><text:s/></text:span><text:span text:style-name="T72_19">i</text:span><text:span text:style-name="T72_20"><text:s/></text:span><text:span text:style-name="T72_21">jedan</text:span><text:span text:style-name="T72_22"><text:s/></text:span><text:span text:style-name="T72_23">roditelj</text:span><text:span text:style-name="T72_24">/</text:span><text:span text:style-name="T72_25">staratelj</text:span><text:span text:style-name="T72_26">.</text:span></text:p>
        </text:list-item>
      </text:list>
      <text:p text:style-name="P73"/>
      <text:p text:style-name="P74"/>
      <text:p text:style-name="P75"><text:span text:style-name="T75_1">Odabir</text:span><text:span text:style-name="T75_2"><text:s/></text:span><text:span text:style-name="T75_3">tretmana</text:span></text:p>
      <text:p text:style-name="P76"/>
      <text:p text:style-name="P77"><text:span text:style-name="T77_1">Glavni</text:span><text:span text:style-name="T77_2"><text:s/></text:span><text:span text:style-name="T77_3">akter</text:span><text:span text:style-name="T77_4">:</text:span></text:p>
      <text:list text:style-name="LS7" xml:id="list9">
        <text:list-item>
          <text:p text:style-name="P78"><text:span text:style-name="T78_1">Pacijent</text:span></text:p>
        </text:list-item>
      </text:list>
      <text:p text:style-name="P79"><text:span text:style-name="T79_1">Drugi</text:span><text:span text:style-name="T79_2"><text:s/></text:span><text:span text:style-name="T79_3">akteri</text:span><text:span text:style-name="T79_4">:</text:span></text:p>
      <text:list text:style-name="LS8" xml:id="list10">
        <text:list-item>
          <text:p text:style-name="P80"><text:span text:style-name="T80_1">Administracija</text:span></text:p>
        </text:list-item>
      </text:list>
      <text:p text:style-name="P81"><text:span text:style-name="T81_1">Interesi</text:span><text:span text:style-name="T81_2">:</text:span></text:p>
      <text:list text:style-name="LS9" xml:id="list11">
        <text:list-item>
          <text:p text:style-name="P82"><text:span text:style-name="T82_1">Pacijent</text:span><text:span text:style-name="T82_2"><text:s/></text:span><text:span text:style-name="T82_3">vrši</text:span><text:span text:style-name="T82_4"><text:s/></text:span><text:span text:style-name="T82_5">odabir</text:span><text:span text:style-name="T82_6"><text:s/></text:span><text:span text:style-name="T82_7">tretmana</text:span><text:span text:style-name="T82_8"><text:s/></text:span><text:span text:style-name="T82_9">koji</text:span><text:span text:style-name="T82_10"><text:s/></text:span><text:span text:style-name="T82_11">želi</text:span></text:p>
        </text:list-item>
      </text:list>
      <text:p text:style-name="P83"><text:span text:style-name="T83_1">Preduslovi</text:span><text:span text:style-name="T83_2">:</text:span></text:p>
      <text:list text:style-name="LS10" xml:id="list12">
        <text:list-item>
          <text:p text:style-name="P84"><text:span text:style-name="T84_1">Pacijent</text:span><text:span text:style-name="T84_2"><text:s/></text:span><text:span text:style-name="T84_3">mora</text:span><text:span text:style-name="T84_4"><text:s/></text:span><text:span text:style-name="T84_5">biti</text:span><text:span text:style-name="T84_6"><text:s/></text:span><text:span text:style-name="T84_7">punoljetan</text:span></text:p>
        </text:list-item>
        <text:list-item>
          <text:p text:style-name="P85"><text:span text:style-name="T85_1">Klinika</text:span><text:span text:style-name="T85_2"><text:s/></text:span><text:span text:style-name="T85_3">obavlja</text:span><text:span text:style-name="T85_4"><text:s/></text:span><text:span text:style-name="T85_5">tretman</text:span><text:span text:style-name="T85_6"><text:s/></text:span><text:span text:style-name="T85_7">koji</text:span><text:span text:style-name="T85_8"><text:s/></text:span><text:span text:style-name="T85_9">želi</text:span><text:span text:style-name="T85_10"><text:s/></text:span><text:span text:style-name="T85_11">pacijent</text:span></text:p>
        </text:list-item>
      </text:list>
      <text:p text:style-name="P86"><text:span text:style-name="T86_1">Rezultat</text:span><text:span text:style-name="T86_2">:</text:span></text:p>
      <text:list text:style-name="LS11" xml:id="list14">
        <text:list-item>
          <text:p text:style-name="P87"><text:span text:style-name="T87_1">Odabran</text:span><text:span text:style-name="T87_2"><text:s/></text:span><text:span text:style-name="T87_3">tretman</text:span><text:span text:style-name="T87_4">.</text:span></text:p>
        </text:list-item>
      </text:list>
      <text:p text:style-name="P88"><text:span text:style-name="T88_1">Osnovni</text:span><text:span text:style-name="T88_2"><text:s/></text:span><text:span text:style-name="T88_3">tok</text:span><text:span text:style-name="T88_4"><text:s/>(</text:span><text:span text:style-name="T88_5">Scenarij</text:span><text:span text:style-name="T88_6">):</text:span></text:p>
      <text:list text:style-name="LS12" xml:id="list15">
        <text:list-item>
          <text:p text:style-name="P89"><text:span text:style-name="T89_1"><text:s/></text:span><text:span text:style-name="T89_2">Pacijent</text:span><text:span text:style-name="T89_3"><text:s/></text:span><text:span text:style-name="T89_4">vrši</text:span><text:span text:style-name="T89_5"><text:s/></text:span><text:span text:style-name="T89_6">odabir</text:span><text:span text:style-name="T89_7"><text:s/></text:span><text:span text:style-name="T89_8">ponuđenih</text:span><text:span text:style-name="T89_9"><text:s/></text:span><text:span text:style-name="T89_10">tretmana</text:span></text:p>
        </text:list-item>
        <text:list-item>
          <text:p text:style-name="P90"><text:span text:style-name="T90_1"><text:s/></text:span><text:span text:style-name="T90_2">Administracija</text:span><text:span text:style-name="T90_3"><text:s/></text:span><text:span text:style-name="T90_4">provjerava</text:span><text:span text:style-name="T90_5"><text:s/></text:span><text:span text:style-name="T90_6">podatke</text:span><text:span text:style-name="T90_7"><text:s/></text:span><text:span text:style-name="T90_8">pacijenta</text:span></text:p>
        </text:list-item>
        <text:list-item>
          <text:p text:style-name="P91"><text:span text:style-name="T91_1"><text:s/></text:span><text:span text:style-name="T91_2">Pacijentu</text:span><text:span text:style-name="T91_3"><text:s/></text:span><text:span text:style-name="T91_4">odobren</text:span><text:span text:style-name="T91_5"><text:s/></text:span><text:span text:style-name="T91_6">tretman</text:span><text:span text:style-name="T91_7"><text:s/></text:span><text:span text:style-name="T91_8">koji</text:span><text:span text:style-name="T91_9"><text:s/></text:span><text:span text:style-name="T91_10">je</text:span><text:span text:style-name="T91_11"><text:s/></text:span><text:span text:style-name="T91_12">izabrao</text:span></text:p>
        </text:list-item>
      </text:list>
      <text:p text:style-name="P92"><text:span text:style-name="T92_1">Alternativni</text:span><text:span text:style-name="T92_2"><text:s/></text:span><text:span text:style-name="T92_3">tok</text:span><text:span text:style-name="T92_4">:</text:span></text:p>
      <text:list text:style-name="LS13" xml:id="list18">
        <text:list-item>
          <text:p text:style-name="P93"><text:span text:style-name="T93_1">Klinika</text:span><text:span text:style-name="T93_2"><text:s/></text:span><text:span text:style-name="T93_3">ne</text:span><text:span text:style-name="T93_4"><text:s/></text:span><text:span text:style-name="T93_5">obavlja</text:span><text:span text:style-name="T93_6"><text:s/></text:span><text:span text:style-name="T93_7">tretman</text:span><text:span text:style-name="T93_8"><text:s/></text:span><text:span text:style-name="T93_9">koji</text:span><text:span text:style-name="T93_10"><text:s/></text:span><text:span text:style-name="T93_11">pacijent</text:span><text:span text:style-name="T93_12"><text:s/></text:span><text:span text:style-name="T93_13">želi</text:span></text:p>
        </text:list-item>
        <text:list-item>
          <text:p text:style-name="P94"><text:span text:style-name="T94_1">Pacijent</text:span><text:span text:style-name="T94_2"><text:s/></text:span><text:span text:style-name="T94_3">je</text:span><text:span text:style-name="T94_4"><text:s/></text:span><text:span text:style-name="T94_5">maloljetan</text:span><text:span text:style-name="T94_6">,<text:s/></text:span><text:span text:style-name="T94_7">što</text:span><text:span text:style-name="T94_8"><text:s/></text:span><text:span text:style-name="T94_9">znači</text:span><text:span text:style-name="T94_10"><text:s/></text:span><text:span text:style-name="T94_11">da</text:span><text:span text:style-name="T94_12"><text:s/></text:span><text:span text:style-name="T94_13">treba</text:span><text:span text:style-name="T94_14"><text:s/></text:span><text:span text:style-name="T94_15">biti</text:span><text:span text:style-name="T94_16"><text:s/></text:span><text:span text:style-name="T94_17">prisutan</text:span><text:span text:style-name="T94_18"><text:s/></text:span><text:span text:style-name="T94_19">i</text:span><text:span text:style-name="T94_20"><text:s/></text:span><text:span text:style-name="T94_21">jedan</text:span><text:span text:style-name="T94_22"><text:s/></text:span><text:span text:style-name="T94_23">roditelj</text:span><text:span text:style-name="T94_24">/</text:span><text:span text:style-name="T94_25">staratelj</text:span></text:p>
        </text:list-item>
      </text:list>
      <text:p text:style-name="P95"><text:span text:style-name="T95_1">Zakazivanje</text:span><text:span text:style-name="T95_2"><text:s/></text:span><text:span text:style-name="T95_3">operacije</text:span></text:p>
      <text:p text:style-name="P96"/>
      <text:p text:style-name="P97"><text:span text:style-name="T97_1">Glavni</text:span><text:span text:style-name="T97_2"><text:s/></text:span><text:span text:style-name="T97_3">akter</text:span><text:span text:style-name="T97_4">:</text:span></text:p>
      <text:list text:style-name="LS14" xml:id="list20">
        <text:list-item>
          <text:p text:style-name="P98"><text:span text:style-name="T98_1">Pacijent</text:span></text:p>
        </text:list-item>
      </text:list>
      <text:p text:style-name="P99"><text:span text:style-name="T99_1">Drugi</text:span><text:span text:style-name="T99_2"><text:s/></text:span><text:span text:style-name="T99_3">akteri</text:span><text:span text:style-name="T99_4">:</text:span></text:p>
      <text:list text:style-name="LS15" xml:id="list21">
        <text:list-item>
          <text:p text:style-name="P100"><text:span text:style-name="T100_1">Doktor</text:span></text:p>
        </text:list-item>
      </text:list>
      <text:p text:style-name="P101"><text:span text:style-name="T101_1">Interesi</text:span><text:span text:style-name="T101_2">:</text:span></text:p>
      <text:list text:style-name="LS16" xml:id="list22">
        <text:list-item>
          <text:p text:style-name="P102"><text:span text:style-name="T102_1">Pacijent</text:span><text:span text:style-name="T102_2"><text:s/></text:span><text:span text:style-name="T102_3">vrši</text:span><text:span text:style-name="T102_4"><text:s/></text:span><text:span text:style-name="T102_5">odabir</text:span><text:span text:style-name="T102_6"><text:s/></text:span><text:span text:style-name="T102_7">doktora</text:span></text:p>
        </text:list-item>
        <text:list-item>
          <text:p text:style-name="P103"><text:span text:style-name="T103_1">Doktor</text:span><text:span text:style-name="T103_2"><text:s/></text:span><text:span text:style-name="T103_3">zakazuje</text:span><text:span text:style-name="T103_4"><text:s/></text:span><text:span text:style-name="T103_5">operaciju</text:span></text:p>
        </text:list-item>
      </text:list>
      <text:p text:style-name="P104"><text:span text:style-name="T104_1">Preduslovi</text:span><text:span text:style-name="T104_2">:</text:span></text:p>
      <text:list text:style-name="LS17" xml:id="list24">
        <text:list-item>
          <text:p text:style-name="P105"><text:span text:style-name="T105_1">Doktor</text:span><text:span text:style-name="T105_2"><text:s/></text:span><text:span text:style-name="T105_3">koje</text:span><text:span text:style-name="T105_4"><text:s/></text:span><text:span text:style-name="T105_5">pacijent</text:span><text:span text:style-name="T105_6"><text:s/></text:span><text:span text:style-name="T105_7">želi</text:span><text:span text:style-name="T105_8"><text:s/></text:span><text:span text:style-name="T105_9">je</text:span><text:span text:style-name="T105_10"><text:s/></text:span><text:span text:style-name="T105_11">raspoloživ</text:span></text:p>
        </text:list-item>
        <text:list-item>
          <text:p text:style-name="P106"><text:span text:style-name="T106_1">Datum</text:span><text:span text:style-name="T106_2"><text:s/></text:span><text:span text:style-name="T106_3">i</text:span><text:span text:style-name="T106_4"><text:s/></text:span><text:span text:style-name="T106_5">vrijeme</text:span><text:span text:style-name="T106_6"><text:s/></text:span><text:span text:style-name="T106_7">operacije</text:span><text:span text:style-name="T106_8"><text:s/></text:span><text:span text:style-name="T106_9">odgovaraju</text:span><text:span text:style-name="T106_10"><text:s/></text:span><text:span text:style-name="T106_11">i</text:span><text:span text:style-name="T106_12"><text:s/></text:span><text:span text:style-name="T106_13">doktoru</text:span><text:span text:style-name="T106_14"><text:s/></text:span><text:span text:style-name="T106_15">i</text:span><text:span text:style-name="T106_16"><text:s/></text:span><text:span text:style-name="T106_17">pacijentu</text:span></text:p>
        </text:list-item>
        <text:list-item>
          <text:p text:style-name="P107"><text:span text:style-name="T107_1">Operacijska</text:span><text:span text:style-name="T107_2"><text:s/></text:span><text:span text:style-name="T107_3">sala</text:span><text:span text:style-name="T107_4"><text:s/></text:span><text:span text:style-name="T107_5">slobodna</text:span><text:span text:style-name="T107_6"><text:s/></text:span><text:span text:style-name="T107_7">u</text:span><text:span text:style-name="T107_8"><text:s/></text:span><text:span text:style-name="T107_9">zakazanom</text:span><text:span text:style-name="T107_10"><text:s/></text:span><text:span text:style-name="T107_11">terminu</text:span></text:p>
        </text:list-item>
      </text:list>
      <text:p text:style-name="P108"><text:span text:style-name="T108_1">Rezultat</text:span><text:span text:style-name="T108_2">:</text:span></text:p>
      <text:list text:style-name="LS18" xml:id="list27">
        <text:list-item>
          <text:p text:style-name="P109"><text:span text:style-name="T109_1">Zakazana</text:span><text:span text:style-name="T109_2"><text:s/></text:span><text:span text:style-name="T109_3">operacija</text:span><text:span text:style-name="T109_4"><text:s/></text:span><text:span text:style-name="T109_5">pacijenta</text:span></text:p>
        </text:list-item>
      </text:list>
      <text:p text:style-name="P110"><text:span text:style-name="T110_1">Osnovni</text:span><text:span text:style-name="T110_2"><text:s/></text:span><text:span text:style-name="T110_3">tok</text:span><text:span text:style-name="T110_4"><text:s/>(</text:span><text:span text:style-name="T110_5">Scenarij</text:span><text:span text:style-name="T110_6">):</text:span></text:p>
      <text:list text:style-name="LS19" xml:id="list28">
        <text:list-item>
          <text:p text:style-name="P111"><text:span text:style-name="T111_1"><text:s/></text:span><text:span text:style-name="T111_2">Pacijent</text:span><text:span text:style-name="T111_3"><text:s/></text:span><text:span text:style-name="T111_4">vrši</text:span><text:span text:style-name="T111_5"><text:s/></text:span><text:span text:style-name="T111_6">odabir</text:span><text:span text:style-name="T111_7"><text:s/></text:span><text:span text:style-name="T111_8">ponuđenih</text:span><text:span text:style-name="T111_9"><text:s/></text:span><text:span text:style-name="T111_10">doktora</text:span></text:p>
        </text:list-item>
        <text:list-item>
          <text:p text:style-name="P112"><text:span text:style-name="T112_1"><text:s/></text:span><text:span text:style-name="T112_2">Doktor</text:span><text:span text:style-name="T112_3"><text:s/></text:span><text:span text:style-name="T112_4">provjerava</text:span><text:span text:style-name="T112_5"><text:s/></text:span><text:span text:style-name="T112_6">kada</text:span><text:span text:style-name="T112_7"><text:s/></text:span><text:span text:style-name="T112_8">je</text:span><text:span text:style-name="T112_9"><text:s/></text:span><text:span text:style-name="T112_10">slobodan</text:span></text:p>
        </text:list-item>
        <text:list-item>
          <text:p text:style-name="P113"><text:span text:style-name="T113_1"><text:s/></text:span><text:span text:style-name="T113_2">Doktor</text:span><text:span text:style-name="T113_3"><text:s/></text:span><text:span text:style-name="T113_4">predlaže</text:span><text:span text:style-name="T113_5"><text:s/></text:span><text:span text:style-name="T113_6">termin</text:span><text:span text:style-name="T113_7"><text:s/></text:span><text:span text:style-name="T113_8">pacijentu</text:span></text:p>
        </text:list-item>
        <text:list-item>
          <text:p text:style-name="P114"><text:span text:style-name="T114_1"><text:s/></text:span><text:span text:style-name="T114_2">Pacijent</text:span><text:span text:style-name="T114_3"><text:s/></text:span><text:span text:style-name="T114_4">provjerava</text:span><text:span text:style-name="T114_5"><text:s/></text:span><text:span text:style-name="T114_6">da</text:span><text:span text:style-name="T114_7"><text:s/></text:span><text:span text:style-name="T114_8">li</text:span><text:span text:style-name="T114_9"><text:s/></text:span><text:span text:style-name="T114_10">je</text:span><text:span text:style-name="T114_11"><text:s/></text:span><text:span text:style-name="T114_12">slobodan</text:span><text:span text:style-name="T114_13"><text:s/></text:span><text:span text:style-name="T114_14">u</text:span><text:span text:style-name="T114_15"><text:s/></text:span><text:span text:style-name="T114_16">ponuđenom</text:span><text:span text:style-name="T114_17"><text:s/></text:span><text:span text:style-name="T114_18">terminu</text:span></text:p>
        </text:list-item>
        <text:list-item>
          <text:p text:style-name="P115"><text:span text:style-name="T115_1"><text:s/></text:span><text:span text:style-name="T115_2">Pacijent</text:span><text:span text:style-name="T115_3"><text:s/></text:span><text:span text:style-name="T115_4">prihvata</text:span><text:span text:style-name="T115_5"><text:s/></text:span><text:span text:style-name="T115_6">termin</text:span></text:p>
        </text:list-item>
      </text:list>
      <text:p text:style-name="P116"><text:span text:style-name="T116_1">Alternativni</text:span><text:span text:style-name="T116_2"><text:s/></text:span><text:span text:style-name="T116_3">tok</text:span><text:span text:style-name="T116_4">:</text:span></text:p>
      <text:list text:style-name="LS20" xml:id="list33">
        <text:list-item>
          <text:p text:style-name="P117"><text:span text:style-name="T117_1">Doktor</text:span><text:span text:style-name="T117_2"><text:s/></text:span><text:span text:style-name="T117_3">kojeg</text:span><text:span text:style-name="T117_4"><text:s/></text:span><text:span text:style-name="T117_5">pacijent</text:span><text:span text:style-name="T117_6"><text:s/></text:span><text:span text:style-name="T117_7">želi</text:span><text:span text:style-name="T117_8"><text:s/></text:span><text:span text:style-name="T117_9">nije</text:span><text:span text:style-name="T117_10"><text:s/></text:span><text:span text:style-name="T117_11">raspoloživ</text:span></text:p>
        </text:list-item>
        <text:list-item>
          <text:p text:style-name="P118"><text:span text:style-name="T118_1">Termin</text:span><text:span text:style-name="T118_2"><text:s/></text:span><text:span text:style-name="T118_3">operacije</text:span><text:span text:style-name="T118_4"><text:s/></text:span><text:span text:style-name="T118_5">koji</text:span><text:span text:style-name="T118_6"><text:s/></text:span><text:span text:style-name="T118_7">želi</text:span><text:span text:style-name="T118_8"><text:s/></text:span><text:span text:style-name="T118_9">pacijent</text:span><text:span text:style-name="T118_10"><text:s/></text:span><text:span text:style-name="T118_11">ne</text:span><text:span text:style-name="T118_12"><text:s/></text:span><text:span text:style-name="T118_13">odgovara</text:span><text:span text:style-name="T118_14"><text:s/></text:span><text:span text:style-name="T118_15">doktoru</text:span></text:p>
        </text:list-item>
        <text:list-item>
          <text:p text:style-name="P119"><text:span text:style-name="T119_1">Zauzeta</text:span><text:span text:style-name="T119_2"><text:s/></text:span><text:span text:style-name="T119_3">operacijska</text:span><text:span text:style-name="T119_4"><text:s/></text:span><text:span text:style-name="T119_5">sala</text:span><text:span text:style-name="T119_6"><text:s/></text:span><text:span text:style-name="T119_7">u</text:span><text:span text:style-name="T119_8"><text:s/></text:span><text:span text:style-name="T119_9">zakazanom</text:span><text:span text:style-name="T119_10"><text:s/></text:span><text:span text:style-name="T119_11">terminu</text:span><text:span text:style-name="T119_12">,<text:s/></text:span><text:span text:style-name="T119_13">operacija</text:span><text:span text:style-name="T119_14"><text:s/></text:span><text:span text:style-name="T119_15">se</text:span><text:span text:style-name="T119_16"><text:s/></text:span><text:span text:style-name="T119_17">odgađa</text:span></text:p>
        </text:list-item>
      </text:list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><text:span text:style-name="T134_1">Naplata</text:span><text:span text:style-name="T134_2"><text:s/></text:span><text:span text:style-name="T134_3">usluga</text:span><text:span text:style-name="T134_4"><text:s/></text:span></text:p>
      <text:p text:style-name="P135"/>
      <text:p text:style-name="P136"><text:span text:style-name="T136_1">Glavni</text:span><text:span text:style-name="T136_2"><text:s/></text:span><text:span text:style-name="T136_3">akter</text:span><text:span text:style-name="T136_4">:</text:span></text:p>
      <text:list text:style-name="LS14" xml:id="list36">
        <text:list-item>
          <text:p text:style-name="P137"><text:span text:style-name="T137_1">Pacijent</text:span></text:p>
        </text:list-item>
      </text:list>
      <text:p text:style-name="P138"><text:span text:style-name="T138_1">Drugi</text:span><text:span text:style-name="T138_2"><text:s/></text:span><text:span text:style-name="T138_3">akteri</text:span><text:span text:style-name="T138_4">:</text:span></text:p>
      <text:list text:style-name="LS15" xml:id="list37">
        <text:list-item>
          <text:p text:style-name="P139"><text:span text:style-name="T139_1">Administracija</text:span></text:p>
        </text:list-item>
      </text:list>
      <text:p text:style-name="P140"><text:span text:style-name="T140_1">Interesi</text:span><text:span text:style-name="T140_2">:</text:span></text:p>
      <text:list text:style-name="LS16" xml:id="list38">
        <text:list-item>
          <text:p text:style-name="P141"><text:span text:style-name="T141_1">Pacijent</text:span><text:span text:style-name="T141_2"><text:s/></text:span><text:span text:style-name="T141_3">plaća</text:span><text:span text:style-name="T141_4"><text:s/></text:span><text:span text:style-name="T141_5">troškove</text:span><text:span text:style-name="T141_6"><text:s/></text:span><text:span text:style-name="T141_7">svog</text:span><text:span text:style-name="T141_8"><text:s/></text:span><text:span text:style-name="T141_9">tretmana</text:span></text:p>
        </text:list-item>
      </text:list>
      <text:p text:style-name="P142"><text:span text:style-name="T142_1">Preduslovi</text:span><text:span text:style-name="T142_2">:</text:span></text:p>
      <text:list text:style-name="LS17" xml:id="list39">
        <text:list-item>
          <text:p text:style-name="P143"><text:span text:style-name="T143_1">Pacijent</text:span><text:span text:style-name="T143_2"><text:s/></text:span><text:span text:style-name="T143_3">je</text:span><text:span text:style-name="T143_4"><text:s/></text:span><text:span text:style-name="T143_5">imao</text:span><text:span text:style-name="T143_6"><text:s/></text:span><text:span text:style-name="T143_7">odredjeni</text:span><text:span text:style-name="T143_8"><text:s/></text:span><text:span text:style-name="T143_9">tretman</text:span><text:span text:style-name="T143_10"><text:s/></text:span><text:span text:style-name="T143_11">koji</text:span><text:span text:style-name="T143_12"><text:s/></text:span><text:span text:style-name="T143_13">se</text:span><text:span text:style-name="T143_14"><text:s/></text:span><text:span text:style-name="T143_15">naplaćuje</text:span></text:p>
        </text:list-item>
      </text:list>
      <text:p text:style-name="P144"><text:span text:style-name="T144_1">Rezultat</text:span><text:span text:style-name="T144_2">:</text:span></text:p>
      <text:list text:style-name="LS18" xml:id="list40">
        <text:list-item>
          <text:p text:style-name="P145"><text:span text:style-name="T145_1">Promjena</text:span><text:span text:style-name="T145_2"><text:s/></text:span><text:span text:style-name="T145_3">stanja</text:span><text:span text:style-name="T145_4"><text:s/></text:span><text:span text:style-name="T145_5">računa</text:span><text:span text:style-name="T145_6"><text:s/></text:span><text:span text:style-name="T145_7">klinike</text:span></text:p>
        </text:list-item>
      </text:list>
      <text:p text:style-name="P146"><text:span text:style-name="T146_1">Osnovni</text:span><text:span text:style-name="T146_2"><text:s/></text:span><text:span text:style-name="T146_3">tok</text:span><text:span text:style-name="T146_4"><text:s/>(</text:span><text:span text:style-name="T146_5">Scenarij</text:span><text:span text:style-name="T146_6">):</text:span></text:p>
      <text:list text:style-name="LS19" xml:id="list41">
        <text:list-item>
          <text:p text:style-name="P147"><text:span text:style-name="T147_1"><text:s/></text:span><text:span text:style-name="T147_2">Korisnik</text:span><text:span text:style-name="T147_3"><text:s/></text:span><text:span text:style-name="T147_4">se</text:span><text:span text:style-name="T147_5"><text:s/></text:span><text:span text:style-name="T147_6">javlja</text:span><text:span text:style-name="T147_7"><text:s/></text:span><text:span text:style-name="T147_8">u</text:span><text:span text:style-name="T147_9"><text:s/></text:span><text:span text:style-name="T147_10">administraciji</text:span><text:span text:style-name="T147_11"><text:s/></text:span><text:span text:style-name="T147_12">klinike</text:span><text:span text:style-name="T147_13"><text:s/></text:span><text:span text:style-name="T147_14">da</text:span><text:span text:style-name="T147_15"><text:s/></text:span><text:span text:style-name="T147_16">plati</text:span><text:span text:style-name="T147_17"><text:s/></text:span><text:span text:style-name="T147_18">dug</text:span><text:span text:style-name="T147_19"><text:s/>(</text:span><text:span text:style-name="T147_20">gotovina</text:span><text:span text:style-name="T147_21"><text:s/></text:span><text:span text:style-name="T147_22">ili</text:span><text:span text:style-name="T147_23"><text:s/></text:span><text:span text:style-name="T147_24">kreditna</text:span><text:span text:style-name="T147_25"><text:s/></text:span><text:span text:style-name="T147_26">kartica</text:span><text:span text:style-name="T147_27">)</text:span></text:p>
        </text:list-item>
        <text:list-item>
          <text:p text:style-name="P148"><text:span text:style-name="T148_1">Administracija</text:span><text:span text:style-name="T148_2"><text:s/></text:span><text:span text:style-name="T148_3">mu</text:span><text:span text:style-name="T148_4"><text:s/></text:span><text:span text:style-name="T148_5">izdaje</text:span><text:span text:style-name="T148_6"><text:s/></text:span><text:span text:style-name="T148_7">potvrdu</text:span><text:span text:style-name="T148_8"><text:s/></text:span><text:span text:style-name="T148_9">da</text:span><text:span text:style-name="T148_10"><text:s/></text:span><text:span text:style-name="T148_11">je</text:span><text:span text:style-name="T148_12"><text:s/></text:span><text:span text:style-name="T148_13">sve</text:span><text:span text:style-name="T148_14"><text:s/></text:span><text:span text:style-name="T148_15">uredno</text:span><text:span text:style-name="T148_16"><text:s/></text:span><text:span text:style-name="T148_17">plaćeno</text:span></text:p>
        </text:list-item>
      </text:list>
      <text:p text:style-name="P149"/>
      <text:p text:style-name="P150"><text:span text:style-name="T150_1">Alternativni</text:span><text:span text:style-name="T150_2"><text:s/></text:span><text:span text:style-name="T150_3">tok</text:span><text:span text:style-name="T150_4">:</text:span></text:p>
      <text:list text:style-name="LS20" xml:id="list43">
        <text:list-item>
          <text:p text:style-name="P151"><text:span text:style-name="T151_1">Korisnik</text:span><text:span text:style-name="T151_2"><text:s/></text:span><text:span text:style-name="T151_3">nije</text:span><text:span text:style-name="T151_4"><text:s/></text:span><text:span text:style-name="T151_5">izmirio</text:span><text:span text:style-name="T151_6"><text:s/></text:span><text:span text:style-name="T151_7">svoja</text:span><text:span text:style-name="T151_8"><text:s/></text:span><text:span text:style-name="T151_9">dugovanja</text:span><text:span text:style-name="T151_10"><text:s/></text:span><text:span text:style-name="T151_11">nakon</text:span><text:span text:style-name="T151_12"><text:s/>15<text:s/></text:span><text:span text:style-name="T151_13">dana</text:span><text:span text:style-name="T151_14">,<text:s/></text:span><text:span text:style-name="T151_15">šalje</text:span><text:span text:style-name="T151_16"><text:s/></text:span><text:span text:style-name="T151_17">mu</text:span><text:span text:style-name="T151_18"><text:s/></text:span><text:span text:style-name="T151_19">se</text:span><text:span text:style-name="T151_20"><text:s/></text:span><text:span text:style-name="T151_21">opomena</text:span><text:span text:style-name="T151_22">.</text:span></text:p>
        </text:list-item>
      </text:list>
      <text:p text:style-name="P152"><text:span text:style-name="T152_1"><text:tab/></text:span></text:p>
      <text:p text:style-name="P153"/>
      <text:p text:style-name="P154"><text:span text:style-name="T154_1">Zapošljavanje</text:span><text:span text:style-name="T154_2"><text:s/></text:span><text:span text:style-name="T154_3">novog</text:span><text:span text:style-name="T154_4"><text:s/></text:span><text:span text:style-name="T154_5">osoblja</text:span></text:p>
      <text:p text:style-name="P155"/>
      <text:p text:style-name="P156"><text:span text:style-name="T156_1">Glavni</text:span><text:span text:style-name="T156_2"><text:s/></text:span><text:span text:style-name="T156_3">akter</text:span><text:span text:style-name="T156_4">:</text:span></text:p>
      <text:list text:style-name="LS14" xml:id="list44">
        <text:list-item>
          <text:p text:style-name="P157"><text:span text:style-name="T157_1">Potencijalni</text:span><text:span text:style-name="T157_2"><text:s/></text:span><text:span text:style-name="T157_3">kandidat</text:span><text:span text:style-name="T157_4"><text:s/></text:span><text:span text:style-name="T157_5">za</text:span><text:span text:style-name="T157_6"><text:s/></text:span><text:span text:style-name="T157_7">zapošljavanje</text:span></text:p>
        </text:list-item>
      </text:list>
      <text:p text:style-name="P158"><text:span text:style-name="T158_1">Drugi</text:span><text:span text:style-name="T158_2"><text:s/></text:span><text:span text:style-name="T158_3">akteri</text:span><text:span text:style-name="T158_4">:</text:span></text:p>
      <text:list text:style-name="LS15" xml:id="list45">
        <text:list-item>
          <text:p text:style-name="P159"><text:span text:style-name="T159_1">Administracija</text:span></text:p>
        </text:list-item>
      </text:list>
      <text:p text:style-name="P160"><text:span text:style-name="T160_1">Interesi</text:span><text:span text:style-name="T160_2">:</text:span></text:p>
      <text:list text:style-name="LS16" xml:id="list46">
        <text:list-item>
          <text:p text:style-name="P161"><text:span text:style-name="T161_1">Kandidat</text:span><text:span text:style-name="T161_2"><text:s/></text:span><text:span text:style-name="T161_3">ispunjava</text:span><text:span text:style-name="T161_4"><text:s/></text:span><text:span text:style-name="T161_5">formular</text:span><text:span text:style-name="T161_6"><text:s/></text:span><text:span text:style-name="T161_7">za</text:span><text:span text:style-name="T161_8"><text:s/></text:span><text:span text:style-name="T161_9">zapošljavanje</text:span><text:span text:style-name="T161_10"><text:s/></text:span><text:span text:style-name="T161_11">i</text:span><text:span text:style-name="T161_12"><text:s/></text:span><text:span text:style-name="T161_13">predaje</text:span><text:span text:style-name="T161_14"><text:s/></text:span><text:span text:style-name="T161_15">svoj</text:span><text:span text:style-name="T161_16"><text:s/></text:span><text:span text:style-name="T161_17">CV</text:span></text:p>
        </text:list-item>
      </text:list>
      <text:p text:style-name="P162"><text:span text:style-name="T162_1">Preduslovi</text:span><text:span text:style-name="T162_2">:</text:span></text:p>
      <text:list text:style-name="LS17" xml:id="list47">
        <text:list-item>
          <text:p text:style-name="P163"><text:span text:style-name="T163_1">Preduslovi</text:span><text:span text:style-name="T163_2"><text:s/></text:span><text:span text:style-name="T163_3">koje</text:span><text:span text:style-name="T163_4"><text:s/></text:span><text:span text:style-name="T163_5">postavlja</text:span><text:span text:style-name="T163_6"><text:s/></text:span><text:span text:style-name="T163_7">administracija</text:span><text:span text:style-name="T163_8">,<text:s/></text:span><text:span text:style-name="T163_9">a</text:span><text:span text:style-name="T163_10"><text:s/></text:span><text:span text:style-name="T163_11">tiču</text:span><text:span text:style-name="T163_12"><text:s/></text:span><text:span text:style-name="T163_13">se</text:span><text:span text:style-name="T163_14"><text:s/></text:span><text:span text:style-name="T163_15">stručne</text:span><text:span text:style-name="T163_16"><text:s/></text:span><text:span text:style-name="T163_17">spreme</text:span><text:span text:style-name="T163_18"><text:s/></text:span><text:span text:style-name="T163_19">koju</text:span><text:span text:style-name="T163_20"><text:s/></text:span><text:span text:style-name="T163_21">kandidat</text:span><text:span text:style-name="T163_22"><text:s/></text:span><text:span text:style-name="T163_23">mora</text:span><text:span text:style-name="T163_24"><text:s/></text:span><text:span text:style-name="T163_25">zadovoljavati</text:span></text:p>
        </text:list-item>
      </text:list>
      <text:p text:style-name="P164"><text:span text:style-name="T164_1">Rezultat</text:span><text:span text:style-name="T164_2">:</text:span></text:p>
      <text:list text:style-name="LS18" xml:id="list48">
        <text:list-item>
          <text:p text:style-name="P165"><text:span text:style-name="T165_1">Zapošljavanje</text:span><text:span text:style-name="T165_2"><text:s/></text:span><text:span text:style-name="T165_3">novog</text:span><text:span text:style-name="T165_4"><text:s/></text:span><text:span text:style-name="T165_5">osoblja</text:span></text:p>
        </text:list-item>
      </text:list>
      <text:p text:style-name="P166"><text:span text:style-name="T166_1">Osnovni</text:span><text:span text:style-name="T166_2"><text:s/></text:span><text:span text:style-name="T166_3">tok</text:span><text:span text:style-name="T166_4"><text:s/>(</text:span><text:span text:style-name="T166_5">Scenarij</text:span><text:span text:style-name="T166_6">):</text:span></text:p>
      <text:list text:style-name="LS19" xml:id="list49">
        <text:list-item>
          <text:p text:style-name="P167"><text:span text:style-name="T167_1"><text:s/></text:span><text:span text:style-name="T167_2">Kandidat</text:span><text:span text:style-name="T167_3"><text:s/></text:span><text:span text:style-name="T167_4">se</text:span><text:span text:style-name="T167_5"><text:s/></text:span><text:span text:style-name="T167_6">javlja</text:span><text:span text:style-name="T167_7"><text:s/></text:span><text:span text:style-name="T167_8">u</text:span><text:span text:style-name="T167_9"><text:s/></text:span><text:span text:style-name="T167_10">administraciju</text:span><text:span text:style-name="T167_11">,<text:s/></text:span><text:span text:style-name="T167_12">ispunjava</text:span><text:span text:style-name="T167_13"><text:s/></text:span><text:span text:style-name="T167_14">formular</text:span><text:span text:style-name="T167_15"><text:s/></text:span><text:span text:style-name="T167_16">i</text:span><text:span text:style-name="T167_17"><text:s/></text:span><text:span text:style-name="T167_18">predaje</text:span><text:span text:style-name="T167_19"><text:s/></text:span><text:span text:style-name="T167_20">svoj</text:span><text:span text:style-name="T167_21"><text:s/></text:span><text:span text:style-name="T167_22">CV</text:span></text:p>
        </text:list-item>
        <text:list-item>
          <text:p text:style-name="P168"><text:span text:style-name="T168_1">Adminsitracija</text:span><text:span text:style-name="T168_2"><text:s/></text:span><text:span text:style-name="T168_3">vrši</text:span><text:span text:style-name="T168_4"><text:s/></text:span><text:span text:style-name="T168_5">analizu</text:span><text:span text:style-name="T168_6"><text:s/></text:span><text:span text:style-name="T168_7">i</text:span><text:span text:style-name="T168_8"><text:s/></text:span><text:span text:style-name="T168_9">zapošljava</text:span><text:span text:style-name="T168_10"><text:s/></text:span><text:span text:style-name="T168_11">kandidata</text:span></text:p>
        </text:list-item>
      </text:list>
      <text:p text:style-name="P169"><text:span text:style-name="T169_1">Alternativni</text:span><text:span text:style-name="T169_2"><text:s/></text:span><text:span text:style-name="T169_3">tok</text:span><text:span text:style-name="T169_4">:</text:span></text:p>
      <text:list text:style-name="LS20" xml:id="list51">
        <text:list-item>
          <text:p text:style-name="P170"><text:span text:style-name="T170_1">Kandidat</text:span><text:span text:style-name="T170_2"><text:s/></text:span><text:span text:style-name="T170_3">nije</text:span><text:span text:style-name="T170_4"><text:s/></text:span><text:span text:style-name="T170_5">zadovoljio</text:span><text:span text:style-name="T170_6"><text:s/></text:span><text:span text:style-name="T170_7">uslove</text:span><text:span text:style-name="T170_8">,<text:s/></text:span><text:span text:style-name="T170_9">i</text:span><text:span text:style-name="T170_10"><text:s/></text:span><text:span text:style-name="T170_11">odbija</text:span><text:span text:style-name="T170_12"><text:s/></text:span><text:span text:style-name="T170_13">se</text:span><text:span text:style-name="T170_14"><text:s/></text:span><text:span text:style-name="T170_15">njegova</text:span><text:span text:style-name="T170_16"><text:s/></text:span><text:span text:style-name="T170_17">prijavnica</text:span><text:span text:style-name="T170_18"><text:s/></text:span><text:span text:style-name="T170_19">za</text:span><text:span text:style-name="T170_20"><text:s/></text:span><text:span text:style-name="T170_21">posao</text:span></text:p>
        </text:list-item>
      </text:list>
      <text:p text:style-name="P171"/>
      <text:p text:style-name="P172"/>
      <text:p text:style-name="P173"/>
      <text:p text:style-name="P174"><text:span text:style-name="T174_1">Nabavka</text:span><text:span text:style-name="T174_2"><text:s/></text:span><text:span text:style-name="T174_3">instrumenata</text:span><text:span text:style-name="T174_4"><text:s/></text:span><text:span text:style-name="T174_5">i</text:span><text:span text:style-name="T174_6"><text:s/></text:span><text:span text:style-name="T174_7">potrošnog</text:span><text:span text:style-name="T174_8"><text:s/></text:span><text:span text:style-name="T174_9">materijala</text:span></text:p>
      <text:p text:style-name="P175"/>
      <text:p text:style-name="P176"><text:span text:style-name="T176_1">Glavni</text:span><text:span text:style-name="T176_2"><text:s/></text:span><text:span text:style-name="T176_3">akter</text:span><text:span text:style-name="T176_4">:</text:span></text:p>
      <text:list text:style-name="LS14" xml:id="list52">
        <text:list-item>
          <text:p text:style-name="P177"><text:span text:style-name="T177_1">Administracija</text:span></text:p>
        </text:list-item>
      </text:list>
      <text:p text:style-name="P178"><text:span text:style-name="T178_1">Interesi</text:span><text:span text:style-name="T178_2">:</text:span></text:p>
      <text:list text:style-name="LS16" xml:id="list53">
        <text:list-item>
          <text:p text:style-name="P179"><text:span text:style-name="T179_1">Vođenje</text:span><text:span text:style-name="T179_2"><text:s/></text:span><text:span text:style-name="T179_3">računa</text:span><text:span text:style-name="T179_4"><text:s/></text:span><text:span text:style-name="T179_5">o</text:span><text:span text:style-name="T179_6"><text:s/></text:span><text:span text:style-name="T179_7">stanju</text:span><text:span text:style-name="T179_8"><text:s/></text:span><text:span text:style-name="T179_9">potrošnog</text:span><text:span text:style-name="T179_10"><text:s/></text:span><text:span text:style-name="T179_11">materijala</text:span><text:span text:style-name="T179_12"><text:s/></text:span><text:span text:style-name="T179_13">i</text:span><text:span text:style-name="T179_14"><text:s/></text:span><text:span text:style-name="T179_15">instrumentima</text:span><text:span text:style-name="T179_16"><text:s/></text:span><text:span text:style-name="T179_17">potrebnim</text:span><text:span text:style-name="T179_18"><text:s/></text:span><text:span text:style-name="T179_19">za</text:span><text:span text:style-name="T179_20"><text:s/></text:span><text:span text:style-name="T179_21">rad</text:span><text:span text:style-name="T179_22"><text:s/></text:span><text:span text:style-name="T179_23">klinike</text:span></text:p>
        </text:list-item>
      </text:list>
      <text:p text:style-name="P180"><text:span text:style-name="T180_1">Rezultat</text:span><text:span text:style-name="T180_2">:</text:span></text:p>
      <text:list text:style-name="LS18" xml:id="list54">
        <text:list-item>
          <text:p text:style-name="P181"><text:span text:style-name="T181_1">Blagovremeno</text:span><text:span text:style-name="T181_2"><text:s/></text:span><text:span text:style-name="T181_3">organizovana</text:span><text:span text:style-name="T181_4"><text:s/></text:span><text:span text:style-name="T181_5">aparatura</text:span><text:span text:style-name="T181_6"><text:s/></text:span><text:span text:style-name="T181_7">za</text:span><text:span text:style-name="T181_8"><text:s/></text:span><text:span text:style-name="T181_9">rad</text:span><text:span text:style-name="T181_10"><text:s/></text:span><text:span text:style-name="T181_11">klinike</text:span></text:p>
        </text:list-item>
      </text:list>
      <text:p text:style-name="P182"/>
      <text:p text:style-name="P183"><text:span text:style-name="T183_1">Osnovni</text:span><text:span text:style-name="T183_2"><text:s/></text:span><text:span text:style-name="T183_3">tok</text:span><text:span text:style-name="T183_4"><text:s/>(</text:span><text:span text:style-name="T183_5">Scenarij</text:span><text:span text:style-name="T183_6">):</text:span></text:p>
      <text:list text:style-name="LS19" xml:id="list55">
        <text:list-item>
          <text:p text:style-name="P184"><text:span text:style-name="T184_1">Administracija</text:span><text:span text:style-name="T184_2"><text:s/></text:span><text:span text:style-name="T184_3">klinike</text:span><text:span text:style-name="T184_4"><text:s/></text:span><text:span text:style-name="T184_5">vodi</text:span><text:span text:style-name="T184_6"><text:s/></text:span><text:span text:style-name="T184_7">računa</text:span><text:span text:style-name="T184_8"><text:s/></text:span><text:span text:style-name="T184_9">o</text:span><text:span text:style-name="T184_10"><text:s/></text:span><text:span text:style-name="T184_11">tome</text:span><text:span text:style-name="T184_12"><text:s/></text:span><text:span text:style-name="T184_13">da</text:span><text:span text:style-name="T184_14"><text:s/></text:span><text:span text:style-name="T184_15">se</text:span><text:span text:style-name="T184_16"><text:s/></text:span><text:span text:style-name="T184_17">nove</text:span><text:span text:style-name="T184_18"><text:s/></text:span><text:span text:style-name="T184_19">zalihe</text:span><text:span text:style-name="T184_20"><text:s/></text:span><text:span text:style-name="T184_21">potrošnog</text:span><text:span text:style-name="T184_22"><text:s/></text:span><text:span text:style-name="T184_23">materijala</text:span><text:span text:style-name="T184_24"><text:s/></text:span><text:span text:style-name="T184_25">naručuju</text:span><text:span text:style-name="T184_26"><text:s/></text:span><text:span text:style-name="T184_27">kada</text:span><text:span text:style-name="T184_28"><text:s/></text:span><text:span text:style-name="T184_29">stare</text:span><text:span text:style-name="T184_30"><text:s/></text:span><text:span text:style-name="T184_31">dodju</text:span><text:span text:style-name="T184_32"><text:s/></text:span><text:span text:style-name="T184_33">na</text:span><text:span text:style-name="T184_34"><text:s/>20%.</text:span></text:p>
        </text:list-item>
        <text:list-item>
          <text:p text:style-name="P185"><text:span text:style-name="T185_1">Administracija</text:span><text:span text:style-name="T185_2"><text:s/></text:span><text:span text:style-name="T185_3">vodi</text:span><text:span text:style-name="T185_4"><text:s/></text:span><text:span text:style-name="T185_5">računa</text:span><text:span text:style-name="T185_6"><text:s/></text:span><text:span text:style-name="T185_7">o</text:span><text:span text:style-name="T185_8"><text:s/></text:span><text:span text:style-name="T185_9">tome</text:span><text:span text:style-name="T185_10"><text:s/></text:span><text:span text:style-name="T185_11">da</text:span><text:span text:style-name="T185_12"><text:s/></text:span><text:span text:style-name="T185_13">svi</text:span><text:span text:style-name="T185_14"><text:s/></text:span><text:span text:style-name="T185_15">instrumenti</text:span><text:span text:style-name="T185_16"><text:s/></text:span><text:span text:style-name="T185_17">budu</text:span><text:span text:style-name="T185_18"><text:s/></text:span><text:span text:style-name="T185_19">pregledani</text:span><text:span text:style-name="T185_20"><text:s/></text:span><text:span text:style-name="T185_21">svaka</text:span><text:span text:style-name="T185_22"><text:s/>3<text:s/></text:span><text:span text:style-name="T185_23">mjeseca</text:span></text:p>
        </text:list-item>
      </text:list>
      <text:p text:style-name="P186"/>
      <text:p text:style-name="P187"/>
      <text:p text:style-name="P188"/>
      <text:p text:style-name="P189"><text:span text:style-name="T189_1">Obračun</text:span><text:span text:style-name="T189_2"><text:s/></text:span><text:span text:style-name="T189_3">plate</text:span><text:span text:style-name="T189_4"><text:s/></text:span><text:span text:style-name="T189_5">osoblja</text:span><text:span text:style-name="T189_6">(</text:span><text:span text:style-name="T189_7">računanje</text:span><text:span text:style-name="T189_8"><text:s/></text:span><text:span text:style-name="T189_9">bonusa</text:span><text:span text:style-name="T189_10"><text:s/></text:span><text:span text:style-name="T189_11">na</text:span><text:span text:style-name="T189_12"><text:s/></text:span><text:span text:style-name="T189_13">osnovu</text:span><text:span text:style-name="T189_14"><text:s/></text:span><text:span text:style-name="T189_15">ocjene</text:span><text:span text:style-name="T189_16">)</text:span></text:p>
      <text:p text:style-name="P190"/>
      <text:p text:style-name="P191"><text:span text:style-name="T191_1">Glavni</text:span><text:span text:style-name="T191_2"><text:s/></text:span><text:span text:style-name="T191_3">akter</text:span><text:span text:style-name="T191_4">:</text:span></text:p>
      <text:list text:style-name="LS14" xml:id="list57">
        <text:list-item>
          <text:p text:style-name="P192"><text:span text:style-name="T192_1">Administracija</text:span></text:p>
        </text:list-item>
      </text:list>
      <text:p text:style-name="P193"><text:span text:style-name="T193_1">Drugi</text:span><text:span text:style-name="T193_2"><text:s/></text:span><text:span text:style-name="T193_3">akteri</text:span><text:span text:style-name="T193_4">:</text:span></text:p>
      <text:list text:style-name="LS15" xml:id="list58">
        <text:list-item>
          <text:p text:style-name="P194"><text:span text:style-name="T194_1">Osoblje</text:span><text:span text:style-name="T194_2"><text:s/></text:span><text:span text:style-name="T194_3">klinike</text:span><text:span text:style-name="T194_4">(</text:span><text:span text:style-name="T194_5">doktori</text:span><text:span text:style-name="T194_6"><text:s/></text:span><text:span text:style-name="T194_7">i</text:span><text:span text:style-name="T194_8"><text:s/></text:span><text:span text:style-name="T194_9">medicinske</text:span><text:span text:style-name="T194_10"><text:s/></text:span><text:span text:style-name="T194_11">sestre</text:span><text:span text:style-name="T194_12"><text:s/></text:span><text:span text:style-name="T194_13">i</text:span><text:span text:style-name="T194_14"><text:s/></text:span><text:span text:style-name="T194_15">tehničari</text:span><text:span text:style-name="T194_16">)</text:span></text:p>
        </text:list-item>
      </text:list>
      <text:p text:style-name="P195"><text:span text:style-name="T195_1">Interesi</text:span><text:span text:style-name="T195_2">:</text:span></text:p>
      <text:list text:style-name="LS16" xml:id="list59">
        <text:list-item>
          <text:p text:style-name="P196"><text:span text:style-name="T196_1">Prilikom</text:span><text:span text:style-name="T196_2"><text:s/></text:span><text:span text:style-name="T196_3">svakog</text:span><text:span text:style-name="T196_4"><text:s/></text:span><text:span text:style-name="T196_5">tretmana</text:span><text:span text:style-name="T196_6"><text:s/></text:span><text:span text:style-name="T196_7">doktor</text:span><text:span text:style-name="T196_8"><text:s/></text:span><text:span text:style-name="T196_9">i</text:span><text:span text:style-name="T196_10"><text:s/></text:span><text:span text:style-name="T196_11">njegovi</text:span><text:span text:style-name="T196_12"><text:s/></text:span><text:span text:style-name="T196_13">pomoćnici</text:span><text:span text:style-name="T196_14"><text:s/></text:span><text:span text:style-name="T196_15">će</text:span><text:span text:style-name="T196_16"><text:s/></text:span><text:span text:style-name="T196_17">biti</text:span><text:span text:style-name="T196_18"><text:s/></text:span><text:span text:style-name="T196_19">ocijenjen</text:span><text:span text:style-name="T196_20"><text:s/></text:span><text:span text:style-name="T196_21">od</text:span><text:span text:style-name="T196_22"><text:s/></text:span><text:span text:style-name="T196_23">strane</text:span><text:span text:style-name="T196_24"><text:s/></text:span><text:span text:style-name="T196_25">pacijenta</text:span></text:p>
        </text:list-item>
        <text:list-item>
          <text:p text:style-name="P197"><text:span text:style-name="T197_1">Na</text:span><text:span text:style-name="T197_2"><text:s/></text:span><text:span text:style-name="T197_3">osnovu</text:span><text:span text:style-name="T197_4"><text:s/></text:span><text:span text:style-name="T197_5">te</text:span><text:span text:style-name="T197_6"><text:s/></text:span><text:span text:style-name="T197_7">ocjene</text:span><text:span text:style-name="T197_8"><text:s/></text:span><text:span text:style-name="T197_9">će</text:span><text:span text:style-name="T197_10"><text:s/></text:span><text:span text:style-name="T197_11">medicinsko</text:span><text:span text:style-name="T197_12"><text:s/></text:span><text:span text:style-name="T197_13">osoblje</text:span><text:span text:style-name="T197_14"><text:s/></text:span><text:span text:style-name="T197_15">dobijati</text:span><text:span text:style-name="T197_16"><text:s/></text:span><text:span text:style-name="T197_17">bonus</text:span><text:span text:style-name="T197_18"><text:s/></text:span><text:span text:style-name="T197_19">na</text:span><text:span text:style-name="T197_20"><text:s/></text:span><text:span text:style-name="T197_21">svoju</text:span><text:span text:style-name="T197_22"><text:s/></text:span><text:span text:style-name="T197_23">platu</text:span></text:p>
        </text:list-item>
      </text:list>
      <text:p text:style-name="P198"><text:span text:style-name="T198_1">Rezultat</text:span><text:span text:style-name="T198_2">:</text:span></text:p>
      <text:list text:style-name="LS18" xml:id="list61">
        <text:list-item>
          <text:p text:style-name="P199"><text:span text:style-name="T199_1">Izmirivanje</text:span><text:span text:style-name="T199_2"><text:s/></text:span><text:span text:style-name="T199_3">plata</text:span><text:span text:style-name="T199_4"><text:s/></text:span><text:span text:style-name="T199_5">medicinskom</text:span><text:span text:style-name="T199_6"><text:s/></text:span><text:span text:style-name="T199_7">osoblju</text:span></text:p>
        </text:list-item>
      </text:list>
      <text:p text:style-name="P200"><text:span text:style-name="T200_1">Osnovni</text:span><text:span text:style-name="T200_2"><text:s/></text:span><text:span text:style-name="T200_3">tok</text:span><text:span text:style-name="T200_4"><text:s/>(</text:span><text:span text:style-name="T200_5">Scenarij</text:span><text:span text:style-name="T200_6">):</text:span></text:p>
      <text:list text:style-name="LS19" xml:id="list62">
        <text:list-item>
          <text:p text:style-name="P201"><text:span text:style-name="T201_1"><text:s/></text:span><text:span text:style-name="T201_2">Administracija</text:span><text:span text:style-name="T201_3"><text:s/></text:span><text:span text:style-name="T201_4">stavlja</text:span><text:span text:style-name="T201_5"><text:s/></text:span><text:span text:style-name="T201_6">platu</text:span><text:span text:style-name="T201_7"><text:s/></text:span><text:span text:style-name="T201_8">na</text:span><text:span text:style-name="T201_9"><text:s/></text:span><text:span text:style-name="T201_10">račune</text:span><text:span text:style-name="T201_11"><text:s/></text:span><text:span text:style-name="T201_12">medicinskog</text:span><text:span text:style-name="T201_13"><text:s/></text:span><text:span text:style-name="T201_14">osoblja</text:span><text:span text:style-name="T201_15">,<text:s/></text:span><text:span text:style-name="T201_16">i</text:span><text:span text:style-name="T201_17"><text:s/></text:span><text:span text:style-name="T201_18">dodatni</text:span><text:span text:style-name="T201_19"><text:s/></text:span><text:span text:style-name="T201_20">bonus</text:span><text:span text:style-name="T201_21"><text:s/></text:span><text:span text:style-name="T201_22">zavisno</text:span><text:span text:style-name="T201_23"><text:s/></text:span><text:span text:style-name="T201_24">od</text:span><text:span text:style-name="T201_25"><text:s/></text:span><text:span text:style-name="T201_26">kritika</text:span><text:span text:style-name="T201_27"><text:s/></text:span><text:span text:style-name="T201_28">koje</text:span><text:span text:style-name="T201_29"><text:s/></text:span><text:span text:style-name="T201_30">su</text:span><text:span text:style-name="T201_31"><text:s/></text:span><text:span text:style-name="T201_32">dobili</text:span><text:span text:style-name="T201_33"><text:s/></text:span><text:span text:style-name="T201_34">od</text:span><text:span text:style-name="T201_35"><text:s/></text:span><text:span text:style-name="T201_36">svojih</text:span><text:span text:style-name="T201_37"><text:s/></text:span><text:span text:style-name="T201_38">pacijenat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1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1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1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1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1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1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1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1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3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3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3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3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3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3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3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3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4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4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4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4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4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4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4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4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5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5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5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5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5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5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5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5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6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6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6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6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6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6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6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6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text:list-style style:name="LS17">
      <text:list-level-style-bullet text:bullet-char="●" text:style-name="List17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7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7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7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7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7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7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7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7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8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8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8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8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8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8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8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8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text:list-style style:name="LS19">
      <text:list-level-style-bullet text:bullet-char="●" text:style-name="List1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text:list-style style:name="LS20">
      <text:list-level-style-bullet text:bullet-char="●" text:style-name="List20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20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20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20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20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20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20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20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20Level8" text:level="9">
        <style:list-level-properties text:space-before="11.112cm" text:min-label-width="1.58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8pt" style:font-size-asian="8pt" style:font-size-complex="8pt" fo:font-weight="bold" style:font-weight-asian="bold" style:font-weight-complex="bold"/>
    </style:style>
    <style:style style:name="T1_2" style:family="text">
      <style:text-properties fo:font-size="8pt" style:font-size-asian="8pt" style:font-size-complex="8pt" fo:font-weight="bold" style:font-weight-asian="bold" style:font-weight-complex="bold"/>
    </style:style>
    <style:style style:name="T1_3" style:family="text">
      <style:text-properties fo:font-size="8pt" style:font-size-asian="8pt" style:font-size-complex="8pt" fo:font-weight="bold" style:font-weight-asian="bold" style:font-weight-complex="bold"/>
    </style:style>
    <style:style style:name="T1_4" style:family="text">
      <style:text-properties fo:font-size="8pt" style:font-size-asian="8pt" style:font-size-complex="8pt" fo:font-weight="bold" style:font-weight-asian="bold" style:font-weight-complex="bold"/>
    </style:style>
    <style:style style:name="T1_5" style:family="text">
      <style:text-properties fo:font-size="8pt" style:font-size-asian="8pt" style:font-size-complex="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8pt" style:font-size-asian="8pt" style:font-size-complex="8pt" fo:font-weight="bold" style:font-weight-asian="bold" style:font-weight-complex="bold"/>
    </style:style>
    <style:style style:name="T2_2" style:family="text">
      <style:text-properties fo:font-size="8pt" style:font-size-asian="8pt" style:font-size-complex="8pt" fo:font-weight="bold" style:font-weight-asian="bold" style:font-weight-complex="bold"/>
    </style:style>
    <style:style style:name="T2_3" style:family="text">
      <style:text-properties fo:font-size="8pt" style:font-size-asian="8pt" style:font-size-complex="8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ize="8pt" style:font-size-asian="8pt" style:font-size-complex="8pt" fo:font-weight="bold" style:font-weight-asian="bold" style:font-weight-complex="bold"/>
    </style:style>
    <style:style style:name="T3_2" style:family="text">
      <style:text-properties fo:font-size="8pt" style:font-size-asian="8pt" style:font-size-complex="8pt" fo:font-weight="bold" style:font-weight-asian="bold" style:font-weight-complex="bold"/>
    </style:style>
    <style:style style:name="T3_3" style:family="text">
      <style:text-properties fo:font-size="8pt" style:font-size-asian="8pt" style:font-size-complex="8pt" fo:font-weight="bold" style:font-weight-asian="bold" style:font-weight-complex="bold"/>
    </style:style>
    <style:style style:name="T3_4" style:family="text">
      <style:text-properties fo:font-size="8pt" style:font-size-asian="8pt" style:font-size-complex="8pt" fo:font-weight="bold" style:font-weight-asian="bold" style:font-weight-complex="bold"/>
    </style:style>
    <style:style style:name="T3_5" style:family="text">
      <style:text-properties fo:font-size="8pt" style:font-size-asian="8pt" style:font-size-complex="8pt" fo:font-weight="bold" style:font-weight-asian="bold" style:font-weight-complex="bold"/>
    </style:style>
    <style:style style:name="T3_6" style:family="text">
      <style:text-properties fo:font-size="8pt" style:font-size-asian="8pt" style:font-size-complex="8pt" fo:font-weight="bold" style:font-weight-asian="bold" style:font-weight-complex="bold"/>
    </style:style>
    <style:style style:name="T3_7" style:family="text">
      <style:text-properties fo:font-size="8pt" style:font-size-asian="8pt" style:font-size-complex="8pt" fo:font-weight="bold" style:font-weight-asian="bold" style:font-weight-complex="bold"/>
    </style:style>
    <style:style style:name="T3_8" style:family="text">
      <style:text-properties fo:font-size="8pt" style:font-size-asian="8pt" style:font-size-complex="8pt" fo:font-weight="bold" style:font-weight-asian="bold" style:font-weight-complex="bold"/>
    </style:style>
    <style:style style:name="T3_9" style:family="text">
      <style:text-properties fo:font-size="8pt" style:font-size-asian="8pt" style:font-size-complex="8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</office:automatic-styles>
  <office:master-styles>
    <style:master-page style:name="Standard" style:page-layout-name="pm1">
      <style:header>
        <text:p text:style-name="P1"><text:span text:style-name="T1_1">Univerzitet</text:span><text:span text:style-name="T1_2"><text:s/></text:span><text:span text:style-name="T1_3">u</text:span><text:span text:style-name="T1_4"><text:s/></text:span><text:span text:style-name="T1_5">Sarajevu</text:span></text:p>
        <text:p text:style-name="P2"><text:span text:style-name="T2_1">Elektrotehnički</text:span><text:span text:style-name="T2_2"><text:s/></text:span><text:span text:style-name="T2_3">fakultet</text:span></text:p>
        <text:p text:style-name="P3"><text:span text:style-name="T3_1">Objektno</text:span><text:span text:style-name="T3_2"><text:s/></text:span><text:span text:style-name="T3_3">orijentirana</text:span><text:span text:style-name="T3_4"><text:s/></text:span><text:span text:style-name="T3_5">analiza</text:span><text:span text:style-name="T3_6"><text:s/></text:span><text:span text:style-name="T3_7">i</text:span><text:span text:style-name="T3_8"><text:s/></text:span><text:span text:style-name="T3_9">dizajn</text:span></text:p>
        <text:p text:style-name="P4"/>
        <text:p text:style-name="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